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UI Gothic" svg:font-family="'MS UI Gothic'" style:font-family-generic="system" style:font-pitch="variable"/>
    <style:font-face style:name="OpenSymbol" svg:font-family="OpenSymbol" style:font-charset="x-symbol"/>
  </office:font-face-decls>
  <office:automatic-styles>
    <style:style style:name="Tabelle2" style:family="table">
      <style:table-properties style:width="25.7cm" table:align="margins"/>
    </style:style>
    <style:style style:name="Tabelle2.A" style:family="table-column">
      <style:table-column-properties style:column-width="12.005cm" style:rel-column-width="30612*"/>
    </style:style>
    <style:style style:name="Tabelle2.B" style:family="table-column">
      <style:table-column-properties style:column-width="1.801cm" style:rel-column-width="4592*"/>
    </style:style>
    <style:style style:name="Tabelle2.C" style:family="table-column">
      <style:table-column-properties style:column-width="11.894cm" style:rel-column-width="30331*"/>
    </style:style>
    <style:style style:name="Tabelle2.A1" style:family="table-cell">
      <style:table-cell-properties fo:padding="0.097cm" fo:border="none"/>
    </style:style>
    <style:style style:name="Tabelle3" style:family="table">
      <style:table-properties style:width="11.807cm" table:align="left"/>
    </style:style>
    <style:style style:name="Tabelle3.A" style:family="table-column">
      <style:table-column-properties style:column-width="3.605cm"/>
    </style:style>
    <style:style style:name="Tabelle3.B" style:family="table-column">
      <style:table-column-properties style:column-width="4.101cm"/>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4" style:family="table">
      <style:table-properties style:width="11.709cm" fo:margin-left="0cm" table:align="left"/>
    </style:style>
    <style:style style:name="Tabelle4.A" style:family="table-column">
      <style:table-column-properties style:column-width="3.092cm"/>
    </style:style>
    <style:style style:name="Tabelle4.B" style:family="table-column">
      <style:table-column-properties style:column-width="1.61cm"/>
    </style:style>
    <style:style style:name="Tabelle4.C" style:family="table-column">
      <style:table-column-properties style:column-width="2.193cm"/>
    </style:style>
    <style:style style:name="Tabelle4.D" style:family="table-column">
      <style:table-column-properties style:column-width="3.805cm"/>
    </style:style>
    <style:style style:name="Tabelle4.E" style:family="table-column">
      <style:table-column-properties style:column-width="1.009cm"/>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3" style:family="table">
      <style:table-properties style:width="11.807cm" table:align="left"/>
    </style:style>
    <style:style style:name="Tabelle3.A" style:family="table-column">
      <style:table-column-properties style:column-width="3.605cm"/>
    </style:style>
    <style:style style:name="Tabelle3.B" style:family="table-column">
      <style:table-column-properties style:column-width="4.101cm"/>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4" style:family="table">
      <style:table-properties style:width="11.709cm" fo:margin-left="0cm" table:align="left"/>
    </style:style>
    <style:style style:name="Tabelle4.A" style:family="table-column">
      <style:table-column-properties style:column-width="3.092cm"/>
    </style:style>
    <style:style style:name="Tabelle4.B" style:family="table-column">
      <style:table-column-properties style:column-width="1.61cm"/>
    </style:style>
    <style:style style:name="Tabelle4.C" style:family="table-column">
      <style:table-column-properties style:column-width="2.193cm"/>
    </style:style>
    <style:style style:name="Tabelle4.D" style:family="table-column">
      <style:table-column-properties style:column-width="3.805cm"/>
    </style:style>
    <style:style style:name="Tabelle4.E" style:family="table-column">
      <style:table-column-properties style:column-width="1.009cm"/>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6" style:family="table">
      <style:table-properties style:width="25.7cm" table:align="margins"/>
    </style:style>
    <style:style style:name="Tabelle6.A" style:family="table-column">
      <style:table-column-properties style:column-width="12.005cm" style:rel-column-width="30612*"/>
    </style:style>
    <style:style style:name="Tabelle6.B" style:family="table-column">
      <style:table-column-properties style:column-width="1.801cm" style:rel-column-width="4592*"/>
    </style:style>
    <style:style style:name="Tabelle6.C" style:family="table-column">
      <style:table-column-properties style:column-width="11.894cm" style:rel-column-width="30331*"/>
    </style:style>
    <style:style style:name="Tabelle6.A1" style:family="table-cell">
      <style:table-cell-properties fo:padding="0.097cm" fo:border="none"/>
    </style:style>
    <style:style style:name="Tabelle7" style:family="table">
      <style:table-properties style:width="11.807cm" table:align="left"/>
    </style:style>
    <style:style style:name="Tabelle7.A" style:family="table-column">
      <style:table-column-properties style:column-width="3.605cm"/>
    </style:style>
    <style:style style:name="Tabelle7.B" style:family="table-column">
      <style:table-column-properties style:column-width="4.101cm"/>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39" style:family="table">
      <style:table-properties style:width="11.71cm" fo:margin-left="0cm" table:align="left"/>
    </style:style>
    <style:style style:name="Tabelle39.A" style:family="table-column">
      <style:table-column-properties style:column-width="8.401cm"/>
    </style:style>
    <style:style style:name="Tabelle39.B" style:family="table-column">
      <style:table-column-properties style:column-width="2.595cm"/>
    </style:style>
    <style:style style:name="Tabelle39.C" style:family="table-column">
      <style:table-column-properties style:column-width="0.714cm"/>
    </style:style>
    <style:style style:name="Tabelle39.A1" style:family="table-cell">
      <style:table-cell-properties fo:padding="0.097cm" fo:border-left="0.05pt solid #000000" fo:border-right="none" fo:border-top="0.05pt solid #000000" fo:border-bottom="0.05pt solid #000000"/>
    </style:style>
    <style:style style:name="Tabelle39.C1" style:family="table-cell">
      <style:table-cell-properties fo:padding="0.097cm" fo:border="0.05pt solid #000000"/>
    </style:style>
    <style:style style:name="Tabelle39.A2" style:family="table-cell">
      <style:table-cell-properties fo:padding="0.097cm" fo:border-left="0.05pt solid #000000" fo:border-right="none" fo:border-top="none" fo:border-bottom="0.05pt solid #000000"/>
    </style:style>
    <style:style style:name="Tabelle39.C2" style:family="table-cell">
      <style:table-cell-properties fo:padding="0.097cm" fo:border-left="0.05pt solid #000000" fo:border-right="0.05pt solid #000000" fo:border-top="none" fo:border-bottom="0.05pt solid #000000"/>
    </style:style>
    <style:style style:name="Tabelle8" style:family="table">
      <style:table-properties style:width="11.709cm" fo:margin-left="0cm" table:align="left"/>
    </style:style>
    <style:style style:name="Tabelle8.A" style:family="table-column">
      <style:table-column-properties style:column-width="3.092cm"/>
    </style:style>
    <style:style style:name="Tabelle8.B" style:family="table-column">
      <style:table-column-properties style:column-width="1.61cm"/>
    </style:style>
    <style:style style:name="Tabelle8.C" style:family="table-column">
      <style:table-column-properties style:column-width="2.193cm"/>
    </style:style>
    <style:style style:name="Tabelle8.D" style:family="table-column">
      <style:table-column-properties style:column-width="3.805cm"/>
    </style:style>
    <style:style style:name="Tabelle8.E" style:family="table-column">
      <style:table-column-properties style:column-width="1.009cm"/>
    </style:style>
    <style:style style:name="Tabelle8.A1" style:family="table-cell">
      <style:table-cell-properties fo:padding="0.097cm" fo:border-left="0.05pt solid #000000" fo:border-right="none" fo:border-top="0.05pt solid #000000" fo:border-bottom="0.05pt solid #000000"/>
    </style:style>
    <style:style style:name="Tabelle8.E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E2" style:family="table-cell">
      <style:table-cell-properties fo:padding="0.097cm" fo:border-left="0.05pt solid #000000" fo:border-right="0.05pt solid #000000" fo:border-top="none" fo:border-bottom="0.05pt solid #000000"/>
    </style:style>
    <style:style style:name="Tabelle7" style:family="table">
      <style:table-properties style:width="11.807cm" table:align="left"/>
    </style:style>
    <style:style style:name="Tabelle7.A" style:family="table-column">
      <style:table-column-properties style:column-width="3.605cm"/>
    </style:style>
    <style:style style:name="Tabelle7.B" style:family="table-column">
      <style:table-column-properties style:column-width="4.101cm"/>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39" style:family="table">
      <style:table-properties style:width="11.71cm" fo:margin-left="0cm" table:align="left"/>
    </style:style>
    <style:style style:name="Tabelle39.A" style:family="table-column">
      <style:table-column-properties style:column-width="8.401cm"/>
    </style:style>
    <style:style style:name="Tabelle39.B" style:family="table-column">
      <style:table-column-properties style:column-width="2.595cm"/>
    </style:style>
    <style:style style:name="Tabelle39.C" style:family="table-column">
      <style:table-column-properties style:column-width="0.714cm"/>
    </style:style>
    <style:style style:name="Tabelle39.A1" style:family="table-cell">
      <style:table-cell-properties fo:padding="0.097cm" fo:border-left="0.05pt solid #000000" fo:border-right="none" fo:border-top="0.05pt solid #000000" fo:border-bottom="0.05pt solid #000000"/>
    </style:style>
    <style:style style:name="Tabelle39.C1" style:family="table-cell">
      <style:table-cell-properties fo:padding="0.097cm" fo:border="0.05pt solid #000000"/>
    </style:style>
    <style:style style:name="Tabelle39.A2" style:family="table-cell">
      <style:table-cell-properties fo:padding="0.097cm" fo:border-left="0.05pt solid #000000" fo:border-right="none" fo:border-top="none" fo:border-bottom="0.05pt solid #000000"/>
    </style:style>
    <style:style style:name="Tabelle39.C2" style:family="table-cell">
      <style:table-cell-properties fo:padding="0.097cm" fo:border-left="0.05pt solid #000000" fo:border-right="0.05pt solid #000000" fo:border-top="none" fo:border-bottom="0.05pt solid #000000"/>
    </style:style>
    <style:style style:name="Tabelle8" style:family="table">
      <style:table-properties style:width="11.709cm" fo:margin-left="0cm" table:align="left"/>
    </style:style>
    <style:style style:name="Tabelle8.A" style:family="table-column">
      <style:table-column-properties style:column-width="3.092cm"/>
    </style:style>
    <style:style style:name="Tabelle8.B" style:family="table-column">
      <style:table-column-properties style:column-width="1.61cm"/>
    </style:style>
    <style:style style:name="Tabelle8.C" style:family="table-column">
      <style:table-column-properties style:column-width="2.193cm"/>
    </style:style>
    <style:style style:name="Tabelle8.D" style:family="table-column">
      <style:table-column-properties style:column-width="3.805cm"/>
    </style:style>
    <style:style style:name="Tabelle8.E" style:family="table-column">
      <style:table-column-properties style:column-width="1.009cm"/>
    </style:style>
    <style:style style:name="Tabelle8.A1" style:family="table-cell">
      <style:table-cell-properties fo:padding="0.097cm" fo:border-left="0.05pt solid #000000" fo:border-right="none" fo:border-top="0.05pt solid #000000" fo:border-bottom="0.05pt solid #000000"/>
    </style:style>
    <style:style style:name="Tabelle8.E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E2" style:family="table-cell">
      <style:table-cell-properties fo:padding="0.097cm" fo:border-left="0.05pt solid #000000" fo:border-right="0.05pt solid #000000" fo:border-top="none" fo:border-bottom="0.05pt solid #000000"/>
    </style:style>
    <style:style style:name="Tabelle10" style:family="table">
      <style:table-properties style:width="25.7cm" table:align="margins"/>
    </style:style>
    <style:style style:name="Tabelle10.A" style:family="table-column">
      <style:table-column-properties style:column-width="12.005cm" style:rel-column-width="30612*"/>
    </style:style>
    <style:style style:name="Tabelle10.B" style:family="table-column">
      <style:table-column-properties style:column-width="1.801cm" style:rel-column-width="4592*"/>
    </style:style>
    <style:style style:name="Tabelle10.C" style:family="table-column">
      <style:table-column-properties style:column-width="11.894cm" style:rel-column-width="30331*"/>
    </style:style>
    <style:style style:name="Tabelle10.A1" style:family="table-cell">
      <style:table-cell-properties fo:padding="0.097cm" fo:border="none"/>
    </style:style>
    <style:style style:name="Tabelle11" style:family="table">
      <style:table-properties style:width="11.807cm" table:align="left"/>
    </style:style>
    <style:style style:name="Tabelle11.A" style:family="table-column">
      <style:table-column-properties style:column-width="3.605cm"/>
    </style:style>
    <style:style style:name="Tabelle11.B" style:family="table-column">
      <style:table-column-properties style:column-width="4.101cm"/>
    </style:style>
    <style:style style:name="Tabelle11.A1" style:family="table-cell">
      <style:table-cell-properties fo:padding="0.097cm" fo:border-left="0.05pt solid #000000" fo:border-right="none" fo:border-top="0.05pt solid #000000" fo:border-bottom="0.05pt solid #000000"/>
    </style:style>
    <style:style style:name="Tabelle11.C1" style:family="table-cell">
      <style:table-cell-properties fo:padding="0.097cm" fo:border="0.05pt solid #000000"/>
    </style:style>
    <style:style style:name="Tabelle40" style:family="table">
      <style:table-properties style:width="11.71cm" fo:margin-left="0cm" table:align="left"/>
    </style:style>
    <style:style style:name="Tabelle40.A" style:family="table-column">
      <style:table-column-properties style:column-width="8.401cm"/>
    </style:style>
    <style:style style:name="Tabelle40.B" style:family="table-column">
      <style:table-column-properties style:column-width="2.595cm"/>
    </style:style>
    <style:style style:name="Tabelle40.C" style:family="table-column">
      <style:table-column-properties style:column-width="0.714cm"/>
    </style:style>
    <style:style style:name="Tabelle40.A1" style:family="table-cell">
      <style:table-cell-properties fo:padding="0.097cm" fo:border-left="0.05pt solid #000000" fo:border-right="none" fo:border-top="0.05pt solid #000000" fo:border-bottom="0.05pt solid #000000"/>
    </style:style>
    <style:style style:name="Tabelle40.C1" style:family="table-cell">
      <style:table-cell-properties fo:padding="0.097cm" fo:border="0.05pt solid #000000"/>
    </style:style>
    <style:style style:name="Tabelle40.A2" style:family="table-cell">
      <style:table-cell-properties fo:padding="0.097cm" fo:border-left="0.05pt solid #000000" fo:border-right="none" fo:border-top="none" fo:border-bottom="0.05pt solid #000000"/>
    </style:style>
    <style:style style:name="Tabelle40.C2" style:family="table-cell">
      <style:table-cell-properties fo:padding="0.097cm" fo:border-left="0.05pt solid #000000" fo:border-right="0.05pt solid #000000" fo:border-top="none" fo:border-bottom="0.05pt solid #000000"/>
    </style:style>
    <style:style style:name="Tabelle12" style:family="table">
      <style:table-properties style:width="11.709cm" fo:margin-left="0cm" table:align="left"/>
    </style:style>
    <style:style style:name="Tabelle12.A" style:family="table-column">
      <style:table-column-properties style:column-width="3.092cm"/>
    </style:style>
    <style:style style:name="Tabelle12.B" style:family="table-column">
      <style:table-column-properties style:column-width="1.61cm"/>
    </style:style>
    <style:style style:name="Tabelle12.C" style:family="table-column">
      <style:table-column-properties style:column-width="2.193cm"/>
    </style:style>
    <style:style style:name="Tabelle12.D" style:family="table-column">
      <style:table-column-properties style:column-width="3.805cm"/>
    </style:style>
    <style:style style:name="Tabelle12.E" style:family="table-column">
      <style:table-column-properties style:column-width="1.009cm"/>
    </style:style>
    <style:style style:name="Tabelle12.A1" style:family="table-cell">
      <style:table-cell-properties fo:padding="0.097cm" fo:border-left="0.05pt solid #000000" fo:border-right="none" fo:border-top="0.05pt solid #000000" fo:border-bottom="0.05pt solid #000000"/>
    </style:style>
    <style:style style:name="Tabelle12.E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E2" style:family="table-cell">
      <style:table-cell-properties fo:padding="0.097cm" fo:border-left="0.05pt solid #000000" fo:border-right="0.05pt solid #000000" fo:border-top="none" fo:border-bottom="0.05pt solid #000000"/>
    </style:style>
    <style:style style:name="Tabelle11" style:family="table">
      <style:table-properties style:width="11.807cm" table:align="left"/>
    </style:style>
    <style:style style:name="Tabelle11.A" style:family="table-column">
      <style:table-column-properties style:column-width="3.605cm"/>
    </style:style>
    <style:style style:name="Tabelle11.B" style:family="table-column">
      <style:table-column-properties style:column-width="4.101cm"/>
    </style:style>
    <style:style style:name="Tabelle11.A1" style:family="table-cell">
      <style:table-cell-properties fo:padding="0.097cm" fo:border-left="0.05pt solid #000000" fo:border-right="none" fo:border-top="0.05pt solid #000000" fo:border-bottom="0.05pt solid #000000"/>
    </style:style>
    <style:style style:name="Tabelle11.C1" style:family="table-cell">
      <style:table-cell-properties fo:padding="0.097cm" fo:border="0.05pt solid #000000"/>
    </style:style>
    <style:style style:name="Tabelle40" style:family="table">
      <style:table-properties style:width="11.71cm" fo:margin-left="0cm" table:align="left"/>
    </style:style>
    <style:style style:name="Tabelle40.A" style:family="table-column">
      <style:table-column-properties style:column-width="8.401cm"/>
    </style:style>
    <style:style style:name="Tabelle40.B" style:family="table-column">
      <style:table-column-properties style:column-width="2.595cm"/>
    </style:style>
    <style:style style:name="Tabelle40.C" style:family="table-column">
      <style:table-column-properties style:column-width="0.714cm"/>
    </style:style>
    <style:style style:name="Tabelle40.A1" style:family="table-cell">
      <style:table-cell-properties fo:padding="0.097cm" fo:border-left="0.05pt solid #000000" fo:border-right="none" fo:border-top="0.05pt solid #000000" fo:border-bottom="0.05pt solid #000000"/>
    </style:style>
    <style:style style:name="Tabelle40.C1" style:family="table-cell">
      <style:table-cell-properties fo:padding="0.097cm" fo:border="0.05pt solid #000000"/>
    </style:style>
    <style:style style:name="Tabelle40.A2" style:family="table-cell">
      <style:table-cell-properties fo:padding="0.097cm" fo:border-left="0.05pt solid #000000" fo:border-right="none" fo:border-top="none" fo:border-bottom="0.05pt solid #000000"/>
    </style:style>
    <style:style style:name="Tabelle40.C2" style:family="table-cell">
      <style:table-cell-properties fo:padding="0.097cm" fo:border-left="0.05pt solid #000000" fo:border-right="0.05pt solid #000000" fo:border-top="none" fo:border-bottom="0.05pt solid #000000"/>
    </style:style>
    <style:style style:name="Tabelle12" style:family="table">
      <style:table-properties style:width="11.709cm" fo:margin-left="0cm" table:align="left"/>
    </style:style>
    <style:style style:name="Tabelle12.A" style:family="table-column">
      <style:table-column-properties style:column-width="3.092cm"/>
    </style:style>
    <style:style style:name="Tabelle12.B" style:family="table-column">
      <style:table-column-properties style:column-width="1.61cm"/>
    </style:style>
    <style:style style:name="Tabelle12.C" style:family="table-column">
      <style:table-column-properties style:column-width="2.193cm"/>
    </style:style>
    <style:style style:name="Tabelle12.D" style:family="table-column">
      <style:table-column-properties style:column-width="3.805cm"/>
    </style:style>
    <style:style style:name="Tabelle12.E" style:family="table-column">
      <style:table-column-properties style:column-width="1.009cm"/>
    </style:style>
    <style:style style:name="Tabelle12.A1" style:family="table-cell">
      <style:table-cell-properties fo:padding="0.097cm" fo:border-left="0.05pt solid #000000" fo:border-right="none" fo:border-top="0.05pt solid #000000" fo:border-bottom="0.05pt solid #000000"/>
    </style:style>
    <style:style style:name="Tabelle12.E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E2" style:family="table-cell">
      <style:table-cell-properties fo:padding="0.097cm" fo:border-left="0.05pt solid #000000" fo:border-right="0.05pt solid #000000" fo:border-top="none" fo:border-bottom="0.05pt solid #000000"/>
    </style:style>
    <style:style style:name="Tabelle13" style:family="table">
      <style:table-properties style:width="25.7cm" table:align="margins"/>
    </style:style>
    <style:style style:name="Tabelle13.A" style:family="table-column">
      <style:table-column-properties style:column-width="12.005cm" style:rel-column-width="30612*"/>
    </style:style>
    <style:style style:name="Tabelle13.B" style:family="table-column">
      <style:table-column-properties style:column-width="1.801cm" style:rel-column-width="4592*"/>
    </style:style>
    <style:style style:name="Tabelle13.C" style:family="table-column">
      <style:table-column-properties style:column-width="11.894cm" style:rel-column-width="30331*"/>
    </style:style>
    <style:style style:name="Tabelle13.A1" style:family="table-cell">
      <style:table-cell-properties fo:padding="0.097cm" fo:border="none"/>
    </style:style>
    <style:style style:name="Tabelle14" style:family="table">
      <style:table-properties style:width="11.807cm" table:align="left"/>
    </style:style>
    <style:style style:name="Tabelle14.A" style:family="table-column">
      <style:table-column-properties style:column-width="3.605cm"/>
    </style:style>
    <style:style style:name="Tabelle14.B" style:family="table-column">
      <style:table-column-properties style:column-width="4.101cm"/>
    </style:style>
    <style:style style:name="Tabelle14.A1" style:family="table-cell">
      <style:table-cell-properties fo:padding="0.097cm" fo:border-left="0.05pt solid #000000" fo:border-right="none" fo:border-top="0.05pt solid #000000" fo:border-bottom="0.05pt solid #000000"/>
    </style:style>
    <style:style style:name="Tabelle14.C1" style:family="table-cell">
      <style:table-cell-properties fo:padding="0.097cm" fo:border="0.05pt solid #000000"/>
    </style:style>
    <style:style style:name="Tabelle15" style:family="table">
      <style:table-properties style:width="11.709cm" fo:margin-left="0cm" table:align="left"/>
    </style:style>
    <style:style style:name="Tabelle15.A" style:family="table-column">
      <style:table-column-properties style:column-width="3.092cm"/>
    </style:style>
    <style:style style:name="Tabelle15.B" style:family="table-column">
      <style:table-column-properties style:column-width="1.61cm"/>
    </style:style>
    <style:style style:name="Tabelle15.C" style:family="table-column">
      <style:table-column-properties style:column-width="2.193cm"/>
    </style:style>
    <style:style style:name="Tabelle15.D" style:family="table-column">
      <style:table-column-properties style:column-width="3.805cm"/>
    </style:style>
    <style:style style:name="Tabelle15.E" style:family="table-column">
      <style:table-column-properties style:column-width="1.009cm"/>
    </style:style>
    <style:style style:name="Tabelle15.A1" style:family="table-cell">
      <style:table-cell-properties fo:padding="0.097cm" fo:border-left="0.05pt solid #000000" fo:border-right="none" fo:border-top="0.05pt solid #000000" fo:border-bottom="0.05pt solid #000000"/>
    </style:style>
    <style:style style:name="Tabelle15.E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E2" style:family="table-cell">
      <style:table-cell-properties fo:padding="0.097cm" fo:border-left="0.05pt solid #000000" fo:border-right="0.05pt solid #000000" fo:border-top="none" fo:border-bottom="0.05pt solid #000000"/>
    </style:style>
    <style:style style:name="Tabelle14" style:family="table">
      <style:table-properties style:width="11.807cm" table:align="left"/>
    </style:style>
    <style:style style:name="Tabelle14.A" style:family="table-column">
      <style:table-column-properties style:column-width="3.605cm"/>
    </style:style>
    <style:style style:name="Tabelle14.B" style:family="table-column">
      <style:table-column-properties style:column-width="4.101cm"/>
    </style:style>
    <style:style style:name="Tabelle14.A1" style:family="table-cell">
      <style:table-cell-properties fo:padding="0.097cm" fo:border-left="0.05pt solid #000000" fo:border-right="none" fo:border-top="0.05pt solid #000000" fo:border-bottom="0.05pt solid #000000"/>
    </style:style>
    <style:style style:name="Tabelle14.C1" style:family="table-cell">
      <style:table-cell-properties fo:padding="0.097cm" fo:border="0.05pt solid #000000"/>
    </style:style>
    <style:style style:name="Tabelle15" style:family="table">
      <style:table-properties style:width="11.709cm" fo:margin-left="0cm" table:align="left"/>
    </style:style>
    <style:style style:name="Tabelle15.A" style:family="table-column">
      <style:table-column-properties style:column-width="3.092cm"/>
    </style:style>
    <style:style style:name="Tabelle15.B" style:family="table-column">
      <style:table-column-properties style:column-width="1.61cm"/>
    </style:style>
    <style:style style:name="Tabelle15.C" style:family="table-column">
      <style:table-column-properties style:column-width="2.193cm"/>
    </style:style>
    <style:style style:name="Tabelle15.D" style:family="table-column">
      <style:table-column-properties style:column-width="3.805cm"/>
    </style:style>
    <style:style style:name="Tabelle15.E" style:family="table-column">
      <style:table-column-properties style:column-width="1.009cm"/>
    </style:style>
    <style:style style:name="Tabelle15.A1" style:family="table-cell">
      <style:table-cell-properties fo:padding="0.097cm" fo:border-left="0.05pt solid #000000" fo:border-right="none" fo:border-top="0.05pt solid #000000" fo:border-bottom="0.05pt solid #000000"/>
    </style:style>
    <style:style style:name="Tabelle15.E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E2" style:family="table-cell">
      <style:table-cell-properties fo:padding="0.097cm" fo:border-left="0.05pt solid #000000" fo:border-right="0.05pt solid #000000" fo:border-top="none" fo:border-bottom="0.05pt solid #000000"/>
    </style:style>
    <style:style style:name="Tabelle16" style:family="table">
      <style:table-properties style:width="25.7cm" fo:break-before="page" table:align="margins"/>
    </style:style>
    <style:style style:name="Tabelle16.A" style:family="table-column">
      <style:table-column-properties style:column-width="12.005cm" style:rel-column-width="30612*"/>
    </style:style>
    <style:style style:name="Tabelle16.B" style:family="table-column">
      <style:table-column-properties style:column-width="1.801cm" style:rel-column-width="4592*"/>
    </style:style>
    <style:style style:name="Tabelle16.C" style:family="table-column">
      <style:table-column-properties style:column-width="11.894cm" style:rel-column-width="30331*"/>
    </style:style>
    <style:style style:name="Tabelle16.A1" style:family="table-cell">
      <style:table-cell-properties fo:padding="0.097cm" fo:border="none"/>
    </style:style>
    <style:style style:name="Tabelle17" style:family="table">
      <style:table-properties style:width="11.807cm" table:align="left"/>
    </style:style>
    <style:style style:name="Tabelle17.A" style:family="table-column">
      <style:table-column-properties style:column-width="3.605cm"/>
    </style:style>
    <style:style style:name="Tabelle17.B" style:family="table-column">
      <style:table-column-properties style:column-width="4.101cm"/>
    </style:style>
    <style:style style:name="Tabelle17.A1" style:family="table-cell">
      <style:table-cell-properties fo:padding="0.097cm" fo:border-left="0.05pt solid #000000" fo:border-right="none" fo:border-top="0.05pt solid #000000" fo:border-bottom="0.05pt solid #000000"/>
    </style:style>
    <style:style style:name="Tabelle17.C1" style:family="table-cell">
      <style:table-cell-properties fo:padding="0.097cm" fo:border="0.05pt solid #000000"/>
    </style:style>
    <style:style style:name="Tabelle31" style:family="table">
      <style:table-properties style:width="11.994cm" fo:margin-left="0.072cm" table:align="left"/>
    </style:style>
    <style:style style:name="Tabelle31.A" style:family="table-column">
      <style:table-column-properties style:column-width="7.982cm"/>
    </style:style>
    <style:style style:name="Tabelle31.B" style:family="table-column">
      <style:table-column-properties style:column-width="2.91cm"/>
    </style:style>
    <style:style style:name="Tabelle31.C" style:family="table-column">
      <style:table-column-properties style:column-width="1.102cm"/>
    </style:style>
    <style:style style:name="Tabelle31.A1" style:family="table-cell">
      <style:table-cell-properties fo:padding="0.097cm" fo:border-left="0.05pt solid #000000" fo:border-right="none" fo:border-top="0.05pt solid #000000" fo:border-bottom="0.05pt solid #000000"/>
    </style:style>
    <style:style style:name="Tabelle31.C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C2" style:family="table-cell">
      <style:table-cell-properties fo:padding="0.097cm" fo:border-left="0.05pt solid #000000" fo:border-right="0.05pt solid #000000" fo:border-top="none" fo:border-bottom="0.05pt solid #000000"/>
    </style:style>
    <style:style style:name="Tabelle18" style:family="table">
      <style:table-properties style:width="11.709cm" fo:margin-left="0cm" table:align="left"/>
    </style:style>
    <style:style style:name="Tabelle18.A" style:family="table-column">
      <style:table-column-properties style:column-width="3.092cm"/>
    </style:style>
    <style:style style:name="Tabelle18.B" style:family="table-column">
      <style:table-column-properties style:column-width="1.61cm"/>
    </style:style>
    <style:style style:name="Tabelle18.C" style:family="table-column">
      <style:table-column-properties style:column-width="2.193cm"/>
    </style:style>
    <style:style style:name="Tabelle18.D" style:family="table-column">
      <style:table-column-properties style:column-width="3.805cm"/>
    </style:style>
    <style:style style:name="Tabelle18.E" style:family="table-column">
      <style:table-column-properties style:column-width="1.009cm"/>
    </style:style>
    <style:style style:name="Tabelle18.A1" style:family="table-cell">
      <style:table-cell-properties fo:padding="0.097cm" fo:border-left="0.05pt solid #000000" fo:border-right="none" fo:border-top="0.05pt solid #000000" fo:border-bottom="0.05pt solid #000000"/>
    </style:style>
    <style:style style:name="Tabelle18.E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E2" style:family="table-cell">
      <style:table-cell-properties fo:padding="0.097cm" fo:border-left="0.05pt solid #000000" fo:border-right="0.05pt solid #000000" fo:border-top="none" fo:border-bottom="0.05pt solid #000000"/>
    </style:style>
    <style:style style:name="Tabelle17" style:family="table">
      <style:table-properties style:width="11.807cm" table:align="left"/>
    </style:style>
    <style:style style:name="Tabelle17.A" style:family="table-column">
      <style:table-column-properties style:column-width="3.605cm"/>
    </style:style>
    <style:style style:name="Tabelle17.B" style:family="table-column">
      <style:table-column-properties style:column-width="4.101cm"/>
    </style:style>
    <style:style style:name="Tabelle17.A1" style:family="table-cell">
      <style:table-cell-properties fo:padding="0.097cm" fo:border-left="0.05pt solid #000000" fo:border-right="none" fo:border-top="0.05pt solid #000000" fo:border-bottom="0.05pt solid #000000"/>
    </style:style>
    <style:style style:name="Tabelle17.C1" style:family="table-cell">
      <style:table-cell-properties fo:padding="0.097cm" fo:border="0.05pt solid #000000"/>
    </style:style>
    <style:style style:name="Tabelle31" style:family="table">
      <style:table-properties style:width="11.994cm" fo:margin-left="0.072cm" table:align="left"/>
    </style:style>
    <style:style style:name="Tabelle31.A" style:family="table-column">
      <style:table-column-properties style:column-width="7.982cm"/>
    </style:style>
    <style:style style:name="Tabelle31.B" style:family="table-column">
      <style:table-column-properties style:column-width="2.91cm"/>
    </style:style>
    <style:style style:name="Tabelle31.C" style:family="table-column">
      <style:table-column-properties style:column-width="1.102cm"/>
    </style:style>
    <style:style style:name="Tabelle31.A1" style:family="table-cell">
      <style:table-cell-properties fo:padding="0.097cm" fo:border-left="0.05pt solid #000000" fo:border-right="none" fo:border-top="0.05pt solid #000000" fo:border-bottom="0.05pt solid #000000"/>
    </style:style>
    <style:style style:name="Tabelle31.C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C2" style:family="table-cell">
      <style:table-cell-properties fo:padding="0.097cm" fo:border-left="0.05pt solid #000000" fo:border-right="0.05pt solid #000000" fo:border-top="none" fo:border-bottom="0.05pt solid #000000"/>
    </style:style>
    <style:style style:name="Tabelle18" style:family="table">
      <style:table-properties style:width="11.709cm" fo:margin-left="0cm" table:align="left"/>
    </style:style>
    <style:style style:name="Tabelle18.A" style:family="table-column">
      <style:table-column-properties style:column-width="3.092cm"/>
    </style:style>
    <style:style style:name="Tabelle18.B" style:family="table-column">
      <style:table-column-properties style:column-width="1.61cm"/>
    </style:style>
    <style:style style:name="Tabelle18.C" style:family="table-column">
      <style:table-column-properties style:column-width="2.193cm"/>
    </style:style>
    <style:style style:name="Tabelle18.D" style:family="table-column">
      <style:table-column-properties style:column-width="3.805cm"/>
    </style:style>
    <style:style style:name="Tabelle18.E" style:family="table-column">
      <style:table-column-properties style:column-width="1.009cm"/>
    </style:style>
    <style:style style:name="Tabelle18.A1" style:family="table-cell">
      <style:table-cell-properties fo:padding="0.097cm" fo:border-left="0.05pt solid #000000" fo:border-right="none" fo:border-top="0.05pt solid #000000" fo:border-bottom="0.05pt solid #000000"/>
    </style:style>
    <style:style style:name="Tabelle18.E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E2" style:family="table-cell">
      <style:table-cell-properties fo:padding="0.097cm" fo:border-left="0.05pt solid #000000" fo:border-right="0.05pt solid #000000" fo:border-top="none" fo:border-bottom="0.05pt solid #000000"/>
    </style:style>
    <style:style style:name="Tabelle19" style:family="table">
      <style:table-properties style:width="25.7cm" table:align="margins"/>
    </style:style>
    <style:style style:name="Tabelle19.A" style:family="table-column">
      <style:table-column-properties style:column-width="12.005cm" style:rel-column-width="30612*"/>
    </style:style>
    <style:style style:name="Tabelle19.B" style:family="table-column">
      <style:table-column-properties style:column-width="1.801cm" style:rel-column-width="4592*"/>
    </style:style>
    <style:style style:name="Tabelle19.C" style:family="table-column">
      <style:table-column-properties style:column-width="11.894cm" style:rel-column-width="30331*"/>
    </style:style>
    <style:style style:name="Tabelle19.A1" style:family="table-cell">
      <style:table-cell-properties fo:padding="0.097cm" fo:border="none"/>
    </style:style>
    <style:style style:name="Tabelle20" style:family="table">
      <style:table-properties style:width="11.807cm" table:align="left"/>
    </style:style>
    <style:style style:name="Tabelle20.A" style:family="table-column">
      <style:table-column-properties style:column-width="3.605cm"/>
    </style:style>
    <style:style style:name="Tabelle20.B" style:family="table-column">
      <style:table-column-properties style:column-width="4.101cm"/>
    </style:style>
    <style:style style:name="Tabelle20.A1" style:family="table-cell">
      <style:table-cell-properties fo:padding="0.097cm" fo:border-left="0.05pt solid #000000" fo:border-right="none" fo:border-top="0.05pt solid #000000" fo:border-bottom="0.05pt solid #000000"/>
    </style:style>
    <style:style style:name="Tabelle20.C1" style:family="table-cell">
      <style:table-cell-properties fo:padding="0.097cm" fo:border="0.05pt solid #000000"/>
    </style:style>
    <style:style style:name="Tabelle21" style:family="table">
      <style:table-properties style:width="11.709cm" fo:margin-left="0cm" table:align="left"/>
    </style:style>
    <style:style style:name="Tabelle21.A" style:family="table-column">
      <style:table-column-properties style:column-width="3.092cm"/>
    </style:style>
    <style:style style:name="Tabelle21.B" style:family="table-column">
      <style:table-column-properties style:column-width="1.61cm"/>
    </style:style>
    <style:style style:name="Tabelle21.C" style:family="table-column">
      <style:table-column-properties style:column-width="2.193cm"/>
    </style:style>
    <style:style style:name="Tabelle21.D" style:family="table-column">
      <style:table-column-properties style:column-width="3.805cm"/>
    </style:style>
    <style:style style:name="Tabelle21.E" style:family="table-column">
      <style:table-column-properties style:column-width="1.009cm"/>
    </style:style>
    <style:style style:name="Tabelle21.A1" style:family="table-cell">
      <style:table-cell-properties fo:padding="0.097cm" fo:border-left="0.05pt solid #000000" fo:border-right="none" fo:border-top="0.05pt solid #000000" fo:border-bottom="0.05pt solid #000000"/>
    </style:style>
    <style:style style:name="Tabelle21.E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E2" style:family="table-cell">
      <style:table-cell-properties fo:padding="0.097cm" fo:border-left="0.05pt solid #000000" fo:border-right="0.05pt solid #000000" fo:border-top="none" fo:border-bottom="0.05pt solid #000000"/>
    </style:style>
    <style:style style:name="Tabelle20" style:family="table">
      <style:table-properties style:width="11.807cm" table:align="left"/>
    </style:style>
    <style:style style:name="Tabelle20.A" style:family="table-column">
      <style:table-column-properties style:column-width="3.605cm"/>
    </style:style>
    <style:style style:name="Tabelle20.B" style:family="table-column">
      <style:table-column-properties style:column-width="4.101cm"/>
    </style:style>
    <style:style style:name="Tabelle20.A1" style:family="table-cell">
      <style:table-cell-properties fo:padding="0.097cm" fo:border-left="0.05pt solid #000000" fo:border-right="none" fo:border-top="0.05pt solid #000000" fo:border-bottom="0.05pt solid #000000"/>
    </style:style>
    <style:style style:name="Tabelle20.C1" style:family="table-cell">
      <style:table-cell-properties fo:padding="0.097cm" fo:border="0.05pt solid #000000"/>
    </style:style>
    <style:style style:name="Tabelle21" style:family="table">
      <style:table-properties style:width="11.709cm" fo:margin-left="0cm" table:align="left"/>
    </style:style>
    <style:style style:name="Tabelle21.A" style:family="table-column">
      <style:table-column-properties style:column-width="3.092cm"/>
    </style:style>
    <style:style style:name="Tabelle21.B" style:family="table-column">
      <style:table-column-properties style:column-width="1.61cm"/>
    </style:style>
    <style:style style:name="Tabelle21.C" style:family="table-column">
      <style:table-column-properties style:column-width="2.193cm"/>
    </style:style>
    <style:style style:name="Tabelle21.D" style:family="table-column">
      <style:table-column-properties style:column-width="3.805cm"/>
    </style:style>
    <style:style style:name="Tabelle21.E" style:family="table-column">
      <style:table-column-properties style:column-width="1.009cm"/>
    </style:style>
    <style:style style:name="Tabelle21.A1" style:family="table-cell">
      <style:table-cell-properties fo:padding="0.097cm" fo:border-left="0.05pt solid #000000" fo:border-right="none" fo:border-top="0.05pt solid #000000" fo:border-bottom="0.05pt solid #000000"/>
    </style:style>
    <style:style style:name="Tabelle21.E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E2" style:family="table-cell">
      <style:table-cell-properties fo:padding="0.097cm" fo:border-left="0.05pt solid #000000" fo:border-right="0.05pt solid #000000" fo:border-top="none" fo:border-bottom="0.05pt solid #000000"/>
    </style:style>
    <style:style style:name="Tabelle22" style:family="table">
      <style:table-properties style:width="25.7cm" table:align="margins"/>
    </style:style>
    <style:style style:name="Tabelle22.A" style:family="table-column">
      <style:table-column-properties style:column-width="12.005cm" style:rel-column-width="30612*"/>
    </style:style>
    <style:style style:name="Tabelle22.B" style:family="table-column">
      <style:table-column-properties style:column-width="1.801cm" style:rel-column-width="4592*"/>
    </style:style>
    <style:style style:name="Tabelle22.C" style:family="table-column">
      <style:table-column-properties style:column-width="11.894cm" style:rel-column-width="30331*"/>
    </style:style>
    <style:style style:name="Tabelle22.A1" style:family="table-cell">
      <style:table-cell-properties fo:padding="0.097cm" fo:border="none"/>
    </style:style>
    <style:style style:name="Tabelle23" style:family="table">
      <style:table-properties style:width="11.807cm" table:align="left"/>
    </style:style>
    <style:style style:name="Tabelle23.A" style:family="table-column">
      <style:table-column-properties style:column-width="3.605cm"/>
    </style:style>
    <style:style style:name="Tabelle23.B" style:family="table-column">
      <style:table-column-properties style:column-width="4.101cm"/>
    </style:style>
    <style:style style:name="Tabelle23.A1" style:family="table-cell">
      <style:table-cell-properties fo:padding="0.097cm" fo:border-left="0.05pt solid #000000" fo:border-right="none" fo:border-top="0.05pt solid #000000" fo:border-bottom="0.05pt solid #000000"/>
    </style:style>
    <style:style style:name="Tabelle23.C1" style:family="table-cell">
      <style:table-cell-properties fo:padding="0.097cm" fo:border="0.05pt solid #000000"/>
    </style:style>
    <style:style style:name="Tabelle24" style:family="table">
      <style:table-properties style:width="11.709cm" fo:margin-left="0cm" table:align="left"/>
    </style:style>
    <style:style style:name="Tabelle24.A" style:family="table-column">
      <style:table-column-properties style:column-width="3.092cm"/>
    </style:style>
    <style:style style:name="Tabelle24.B" style:family="table-column">
      <style:table-column-properties style:column-width="1.61cm"/>
    </style:style>
    <style:style style:name="Tabelle24.C" style:family="table-column">
      <style:table-column-properties style:column-width="2.193cm"/>
    </style:style>
    <style:style style:name="Tabelle24.D" style:family="table-column">
      <style:table-column-properties style:column-width="3.805cm"/>
    </style:style>
    <style:style style:name="Tabelle24.E" style:family="table-column">
      <style:table-column-properties style:column-width="1.009cm"/>
    </style:style>
    <style:style style:name="Tabelle24.A1" style:family="table-cell">
      <style:table-cell-properties fo:padding="0.097cm" fo:border-left="0.05pt solid #000000" fo:border-right="none" fo:border-top="0.05pt solid #000000" fo:border-bottom="0.05pt solid #000000"/>
    </style:style>
    <style:style style:name="Tabelle24.E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E2" style:family="table-cell">
      <style:table-cell-properties fo:padding="0.097cm" fo:border-left="0.05pt solid #000000" fo:border-right="0.05pt solid #000000" fo:border-top="none" fo:border-bottom="0.05pt solid #000000"/>
    </style:style>
    <style:style style:name="Tabelle23" style:family="table">
      <style:table-properties style:width="11.807cm" table:align="left"/>
    </style:style>
    <style:style style:name="Tabelle23.A" style:family="table-column">
      <style:table-column-properties style:column-width="3.605cm"/>
    </style:style>
    <style:style style:name="Tabelle23.B" style:family="table-column">
      <style:table-column-properties style:column-width="4.101cm"/>
    </style:style>
    <style:style style:name="Tabelle23.A1" style:family="table-cell">
      <style:table-cell-properties fo:padding="0.097cm" fo:border-left="0.05pt solid #000000" fo:border-right="none" fo:border-top="0.05pt solid #000000" fo:border-bottom="0.05pt solid #000000"/>
    </style:style>
    <style:style style:name="Tabelle23.C1" style:family="table-cell">
      <style:table-cell-properties fo:padding="0.097cm" fo:border="0.05pt solid #000000"/>
    </style:style>
    <style:style style:name="Tabelle24" style:family="table">
      <style:table-properties style:width="11.709cm" fo:margin-left="0cm" table:align="left"/>
    </style:style>
    <style:style style:name="Tabelle24.A" style:family="table-column">
      <style:table-column-properties style:column-width="3.092cm"/>
    </style:style>
    <style:style style:name="Tabelle24.B" style:family="table-column">
      <style:table-column-properties style:column-width="1.61cm"/>
    </style:style>
    <style:style style:name="Tabelle24.C" style:family="table-column">
      <style:table-column-properties style:column-width="2.193cm"/>
    </style:style>
    <style:style style:name="Tabelle24.D" style:family="table-column">
      <style:table-column-properties style:column-width="3.805cm"/>
    </style:style>
    <style:style style:name="Tabelle24.E" style:family="table-column">
      <style:table-column-properties style:column-width="1.009cm"/>
    </style:style>
    <style:style style:name="Tabelle24.A1" style:family="table-cell">
      <style:table-cell-properties fo:padding="0.097cm" fo:border-left="0.05pt solid #000000" fo:border-right="none" fo:border-top="0.05pt solid #000000" fo:border-bottom="0.05pt solid #000000"/>
    </style:style>
    <style:style style:name="Tabelle24.E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E2" style:family="table-cell">
      <style:table-cell-properties fo:padding="0.097cm" fo:border-left="0.05pt solid #000000" fo:border-right="0.05pt solid #000000" fo:border-top="none" fo:border-bottom="0.05pt solid #000000"/>
    </style:style>
    <style:style style:name="Tabelle25" style:family="table">
      <style:table-properties style:width="25.7cm" table:align="margins"/>
    </style:style>
    <style:style style:name="Tabelle25.A" style:family="table-column">
      <style:table-column-properties style:column-width="12.005cm" style:rel-column-width="30612*"/>
    </style:style>
    <style:style style:name="Tabelle25.B" style:family="table-column">
      <style:table-column-properties style:column-width="1.801cm" style:rel-column-width="4592*"/>
    </style:style>
    <style:style style:name="Tabelle25.C" style:family="table-column">
      <style:table-column-properties style:column-width="11.894cm" style:rel-column-width="30331*"/>
    </style:style>
    <style:style style:name="Tabelle25.A1" style:family="table-cell">
      <style:table-cell-properties fo:padding="0.097cm" fo:border="none"/>
    </style:style>
    <style:style style:name="Tabelle26" style:family="table">
      <style:table-properties style:width="11.807cm" table:align="left"/>
    </style:style>
    <style:style style:name="Tabelle26.A" style:family="table-column">
      <style:table-column-properties style:column-width="3.605cm"/>
    </style:style>
    <style:style style:name="Tabelle26.B" style:family="table-column">
      <style:table-column-properties style:column-width="4.101cm"/>
    </style:style>
    <style:style style:name="Tabelle26.A1" style:family="table-cell">
      <style:table-cell-properties fo:padding="0.097cm" fo:border-left="0.05pt solid #000000" fo:border-right="none" fo:border-top="0.05pt solid #000000" fo:border-bottom="0.05pt solid #000000"/>
    </style:style>
    <style:style style:name="Tabelle26.C1" style:family="table-cell">
      <style:table-cell-properties fo:padding="0.097cm" fo:border="0.05pt solid #000000"/>
    </style:style>
    <style:style style:name="Tabelle32" style:family="table">
      <style:table-properties style:width="11.994cm" fo:margin-left="0.004cm" table:align="left"/>
    </style:style>
    <style:style style:name="Tabelle32.A" style:family="table-column">
      <style:table-column-properties style:column-width="7.387cm"/>
    </style:style>
    <style:style style:name="Tabelle32.B" style:family="table-column">
      <style:table-column-properties style:column-width="3.395cm"/>
    </style:style>
    <style:style style:name="Tabelle32.C" style:family="table-column">
      <style:table-column-properties style:column-width="1.212cm"/>
    </style:style>
    <style:style style:name="Tabelle32.A1" style:family="table-cell">
      <style:table-cell-properties fo:padding="0.097cm" fo:border-left="0.05pt solid #000000" fo:border-right="none" fo:border-top="0.05pt solid #000000" fo:border-bottom="0.05pt solid #000000"/>
    </style:style>
    <style:style style:name="Tabelle32.C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C2" style:family="table-cell">
      <style:table-cell-properties fo:padding="0.097cm" fo:border-left="0.05pt solid #000000" fo:border-right="0.05pt solid #000000" fo:border-top="none" fo:border-bottom="0.05pt solid #000000"/>
    </style:style>
    <style:style style:name="Tabelle27" style:family="table">
      <style:table-properties style:width="11.709cm" fo:margin-left="0cm" table:align="left"/>
    </style:style>
    <style:style style:name="Tabelle27.A" style:family="table-column">
      <style:table-column-properties style:column-width="3.092cm"/>
    </style:style>
    <style:style style:name="Tabelle27.B" style:family="table-column">
      <style:table-column-properties style:column-width="1.61cm"/>
    </style:style>
    <style:style style:name="Tabelle27.C" style:family="table-column">
      <style:table-column-properties style:column-width="2.193cm"/>
    </style:style>
    <style:style style:name="Tabelle27.D" style:family="table-column">
      <style:table-column-properties style:column-width="3.805cm"/>
    </style:style>
    <style:style style:name="Tabelle27.E" style:family="table-column">
      <style:table-column-properties style:column-width="1.009cm"/>
    </style:style>
    <style:style style:name="Tabelle27.A1" style:family="table-cell">
      <style:table-cell-properties fo:padding="0.097cm" fo:border-left="0.05pt solid #000000" fo:border-right="none" fo:border-top="0.05pt solid #000000" fo:border-bottom="0.05pt solid #000000"/>
    </style:style>
    <style:style style:name="Tabelle27.E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E2" style:family="table-cell">
      <style:table-cell-properties fo:padding="0.097cm" fo:border-left="0.05pt solid #000000" fo:border-right="0.05pt solid #000000" fo:border-top="none" fo:border-bottom="0.05pt solid #000000"/>
    </style:style>
    <style:style style:name="Tabelle26" style:family="table">
      <style:table-properties style:width="11.807cm" table:align="left"/>
    </style:style>
    <style:style style:name="Tabelle26.A" style:family="table-column">
      <style:table-column-properties style:column-width="3.605cm"/>
    </style:style>
    <style:style style:name="Tabelle26.B" style:family="table-column">
      <style:table-column-properties style:column-width="4.101cm"/>
    </style:style>
    <style:style style:name="Tabelle26.A1" style:family="table-cell">
      <style:table-cell-properties fo:padding="0.097cm" fo:border-left="0.05pt solid #000000" fo:border-right="none" fo:border-top="0.05pt solid #000000" fo:border-bottom="0.05pt solid #000000"/>
    </style:style>
    <style:style style:name="Tabelle26.C1" style:family="table-cell">
      <style:table-cell-properties fo:padding="0.097cm" fo:border="0.05pt solid #000000"/>
    </style:style>
    <style:style style:name="Tabelle32" style:family="table">
      <style:table-properties style:width="11.994cm" fo:margin-left="0.004cm" table:align="left"/>
    </style:style>
    <style:style style:name="Tabelle32.A" style:family="table-column">
      <style:table-column-properties style:column-width="7.387cm"/>
    </style:style>
    <style:style style:name="Tabelle32.B" style:family="table-column">
      <style:table-column-properties style:column-width="3.395cm"/>
    </style:style>
    <style:style style:name="Tabelle32.C" style:family="table-column">
      <style:table-column-properties style:column-width="1.212cm"/>
    </style:style>
    <style:style style:name="Tabelle32.A1" style:family="table-cell">
      <style:table-cell-properties fo:padding="0.097cm" fo:border-left="0.05pt solid #000000" fo:border-right="none" fo:border-top="0.05pt solid #000000" fo:border-bottom="0.05pt solid #000000"/>
    </style:style>
    <style:style style:name="Tabelle32.C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C2" style:family="table-cell">
      <style:table-cell-properties fo:padding="0.097cm" fo:border-left="0.05pt solid #000000" fo:border-right="0.05pt solid #000000" fo:border-top="none" fo:border-bottom="0.05pt solid #000000"/>
    </style:style>
    <style:style style:name="Tabelle27" style:family="table">
      <style:table-properties style:width="11.709cm" fo:margin-left="0cm" table:align="left"/>
    </style:style>
    <style:style style:name="Tabelle27.A" style:family="table-column">
      <style:table-column-properties style:column-width="3.092cm"/>
    </style:style>
    <style:style style:name="Tabelle27.B" style:family="table-column">
      <style:table-column-properties style:column-width="1.61cm"/>
    </style:style>
    <style:style style:name="Tabelle27.C" style:family="table-column">
      <style:table-column-properties style:column-width="2.193cm"/>
    </style:style>
    <style:style style:name="Tabelle27.D" style:family="table-column">
      <style:table-column-properties style:column-width="3.805cm"/>
    </style:style>
    <style:style style:name="Tabelle27.E" style:family="table-column">
      <style:table-column-properties style:column-width="1.009cm"/>
    </style:style>
    <style:style style:name="Tabelle27.A1" style:family="table-cell">
      <style:table-cell-properties fo:padding="0.097cm" fo:border-left="0.05pt solid #000000" fo:border-right="none" fo:border-top="0.05pt solid #000000" fo:border-bottom="0.05pt solid #000000"/>
    </style:style>
    <style:style style:name="Tabelle27.E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E2" style:family="table-cell">
      <style:table-cell-properties fo:padding="0.097cm" fo:border-left="0.05pt solid #000000" fo:border-right="0.05pt solid #000000" fo:border-top="none" fo:border-bottom="0.05pt solid #000000"/>
    </style:style>
    <style:style style:name="Tabelle28" style:family="table">
      <style:table-properties style:width="25.7cm" fo:break-before="page" table:align="margins"/>
    </style:style>
    <style:style style:name="Tabelle28.A" style:family="table-column">
      <style:table-column-properties style:column-width="12.005cm" style:rel-column-width="30612*"/>
    </style:style>
    <style:style style:name="Tabelle28.B" style:family="table-column">
      <style:table-column-properties style:column-width="1.801cm" style:rel-column-width="4592*"/>
    </style:style>
    <style:style style:name="Tabelle28.C" style:family="table-column">
      <style:table-column-properties style:column-width="11.894cm" style:rel-column-width="30331*"/>
    </style:style>
    <style:style style:name="Tabelle28.A1" style:family="table-cell">
      <style:table-cell-properties fo:padding="0.097cm" fo:border="none"/>
    </style:style>
    <style:style style:name="Tabelle29" style:family="table">
      <style:table-properties style:width="11.807cm" table:align="left"/>
    </style:style>
    <style:style style:name="Tabelle29.A" style:family="table-column">
      <style:table-column-properties style:column-width="3.605cm"/>
    </style:style>
    <style:style style:name="Tabelle29.B" style:family="table-column">
      <style:table-column-properties style:column-width="4.101cm"/>
    </style:style>
    <style:style style:name="Tabelle29.A1" style:family="table-cell">
      <style:table-cell-properties fo:padding="0.097cm" fo:border-left="0.05pt solid #000000" fo:border-right="none" fo:border-top="0.05pt solid #000000" fo:border-bottom="0.05pt solid #000000"/>
    </style:style>
    <style:style style:name="Tabelle29.C1" style:family="table-cell">
      <style:table-cell-properties fo:padding="0.097cm" fo:border="0.05pt solid #000000"/>
    </style:style>
    <style:style style:name="Tabelle33" style:family="table">
      <style:table-properties style:width="11.71cm" fo:margin-left="0cm" table:align="left"/>
    </style:style>
    <style:style style:name="Tabelle33.A" style:family="table-column">
      <style:table-column-properties style:column-width="8.401cm"/>
    </style:style>
    <style:style style:name="Tabelle33.B" style:family="table-column">
      <style:table-column-properties style:column-width="2.595cm"/>
    </style:style>
    <style:style style:name="Tabelle33.C" style:family="table-column">
      <style:table-column-properties style:column-width="0.714cm"/>
    </style:style>
    <style:style style:name="Tabelle33.A1" style:family="table-cell">
      <style:table-cell-properties fo:padding="0.097cm" fo:border-left="0.05pt solid #000000" fo:border-right="none" fo:border-top="0.05pt solid #000000" fo:border-bottom="0.05pt solid #000000"/>
    </style:style>
    <style:style style:name="Tabelle33.C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C2" style:family="table-cell">
      <style:table-cell-properties fo:padding="0.097cm" fo:border-left="0.05pt solid #000000" fo:border-right="0.05pt solid #000000" fo:border-top="none" fo:border-bottom="0.05pt solid #000000"/>
    </style:style>
    <style:style style:name="Tabelle30" style:family="table">
      <style:table-properties style:width="11.709cm" fo:margin-left="0cm" table:align="left"/>
    </style:style>
    <style:style style:name="Tabelle30.A" style:family="table-column">
      <style:table-column-properties style:column-width="3.092cm"/>
    </style:style>
    <style:style style:name="Tabelle30.B" style:family="table-column">
      <style:table-column-properties style:column-width="1.61cm"/>
    </style:style>
    <style:style style:name="Tabelle30.C" style:family="table-column">
      <style:table-column-properties style:column-width="2.193cm"/>
    </style:style>
    <style:style style:name="Tabelle30.D" style:family="table-column">
      <style:table-column-properties style:column-width="3.805cm"/>
    </style:style>
    <style:style style:name="Tabelle30.E" style:family="table-column">
      <style:table-column-properties style:column-width="1.009cm"/>
    </style:style>
    <style:style style:name="Tabelle30.A1" style:family="table-cell">
      <style:table-cell-properties fo:padding="0.097cm" fo:border-left="0.05pt solid #000000" fo:border-right="none" fo:border-top="0.05pt solid #000000" fo:border-bottom="0.05pt solid #000000"/>
    </style:style>
    <style:style style:name="Tabelle30.E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E2" style:family="table-cell">
      <style:table-cell-properties fo:padding="0.097cm" fo:border-left="0.05pt solid #000000" fo:border-right="0.05pt solid #000000" fo:border-top="none" fo:border-bottom="0.05pt solid #000000"/>
    </style:style>
    <style:style style:name="Tabelle29" style:family="table">
      <style:table-properties style:width="11.807cm" table:align="left"/>
    </style:style>
    <style:style style:name="Tabelle29.A" style:family="table-column">
      <style:table-column-properties style:column-width="3.605cm"/>
    </style:style>
    <style:style style:name="Tabelle29.B" style:family="table-column">
      <style:table-column-properties style:column-width="4.101cm"/>
    </style:style>
    <style:style style:name="Tabelle29.A1" style:family="table-cell">
      <style:table-cell-properties fo:padding="0.097cm" fo:border-left="0.05pt solid #000000" fo:border-right="none" fo:border-top="0.05pt solid #000000" fo:border-bottom="0.05pt solid #000000"/>
    </style:style>
    <style:style style:name="Tabelle29.C1" style:family="table-cell">
      <style:table-cell-properties fo:padding="0.097cm" fo:border="0.05pt solid #000000"/>
    </style:style>
    <style:style style:name="Tabelle33" style:family="table">
      <style:table-properties style:width="11.71cm" fo:margin-left="0cm" table:align="left"/>
    </style:style>
    <style:style style:name="Tabelle33.A" style:family="table-column">
      <style:table-column-properties style:column-width="8.401cm"/>
    </style:style>
    <style:style style:name="Tabelle33.B" style:family="table-column">
      <style:table-column-properties style:column-width="2.595cm"/>
    </style:style>
    <style:style style:name="Tabelle33.C" style:family="table-column">
      <style:table-column-properties style:column-width="0.714cm"/>
    </style:style>
    <style:style style:name="Tabelle33.A1" style:family="table-cell">
      <style:table-cell-properties fo:padding="0.097cm" fo:border-left="0.05pt solid #000000" fo:border-right="none" fo:border-top="0.05pt solid #000000" fo:border-bottom="0.05pt solid #000000"/>
    </style:style>
    <style:style style:name="Tabelle33.C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C2" style:family="table-cell">
      <style:table-cell-properties fo:padding="0.097cm" fo:border-left="0.05pt solid #000000" fo:border-right="0.05pt solid #000000" fo:border-top="none" fo:border-bottom="0.05pt solid #000000"/>
    </style:style>
    <style:style style:name="Tabelle30" style:family="table">
      <style:table-properties style:width="11.709cm" fo:margin-left="0cm" table:align="left"/>
    </style:style>
    <style:style style:name="Tabelle30.A" style:family="table-column">
      <style:table-column-properties style:column-width="3.092cm"/>
    </style:style>
    <style:style style:name="Tabelle30.B" style:family="table-column">
      <style:table-column-properties style:column-width="1.61cm"/>
    </style:style>
    <style:style style:name="Tabelle30.C" style:family="table-column">
      <style:table-column-properties style:column-width="2.193cm"/>
    </style:style>
    <style:style style:name="Tabelle30.D" style:family="table-column">
      <style:table-column-properties style:column-width="3.805cm"/>
    </style:style>
    <style:style style:name="Tabelle30.E" style:family="table-column">
      <style:table-column-properties style:column-width="1.009cm"/>
    </style:style>
    <style:style style:name="Tabelle30.A1" style:family="table-cell">
      <style:table-cell-properties fo:padding="0.097cm" fo:border-left="0.05pt solid #000000" fo:border-right="none" fo:border-top="0.05pt solid #000000" fo:border-bottom="0.05pt solid #000000"/>
    </style:style>
    <style:style style:name="Tabelle30.E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E2" style:family="table-cell">
      <style:table-cell-properties fo:padding="0.097cm" fo:border-left="0.05pt solid #000000" fo:border-right="0.05pt solid #000000" fo:border-top="none" fo:border-bottom="0.05pt solid #000000"/>
    </style:style>
    <style:style style:name="Tabelle34" style:family="table">
      <style:table-properties style:width="25.7cm" table:align="margins"/>
    </style:style>
    <style:style style:name="Tabelle34.A" style:family="table-column">
      <style:table-column-properties style:column-width="12.005cm" style:rel-column-width="30612*"/>
    </style:style>
    <style:style style:name="Tabelle34.B" style:family="table-column">
      <style:table-column-properties style:column-width="1.801cm" style:rel-column-width="4592*"/>
    </style:style>
    <style:style style:name="Tabelle34.C" style:family="table-column">
      <style:table-column-properties style:column-width="11.894cm" style:rel-column-width="30331*"/>
    </style:style>
    <style:style style:name="Tabelle34.A1" style:family="table-cell">
      <style:table-cell-properties fo:padding="0.097cm" fo:border="none"/>
    </style:style>
    <style:style style:name="Tabelle35" style:family="table">
      <style:table-properties style:width="11.807cm" table:align="left"/>
    </style:style>
    <style:style style:name="Tabelle35.A" style:family="table-column">
      <style:table-column-properties style:column-width="3.605cm"/>
    </style:style>
    <style:style style:name="Tabelle35.B" style:family="table-column">
      <style:table-column-properties style:column-width="4.101cm"/>
    </style:style>
    <style:style style:name="Tabelle35.A1" style:family="table-cell">
      <style:table-cell-properties fo:padding="0.097cm" fo:border-left="0.05pt solid #000000" fo:border-right="none" fo:border-top="0.05pt solid #000000" fo:border-bottom="0.05pt solid #000000"/>
    </style:style>
    <style:style style:name="Tabelle35.C1" style:family="table-cell">
      <style:table-cell-properties fo:padding="0.097cm" fo:border="0.05pt solid #000000"/>
    </style:style>
    <style:style style:name="Tabelle36" style:family="table">
      <style:table-properties style:width="11.71cm" fo:margin-left="0cm" table:align="left"/>
    </style:style>
    <style:style style:name="Tabelle36.A" style:family="table-column">
      <style:table-column-properties style:column-width="8.401cm"/>
    </style:style>
    <style:style style:name="Tabelle36.B" style:family="table-column">
      <style:table-column-properties style:column-width="2.595cm"/>
    </style:style>
    <style:style style:name="Tabelle36.C" style:family="table-column">
      <style:table-column-properties style:column-width="0.714cm"/>
    </style:style>
    <style:style style:name="Tabelle36.A1" style:family="table-cell">
      <style:table-cell-properties fo:padding="0.097cm" fo:border-left="0.05pt solid #000000" fo:border-right="none" fo:border-top="0.05pt solid #000000" fo:border-bottom="0.05pt solid #000000"/>
    </style:style>
    <style:style style:name="Tabelle36.C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C2" style:family="table-cell">
      <style:table-cell-properties fo:padding="0.097cm" fo:border-left="0.05pt solid #000000" fo:border-right="0.05pt solid #000000" fo:border-top="none" fo:border-bottom="0.05pt solid #000000"/>
    </style:style>
    <style:style style:name="Tabelle37" style:family="table">
      <style:table-properties style:width="11.709cm" fo:margin-left="0cm" table:align="left"/>
    </style:style>
    <style:style style:name="Tabelle37.A" style:family="table-column">
      <style:table-column-properties style:column-width="3.092cm"/>
    </style:style>
    <style:style style:name="Tabelle37.B" style:family="table-column">
      <style:table-column-properties style:column-width="1.61cm"/>
    </style:style>
    <style:style style:name="Tabelle37.C" style:family="table-column">
      <style:table-column-properties style:column-width="2.193cm"/>
    </style:style>
    <style:style style:name="Tabelle37.D" style:family="table-column">
      <style:table-column-properties style:column-width="3.805cm"/>
    </style:style>
    <style:style style:name="Tabelle37.E" style:family="table-column">
      <style:table-column-properties style:column-width="1.009cm"/>
    </style:style>
    <style:style style:name="Tabelle37.A1" style:family="table-cell">
      <style:table-cell-properties fo:padding="0.097cm" fo:border-left="0.05pt solid #000000" fo:border-right="none" fo:border-top="0.05pt solid #000000" fo:border-bottom="0.05pt solid #000000"/>
    </style:style>
    <style:style style:name="Tabelle37.E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E2" style:family="table-cell">
      <style:table-cell-properties fo:padding="0.097cm" fo:border-left="0.05pt solid #000000" fo:border-right="0.05pt solid #000000" fo:border-top="none" fo:border-bottom="0.05pt solid #000000"/>
    </style:style>
    <style:style style:name="Tabelle35" style:family="table">
      <style:table-properties style:width="11.807cm" table:align="left"/>
    </style:style>
    <style:style style:name="Tabelle35.A" style:family="table-column">
      <style:table-column-properties style:column-width="3.605cm"/>
    </style:style>
    <style:style style:name="Tabelle35.B" style:family="table-column">
      <style:table-column-properties style:column-width="4.101cm"/>
    </style:style>
    <style:style style:name="Tabelle35.A1" style:family="table-cell">
      <style:table-cell-properties fo:padding="0.097cm" fo:border-left="0.05pt solid #000000" fo:border-right="none" fo:border-top="0.05pt solid #000000" fo:border-bottom="0.05pt solid #000000"/>
    </style:style>
    <style:style style:name="Tabelle35.C1" style:family="table-cell">
      <style:table-cell-properties fo:padding="0.097cm" fo:border="0.05pt solid #000000"/>
    </style:style>
    <style:style style:name="Tabelle36" style:family="table">
      <style:table-properties style:width="11.71cm" fo:margin-left="0cm" table:align="left"/>
    </style:style>
    <style:style style:name="Tabelle36.A" style:family="table-column">
      <style:table-column-properties style:column-width="8.401cm"/>
    </style:style>
    <style:style style:name="Tabelle36.B" style:family="table-column">
      <style:table-column-properties style:column-width="2.595cm"/>
    </style:style>
    <style:style style:name="Tabelle36.C" style:family="table-column">
      <style:table-column-properties style:column-width="0.714cm"/>
    </style:style>
    <style:style style:name="Tabelle36.A1" style:family="table-cell">
      <style:table-cell-properties fo:padding="0.097cm" fo:border-left="0.05pt solid #000000" fo:border-right="none" fo:border-top="0.05pt solid #000000" fo:border-bottom="0.05pt solid #000000"/>
    </style:style>
    <style:style style:name="Tabelle36.C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C2" style:family="table-cell">
      <style:table-cell-properties fo:padding="0.097cm" fo:border-left="0.05pt solid #000000" fo:border-right="0.05pt solid #000000" fo:border-top="none" fo:border-bottom="0.05pt solid #000000"/>
    </style:style>
    <style:style style:name="Tabelle37" style:family="table">
      <style:table-properties style:width="11.709cm" fo:margin-left="0cm" table:align="left"/>
    </style:style>
    <style:style style:name="Tabelle37.A" style:family="table-column">
      <style:table-column-properties style:column-width="3.092cm"/>
    </style:style>
    <style:style style:name="Tabelle37.B" style:family="table-column">
      <style:table-column-properties style:column-width="1.61cm"/>
    </style:style>
    <style:style style:name="Tabelle37.C" style:family="table-column">
      <style:table-column-properties style:column-width="2.193cm"/>
    </style:style>
    <style:style style:name="Tabelle37.D" style:family="table-column">
      <style:table-column-properties style:column-width="3.805cm"/>
    </style:style>
    <style:style style:name="Tabelle37.E" style:family="table-column">
      <style:table-column-properties style:column-width="1.009cm"/>
    </style:style>
    <style:style style:name="Tabelle37.A1" style:family="table-cell">
      <style:table-cell-properties fo:padding="0.097cm" fo:border-left="0.05pt solid #000000" fo:border-right="none" fo:border-top="0.05pt solid #000000" fo:border-bottom="0.05pt solid #000000"/>
    </style:style>
    <style:style style:name="Tabelle37.E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weight="bold" officeooo:rsid="00175df4" officeooo:paragraph-rsid="00447b86" style:font-weight-asian="bold" style:font-weight-complex="bold"/>
    </style:style>
    <style:style style:name="P2" style:family="paragraph" style:parent-style-name="Standard">
      <style:paragraph-properties fo:text-align="justify" style:justify-single-word="false"/>
      <style:text-properties fo:font-weight="bold" officeooo:rsid="00175df4" officeooo:paragraph-rsid="00655876" style:font-weight-asian="bold" style:font-weight-complex="bold"/>
    </style:style>
    <style:style style:name="P3" style:family="paragraph" style:parent-style-name="Standard">
      <style:paragraph-properties fo:text-align="justify" style:justify-single-word="false"/>
      <style:text-properties fo:font-weight="bold" officeooo:rsid="00175df4" officeooo:paragraph-rsid="00682eb1" style:font-weight-asian="bold" style:font-weight-complex="bold"/>
    </style:style>
    <style:style style:name="P4" style:family="paragraph" style:parent-style-name="Standard">
      <style:paragraph-properties fo:text-align="justify" style:justify-single-word="false"/>
      <style:text-properties fo:font-weight="bold" officeooo:rsid="00175df4" officeooo:paragraph-rsid="0068ff1d" style:font-weight-asian="bold" style:font-weight-complex="bold"/>
    </style:style>
    <style:style style:name="P5" style:family="paragraph" style:parent-style-name="Standard">
      <style:paragraph-properties fo:text-align="justify" style:justify-single-word="false"/>
      <style:text-properties fo:font-weight="bold" officeooo:rsid="00175df4" officeooo:paragraph-rsid="00710579" style:font-weight-asian="bold" style:font-weight-complex="bold"/>
    </style:style>
    <style:style style:name="P6" style:family="paragraph" style:parent-style-name="Standard">
      <style:text-properties fo:font-weight="bold" officeooo:rsid="001b1bcb" officeooo:paragraph-rsid="00447b86" style:font-weight-asian="bold" style:font-weight-complex="bold"/>
    </style:style>
    <style:style style:name="P7" style:family="paragraph" style:parent-style-name="Standard">
      <style:text-properties fo:font-weight="bold" officeooo:rsid="001b1bcb" officeooo:paragraph-rsid="00655876" style:font-weight-asian="bold" style:font-weight-complex="bold"/>
    </style:style>
    <style:style style:name="P8" style:family="paragraph" style:parent-style-name="Standard">
      <style:text-properties fo:font-weight="bold" officeooo:rsid="001b1bcb" officeooo:paragraph-rsid="0068ff1d" style:font-weight-asian="bold" style:font-weight-complex="bold"/>
    </style:style>
    <style:style style:name="P9" style:family="paragraph" style:parent-style-name="Standard">
      <style:text-properties fo:font-weight="bold" officeooo:rsid="001b1bcb" officeooo:paragraph-rsid="007022cc" style:font-weight-asian="bold" style:font-weight-complex="bold"/>
    </style:style>
    <style:style style:name="P10" style:family="paragraph" style:parent-style-name="Standard">
      <style:text-properties fo:font-weight="bold" officeooo:rsid="001b1bcb" officeooo:paragraph-rsid="00710579" style:font-weight-asian="bold" style:font-weight-complex="bold"/>
    </style:style>
    <style:style style:name="P11" style:family="paragraph" style:parent-style-name="Standard">
      <style:text-properties fo:font-weight="bold" officeooo:rsid="001b1bcb" officeooo:paragraph-rsid="00754991" style:font-weight-asian="bold" style:font-weight-complex="bold"/>
    </style:style>
    <style:style style:name="P12" style:family="paragraph" style:parent-style-name="Table_20_Contents">
      <style:text-properties fo:font-weight="bold" officeooo:rsid="0020cf70" officeooo:paragraph-rsid="00447b86" style:font-weight-asian="bold" style:font-weight-complex="bold"/>
    </style:style>
    <style:style style:name="P13" style:family="paragraph" style:parent-style-name="Table_20_Contents">
      <style:text-properties fo:font-weight="bold" officeooo:rsid="0020cf70" officeooo:paragraph-rsid="00655876" style:font-weight-asian="bold" style:font-weight-complex="bold"/>
    </style:style>
    <style:style style:name="P14" style:family="paragraph" style:parent-style-name="Table_20_Contents">
      <style:text-properties fo:font-weight="bold" officeooo:rsid="0020cf70" officeooo:paragraph-rsid="0068ff1d" style:font-weight-asian="bold" style:font-weight-complex="bold"/>
    </style:style>
    <style:style style:name="P15" style:family="paragraph" style:parent-style-name="Table_20_Contents">
      <style:text-properties fo:font-weight="bold" officeooo:rsid="0020cf70" officeooo:paragraph-rsid="00710579" style:font-weight-asian="bold" style:font-weight-complex="bold"/>
    </style:style>
    <style:style style:name="P16" style:family="paragraph" style:parent-style-name="Table_20_Contents">
      <style:text-properties fo:font-weight="bold" officeooo:rsid="0020cf70" officeooo:paragraph-rsid="00754991" style:font-weight-asian="bold" style:font-weight-complex="bold"/>
    </style:style>
    <style:style style:name="P17" style:family="paragraph" style:parent-style-name="Standard">
      <style:paragraph-properties fo:text-align="justify" style:justify-single-word="false"/>
      <style:text-properties fo:font-weight="bold" officeooo:rsid="0045bcfd" officeooo:paragraph-rsid="007022cc" style:font-weight-asian="bold" style:font-weight-complex="bold"/>
    </style:style>
    <style:style style:name="P18" style:family="paragraph" style:parent-style-name="Standard">
      <style:text-properties fo:font-style="normal" style:text-underline-style="none" officeooo:rsid="002961bf" officeooo:paragraph-rsid="00447b86" style:font-style-asian="normal" style:font-style-complex="normal"/>
    </style:style>
    <style:style style:name="P19" style:family="paragraph" style:parent-style-name="Standard">
      <style:text-properties fo:font-style="normal" style:text-underline-style="none" officeooo:rsid="002961bf" officeooo:paragraph-rsid="00655876" style:font-style-asian="normal" style:font-style-complex="normal"/>
    </style:style>
    <style:style style:name="P20" style:family="paragraph" style:parent-style-name="Standard">
      <style:text-properties fo:font-style="normal" style:text-underline-style="none" officeooo:rsid="002961bf" officeooo:paragraph-rsid="00682eb1" style:font-style-asian="normal" style:font-style-complex="normal"/>
    </style:style>
    <style:style style:name="P21" style:family="paragraph" style:parent-style-name="Standard">
      <style:text-properties fo:font-style="normal" style:text-underline-style="none" officeooo:rsid="002961bf" officeooo:paragraph-rsid="0068ff1d" style:font-style-asian="normal" style:font-style-complex="normal"/>
    </style:style>
    <style:style style:name="P22" style:family="paragraph" style:parent-style-name="Standard">
      <style:text-properties fo:font-style="normal" style:text-underline-style="none" officeooo:rsid="002961bf" officeooo:paragraph-rsid="00710579" style:font-style-asian="normal" style:font-style-complex="normal"/>
    </style:style>
    <style:style style:name="P23" style:family="paragraph" style:parent-style-name="Standard">
      <style:text-properties fo:font-style="normal" style:text-underline-style="none" officeooo:rsid="002961bf" officeooo:paragraph-rsid="00735eca" style:font-style-asian="normal" style:font-style-complex="normal"/>
    </style:style>
    <style:style style:name="P24" style:family="paragraph" style:parent-style-name="Standard">
      <style:text-properties fo:font-style="normal" style:text-underline-style="none" officeooo:rsid="002961bf" officeooo:paragraph-rsid="00744502" style:font-style-asian="normal" style:font-style-complex="normal"/>
    </style:style>
    <style:style style:name="P25" style:family="paragraph" style:parent-style-name="Standard">
      <style:text-properties fo:font-style="normal" style:text-underline-style="none" officeooo:rsid="003ca4cc" officeooo:paragraph-rsid="00447b86" style:font-style-asian="normal" style:font-style-complex="normal"/>
    </style:style>
    <style:style style:name="P26" style:family="paragraph" style:parent-style-name="Standard">
      <style:text-properties fo:font-style="normal" style:text-underline-style="none" officeooo:rsid="003ca4cc" officeooo:paragraph-rsid="00655876" style:font-style-asian="normal" style:font-style-complex="normal"/>
    </style:style>
    <style:style style:name="P27" style:family="paragraph" style:parent-style-name="Standard">
      <style:text-properties fo:font-style="normal" style:text-underline-style="none" officeooo:rsid="003ca4cc" officeooo:paragraph-rsid="00682eb1" style:font-style-asian="normal" style:font-style-complex="normal"/>
    </style:style>
    <style:style style:name="P28" style:family="paragraph" style:parent-style-name="Standard">
      <style:text-properties fo:font-style="normal" style:text-underline-style="none" officeooo:rsid="003ca4cc" officeooo:paragraph-rsid="0068ff1d" style:font-style-asian="normal" style:font-style-complex="normal"/>
    </style:style>
    <style:style style:name="P29" style:family="paragraph" style:parent-style-name="Standard">
      <style:text-properties fo:font-style="normal" style:text-underline-style="none" officeooo:rsid="003ca4cc" officeooo:paragraph-rsid="00710579" style:font-style-asian="normal" style:font-style-complex="normal"/>
    </style:style>
    <style:style style:name="P30" style:family="paragraph" style:parent-style-name="Table_20_Contents">
      <style:text-properties fo:font-style="normal" style:text-underline-style="none" officeooo:rsid="003e6fec" officeooo:paragraph-rsid="00447b86" style:font-style-asian="normal" style:font-style-complex="normal"/>
    </style:style>
    <style:style style:name="P31" style:family="paragraph" style:parent-style-name="Table_20_Contents">
      <style:text-properties fo:font-style="normal" style:text-underline-style="none" officeooo:rsid="003e6fec" officeooo:paragraph-rsid="00655876" style:font-style-asian="normal" style:font-style-complex="normal"/>
    </style:style>
    <style:style style:name="P32" style:family="paragraph" style:parent-style-name="Table_20_Contents">
      <style:text-properties fo:font-style="normal" style:text-underline-style="none" officeooo:rsid="003e6fec" officeooo:paragraph-rsid="00682eb1" style:font-style-asian="normal" style:font-style-complex="normal"/>
    </style:style>
    <style:style style:name="P33" style:family="paragraph" style:parent-style-name="Table_20_Contents">
      <style:text-properties fo:font-style="normal" style:text-underline-style="none" officeooo:rsid="003e6fec" officeooo:paragraph-rsid="0068ff1d" style:font-style-asian="normal" style:font-style-complex="normal"/>
    </style:style>
    <style:style style:name="P34" style:family="paragraph" style:parent-style-name="Table_20_Contents">
      <style:text-properties fo:font-style="normal" style:text-underline-style="none" officeooo:rsid="003e6fec" officeooo:paragraph-rsid="00710579" style:font-style-asian="normal" style:font-style-complex="normal"/>
    </style:style>
    <style:style style:name="P35" style:family="paragraph" style:parent-style-name="Standard">
      <style:text-properties fo:font-style="normal" style:text-underline-style="none" officeooo:rsid="0068ff1d" officeooo:paragraph-rsid="0068ff1d" style:font-style-asian="normal" style:font-style-complex="normal"/>
    </style:style>
    <style:style style:name="P36" style:family="paragraph" style:parent-style-name="Standard">
      <style:text-properties fo:font-style="normal" style:text-underline-style="none" officeooo:rsid="0068ff1d" officeooo:paragraph-rsid="00710579" style:font-style-asian="normal" style:font-style-complex="normal"/>
    </style:style>
    <style:style style:name="P37" style:family="paragraph" style:parent-style-name="Standard">
      <style:text-properties fo:font-style="normal" style:text-underline-style="none" officeooo:rsid="006a4c89" officeooo:paragraph-rsid="00710579" style:font-style-asian="normal" style:font-style-complex="normal"/>
    </style:style>
    <style:style style:name="P38" style:family="paragraph" style:parent-style-name="Standard">
      <style:text-properties fo:font-style="normal" style:text-underline-style="none" officeooo:rsid="006a4c89" officeooo:paragraph-rsid="0076703d" style:font-style-asian="normal" style:font-style-complex="normal"/>
    </style:style>
    <style:style style:name="P39" style:family="paragraph" style:parent-style-name="Standard">
      <style:text-properties fo:font-style="normal" style:text-underline-style="none" officeooo:rsid="006ec0d6" officeooo:paragraph-rsid="007022cc" style:font-style-asian="normal" style:font-style-complex="normal"/>
    </style:style>
    <style:style style:name="P40" style:family="paragraph" style:parent-style-name="Standard">
      <style:text-properties fo:font-style="normal" style:text-underline-style="none" officeooo:rsid="00754991" officeooo:paragraph-rsid="00754991" style:font-style-asian="normal" style:font-style-complex="normal"/>
    </style:style>
    <style:style style:name="P41" style:family="paragraph" style:parent-style-name="Standard">
      <style:paragraph-properties fo:text-align="justify" style:justify-single-word="false"/>
      <style:text-properties fo:font-style="normal" style:text-underline-style="none" fo:font-weight="bold" officeooo:rsid="00655876" officeooo:paragraph-rsid="00655876" style:font-style-asian="normal" style:font-weight-asian="bold" style:font-style-complex="normal" style:font-weight-complex="bold"/>
    </style:style>
    <style:style style:name="P42" style:family="paragraph" style:parent-style-name="Table_20_Contents">
      <style:text-properties fo:font-size="10.5pt" officeooo:rsid="0025ba9f" officeooo:paragraph-rsid="00447b86" style:font-size-asian="10.5pt" style:font-size-complex="10.5pt"/>
    </style:style>
    <style:style style:name="P43" style:family="paragraph" style:parent-style-name="Table_20_Contents">
      <style:text-properties fo:font-size="10.5pt" officeooo:rsid="0025ba9f" officeooo:paragraph-rsid="00655876" style:font-size-asian="10.5pt" style:font-size-complex="10.5pt"/>
    </style:style>
    <style:style style:name="P44" style:family="paragraph" style:parent-style-name="Table_20_Contents">
      <style:text-properties fo:font-size="10.5pt" officeooo:rsid="0025ba9f" officeooo:paragraph-rsid="00682eb1" style:font-size-asian="10.5pt" style:font-size-complex="10.5pt"/>
    </style:style>
    <style:style style:name="P45" style:family="paragraph" style:parent-style-name="Table_20_Contents">
      <style:text-properties fo:font-size="10.5pt" officeooo:rsid="0025ba9f" officeooo:paragraph-rsid="0068ff1d" style:font-size-asian="10.5pt" style:font-size-complex="10.5pt"/>
    </style:style>
    <style:style style:name="P46" style:family="paragraph" style:parent-style-name="Table_20_Contents">
      <style:text-properties fo:font-size="10.5pt" officeooo:rsid="0025ba9f" officeooo:paragraph-rsid="00710579" style:font-size-asian="10.5pt" style:font-size-complex="10.5pt"/>
    </style:style>
    <style:style style:name="P47" style:family="paragraph" style:parent-style-name="Table_20_Contents">
      <style:text-properties fo:font-size="10.5pt" officeooo:rsid="0027e7e2" officeooo:paragraph-rsid="00447b86" style:font-size-asian="10.5pt" style:font-size-complex="10.5pt"/>
    </style:style>
    <style:style style:name="P48" style:family="paragraph" style:parent-style-name="Table_20_Contents">
      <style:text-properties fo:font-size="10.5pt" officeooo:rsid="0027e7e2" officeooo:paragraph-rsid="00655876" style:font-size-asian="10.5pt" style:font-size-complex="10.5pt"/>
    </style:style>
    <style:style style:name="P49" style:family="paragraph" style:parent-style-name="Table_20_Contents">
      <style:text-properties fo:font-size="10.5pt" officeooo:rsid="0027e7e2" officeooo:paragraph-rsid="00682eb1" style:font-size-asian="10.5pt" style:font-size-complex="10.5pt"/>
    </style:style>
    <style:style style:name="P50" style:family="paragraph" style:parent-style-name="Table_20_Contents">
      <style:text-properties fo:font-size="10.5pt" officeooo:rsid="0027e7e2" officeooo:paragraph-rsid="0068ff1d" style:font-size-asian="10.5pt" style:font-size-complex="10.5pt"/>
    </style:style>
    <style:style style:name="P51" style:family="paragraph" style:parent-style-name="Table_20_Contents">
      <style:text-properties fo:font-size="10.5pt" officeooo:rsid="0027e7e2" officeooo:paragraph-rsid="00710579" style:font-size-asian="10.5pt" style:font-size-complex="10.5pt"/>
    </style:style>
    <style:style style:name="P52" style:family="paragraph" style:parent-style-name="Table_20_Contents">
      <style:text-properties fo:font-size="10.5pt" officeooo:rsid="002961bf" officeooo:paragraph-rsid="00447b86" style:font-size-asian="10.5pt" style:font-size-complex="10.5pt"/>
    </style:style>
    <style:style style:name="P53" style:family="paragraph" style:parent-style-name="Table_20_Contents">
      <style:text-properties fo:font-size="10.5pt" officeooo:rsid="002961bf" officeooo:paragraph-rsid="00655876" style:font-size-asian="10.5pt" style:font-size-complex="10.5pt"/>
    </style:style>
    <style:style style:name="P54" style:family="paragraph" style:parent-style-name="Table_20_Contents">
      <style:text-properties fo:font-size="10.5pt" officeooo:rsid="002961bf" officeooo:paragraph-rsid="00682eb1" style:font-size-asian="10.5pt" style:font-size-complex="10.5pt"/>
    </style:style>
    <style:style style:name="P55" style:family="paragraph" style:parent-style-name="Table_20_Contents">
      <style:text-properties fo:font-size="10.5pt" officeooo:rsid="002961bf" officeooo:paragraph-rsid="0068ff1d" style:font-size-asian="10.5pt" style:font-size-complex="10.5pt"/>
    </style:style>
    <style:style style:name="P56" style:family="paragraph" style:parent-style-name="Table_20_Contents">
      <style:text-properties fo:font-size="10.5pt" officeooo:rsid="002961bf" officeooo:paragraph-rsid="00710579" style:font-size-asian="10.5pt" style:font-size-complex="10.5pt"/>
    </style:style>
    <style:style style:name="P57" style:family="paragraph" style:parent-style-name="Table_20_Contents">
      <style:text-properties fo:font-size="10.5pt" officeooo:rsid="003ca4cc" officeooo:paragraph-rsid="00447b86" style:font-size-asian="10.5pt" style:font-size-complex="10.5pt"/>
    </style:style>
    <style:style style:name="P58" style:family="paragraph" style:parent-style-name="Table_20_Contents">
      <style:text-properties fo:font-size="10.5pt" officeooo:rsid="003ca4cc" officeooo:paragraph-rsid="00655876" style:font-size-asian="10.5pt" style:font-size-complex="10.5pt"/>
    </style:style>
    <style:style style:name="P59" style:family="paragraph" style:parent-style-name="Table_20_Contents">
      <style:text-properties fo:font-size="10.5pt" officeooo:rsid="003ca4cc" officeooo:paragraph-rsid="00682eb1" style:font-size-asian="10.5pt" style:font-size-complex="10.5pt"/>
    </style:style>
    <style:style style:name="P60" style:family="paragraph" style:parent-style-name="Table_20_Contents">
      <style:text-properties fo:font-size="10.5pt" officeooo:rsid="003ca4cc" officeooo:paragraph-rsid="0068ff1d" style:font-size-asian="10.5pt" style:font-size-complex="10.5pt"/>
    </style:style>
    <style:style style:name="P61" style:family="paragraph" style:parent-style-name="Table_20_Contents">
      <style:text-properties fo:font-size="10.5pt" officeooo:rsid="003ca4cc" officeooo:paragraph-rsid="00710579" style:font-size-asian="10.5pt" style:font-size-complex="10.5pt"/>
    </style:style>
    <style:style style:name="P62" style:family="paragraph" style:parent-style-name="Table_20_Contents">
      <style:text-properties fo:font-size="10.5pt" fo:font-weight="bold" officeooo:rsid="0025ba9f" officeooo:paragraph-rsid="00447b86" style:font-size-asian="10.5pt" style:font-weight-asian="bold" style:font-size-complex="10.5pt" style:font-weight-complex="bold"/>
    </style:style>
    <style:style style:name="P63" style:family="paragraph" style:parent-style-name="Table_20_Contents">
      <style:text-properties fo:font-size="10.5pt" fo:font-weight="bold" officeooo:rsid="0025ba9f" officeooo:paragraph-rsid="00655876" style:font-size-asian="10.5pt" style:font-weight-asian="bold" style:font-size-complex="10.5pt" style:font-weight-complex="bold"/>
    </style:style>
    <style:style style:name="P64" style:family="paragraph" style:parent-style-name="Table_20_Contents">
      <style:text-properties fo:font-size="10.5pt" fo:font-weight="bold" officeooo:rsid="0025ba9f" officeooo:paragraph-rsid="00682eb1" style:font-size-asian="10.5pt" style:font-weight-asian="bold" style:font-size-complex="10.5pt" style:font-weight-complex="bold"/>
    </style:style>
    <style:style style:name="P65" style:family="paragraph" style:parent-style-name="Table_20_Contents">
      <style:text-properties fo:font-size="10.5pt" fo:font-weight="bold" officeooo:rsid="0025ba9f" officeooo:paragraph-rsid="0068ff1d" style:font-size-asian="10.5pt" style:font-weight-asian="bold" style:font-size-complex="10.5pt" style:font-weight-complex="bold"/>
    </style:style>
    <style:style style:name="P66" style:family="paragraph" style:parent-style-name="Table_20_Contents">
      <style:text-properties fo:font-size="10.5pt" fo:font-weight="bold" officeooo:rsid="0025ba9f" officeooo:paragraph-rsid="00710579" style:font-size-asian="10.5pt" style:font-weight-asian="bold" style:font-size-complex="10.5pt" style:font-weight-complex="bold"/>
    </style:style>
    <style:style style:name="P67" style:family="paragraph" style:parent-style-name="Standard">
      <style:text-properties fo:font-style="italic" officeooo:rsid="00199fe0" officeooo:paragraph-rsid="00447b86" style:font-style-asian="italic" style:font-style-complex="italic"/>
    </style:style>
    <style:style style:name="P68" style:family="paragraph" style:parent-style-name="Standard">
      <style:text-properties fo:font-style="italic" officeooo:rsid="00199fe0" officeooo:paragraph-rsid="00655876" style:font-style-asian="italic" style:font-style-complex="italic"/>
    </style:style>
    <style:style style:name="P69" style:family="paragraph" style:parent-style-name="Standard">
      <style:text-properties fo:font-style="italic" officeooo:rsid="00199fe0" officeooo:paragraph-rsid="00682eb1" style:font-style-asian="italic" style:font-style-complex="italic"/>
    </style:style>
    <style:style style:name="P70" style:family="paragraph" style:parent-style-name="Standard">
      <style:text-properties fo:font-style="italic" officeooo:rsid="00199fe0" officeooo:paragraph-rsid="0068ff1d" style:font-style-asian="italic" style:font-style-complex="italic"/>
    </style:style>
    <style:style style:name="P71" style:family="paragraph" style:parent-style-name="Standard">
      <style:text-properties fo:font-style="italic" officeooo:rsid="00199fe0" officeooo:paragraph-rsid="00710579" style:font-style-asian="italic" style:font-style-complex="italic"/>
    </style:style>
    <style:style style:name="P72" style:family="paragraph" style:parent-style-name="Standard">
      <style:paragraph-properties fo:text-align="justify" style:justify-single-word="false"/>
      <style:text-properties fo:font-weight="normal" officeooo:rsid="0033ae0e" officeooo:paragraph-rsid="00447b86" style:font-weight-asian="normal" style:font-weight-complex="normal"/>
    </style:style>
    <style:style style:name="P73" style:family="paragraph" style:parent-style-name="Standard">
      <style:paragraph-properties fo:text-align="justify" style:justify-single-word="false"/>
      <style:text-properties fo:font-weight="normal" officeooo:rsid="0033ae0e" officeooo:paragraph-rsid="00655876" style:font-weight-asian="normal" style:font-weight-complex="normal"/>
    </style:style>
    <style:style style:name="P74" style:family="paragraph" style:parent-style-name="Standard">
      <style:paragraph-properties fo:text-align="justify" style:justify-single-word="false"/>
      <style:text-properties fo:font-weight="normal" officeooo:rsid="0033ae0e" officeooo:paragraph-rsid="00682eb1" style:font-weight-asian="normal" style:font-weight-complex="normal"/>
    </style:style>
    <style:style style:name="P75" style:family="paragraph" style:parent-style-name="Standard">
      <style:paragraph-properties fo:text-align="justify" style:justify-single-word="false"/>
      <style:text-properties fo:font-weight="normal" officeooo:rsid="0033ae0e" officeooo:paragraph-rsid="0068ff1d" style:font-weight-asian="normal" style:font-weight-complex="normal"/>
    </style:style>
    <style:style style:name="P76" style:family="paragraph" style:parent-style-name="Standard">
      <style:paragraph-properties fo:text-align="justify" style:justify-single-word="false"/>
      <style:text-properties fo:font-weight="normal" officeooo:rsid="0033ae0e" officeooo:paragraph-rsid="00710579" style:font-weight-asian="normal" style:font-weight-complex="normal"/>
    </style:style>
    <style:style style:name="P77" style:family="paragraph" style:parent-style-name="Standard">
      <style:paragraph-properties fo:text-align="justify" style:justify-single-word="false"/>
      <style:text-properties fo:font-weight="normal" officeooo:rsid="0033ae0e" officeooo:paragraph-rsid="00744502" style:font-weight-asian="normal" style:font-weight-complex="normal"/>
    </style:style>
    <style:style style:name="P78" style:family="paragraph" style:parent-style-name="Standard">
      <style:paragraph-properties fo:text-align="justify" style:justify-single-word="false"/>
      <style:text-properties fo:font-weight="normal" officeooo:rsid="0033ae0e" officeooo:paragraph-rsid="0076703d" style:font-weight-asian="normal" style:font-weight-complex="normal"/>
    </style:style>
    <style:style style:name="P79" style:family="paragraph" style:parent-style-name="Standard">
      <style:paragraph-properties fo:text-align="justify" style:justify-single-word="false"/>
      <style:text-properties fo:font-weight="normal" officeooo:rsid="0045bcfd" officeooo:paragraph-rsid="00710579" style:font-weight-asian="normal" style:font-weight-complex="normal"/>
    </style:style>
    <style:style style:name="P80" style:family="paragraph" style:parent-style-name="Standard">
      <style:paragraph-properties fo:text-align="justify" style:justify-single-word="false"/>
      <style:text-properties fo:font-weight="normal" officeooo:rsid="0045bcfd" officeooo:paragraph-rsid="00735eca" style:font-weight-asian="normal" style:font-weight-complex="normal"/>
    </style:style>
    <style:style style:name="P81" style:family="paragraph" style:parent-style-name="Standard">
      <style:paragraph-properties fo:text-align="justify" style:justify-single-word="false"/>
      <style:text-properties fo:font-weight="normal" officeooo:rsid="0045bcfd" officeooo:paragraph-rsid="00744502" style:font-weight-asian="normal" style:font-weight-complex="normal"/>
    </style:style>
    <style:style style:name="P82" style:family="paragraph" style:parent-style-name="Standard">
      <style:paragraph-properties fo:text-align="justify" style:justify-single-word="false"/>
      <style:text-properties fo:font-weight="normal" officeooo:rsid="0045bcfd" officeooo:paragraph-rsid="0076703d" style:font-weight-asian="normal" style:font-weight-complex="normal"/>
    </style:style>
    <style:style style:name="P83" style:family="paragraph" style:parent-style-name="Standard">
      <style:paragraph-properties fo:text-align="justify" style:justify-single-word="false"/>
      <style:text-properties fo:font-weight="normal" officeooo:rsid="004bd1a9" officeooo:paragraph-rsid="007022cc" style:font-weight-asian="normal" style:font-weight-complex="normal"/>
    </style:style>
    <style:style style:name="P84" style:family="paragraph" style:parent-style-name="Standard">
      <style:paragraph-properties fo:text-align="justify" style:justify-single-word="false"/>
      <style:text-properties fo:font-weight="normal" officeooo:rsid="004bd1a9" officeooo:paragraph-rsid="00710579" style:font-weight-asian="normal" style:font-weight-complex="normal"/>
    </style:style>
    <style:style style:name="P85" style:family="paragraph" style:parent-style-name="Standard">
      <style:paragraph-properties fo:text-align="justify" style:justify-single-word="false"/>
      <style:text-properties fo:font-weight="normal" officeooo:rsid="004bd1a9" officeooo:paragraph-rsid="0076703d" style:font-weight-asian="normal" style:font-weight-complex="normal"/>
    </style:style>
    <style:style style:name="P86" style:family="paragraph" style:parent-style-name="Standard">
      <style:text-properties fo:font-weight="normal" officeooo:rsid="00754991" officeooo:paragraph-rsid="00754991" style:font-weight-asian="normal" style:font-weight-complex="normal"/>
    </style:style>
    <style:style style:name="P87" style:family="paragraph" style:parent-style-name="Standard">
      <style:paragraph-properties fo:text-align="justify" style:justify-single-word="false"/>
      <style:text-properties officeooo:rsid="003e6fec" officeooo:paragraph-rsid="00447b86"/>
    </style:style>
    <style:style style:name="P88" style:family="paragraph" style:parent-style-name="Standard">
      <style:paragraph-properties fo:text-align="justify" style:justify-single-word="false"/>
      <style:text-properties officeooo:rsid="003e6fec" officeooo:paragraph-rsid="00655876"/>
    </style:style>
    <style:style style:name="P89" style:family="paragraph" style:parent-style-name="Standard">
      <style:paragraph-properties fo:text-align="justify" style:justify-single-word="false"/>
      <style:text-properties officeooo:rsid="003e6fec" officeooo:paragraph-rsid="00682eb1"/>
    </style:style>
    <style:style style:name="P90" style:family="paragraph" style:parent-style-name="Standard">
      <style:paragraph-properties fo:text-align="justify" style:justify-single-word="false"/>
      <style:text-properties officeooo:rsid="003e6fec" officeooo:paragraph-rsid="0068ff1d"/>
    </style:style>
    <style:style style:name="P91" style:family="paragraph" style:parent-style-name="Standard">
      <style:paragraph-properties fo:text-align="justify" style:justify-single-word="false"/>
      <style:text-properties officeooo:rsid="003e6fec" officeooo:paragraph-rsid="00710579"/>
    </style:style>
    <style:style style:name="P92" style:family="paragraph" style:parent-style-name="Table_20_Contents">
      <style:text-properties officeooo:rsid="003ca4cc" officeooo:paragraph-rsid="00447b86"/>
    </style:style>
    <style:style style:name="P93" style:family="paragraph" style:parent-style-name="Table_20_Contents">
      <style:text-properties officeooo:rsid="003ca4cc" officeooo:paragraph-rsid="00655876"/>
    </style:style>
    <style:style style:name="P94" style:family="paragraph" style:parent-style-name="Table_20_Contents">
      <style:text-properties officeooo:rsid="003ca4cc" officeooo:paragraph-rsid="00682eb1"/>
    </style:style>
    <style:style style:name="P95" style:family="paragraph" style:parent-style-name="Table_20_Contents">
      <style:text-properties officeooo:rsid="003ca4cc" officeooo:paragraph-rsid="0068ff1d"/>
    </style:style>
    <style:style style:name="P96" style:family="paragraph" style:parent-style-name="Table_20_Contents">
      <style:text-properties officeooo:rsid="003ca4cc" officeooo:paragraph-rsid="00710579"/>
    </style:style>
    <style:style style:name="P97" style:family="paragraph" style:parent-style-name="Standard">
      <style:text-properties fo:font-size="12pt" fo:font-style="italic" officeooo:rsid="002293e1" officeooo:paragraph-rsid="00447b86" style:font-size-asian="12pt" style:font-style-asian="italic" style:font-size-complex="12pt" style:font-style-complex="italic"/>
    </style:style>
    <style:style style:name="P98" style:family="paragraph" style:parent-style-name="Standard">
      <style:text-properties fo:font-size="12pt" fo:font-style="italic" officeooo:rsid="002293e1" officeooo:paragraph-rsid="0068ff1d" style:font-size-asian="12pt" style:font-style-asian="italic" style:font-size-complex="12pt" style:font-style-complex="italic"/>
    </style:style>
    <style:style style:name="P99" style:family="paragraph" style:parent-style-name="Standard">
      <style:text-properties fo:font-size="12pt" fo:font-style="italic" officeooo:rsid="002293e1" officeooo:paragraph-rsid="00710579" style:font-size-asian="12pt" style:font-style-asian="italic" style:font-size-complex="12pt" style:font-style-complex="italic"/>
    </style:style>
    <style:style style:name="P100" style:family="paragraph" style:parent-style-name="Standard">
      <style:text-properties fo:font-size="12pt" fo:font-style="italic" officeooo:rsid="004bf062" officeooo:paragraph-rsid="008052ef" style:font-size-asian="12pt" style:font-style-asian="italic" style:font-size-complex="12pt" style:font-style-complex="italic"/>
    </style:style>
    <style:style style:name="P101" style:family="paragraph" style:parent-style-name="Standard">
      <style:text-properties fo:font-size="12pt" fo:font-style="italic" officeooo:rsid="004e89f2" officeooo:paragraph-rsid="004e89f2" style:font-size-asian="12pt" style:font-style-asian="italic" style:font-size-complex="12pt" style:font-style-complex="italic"/>
    </style:style>
    <style:style style:name="P102" style:family="paragraph" style:parent-style-name="Standard">
      <style:text-properties fo:font-size="12pt" fo:font-style="italic" officeooo:rsid="004e89f2" officeooo:paragraph-rsid="00655876" style:font-size-asian="12pt" style:font-style-asian="italic" style:font-size-complex="12pt" style:font-style-complex="italic"/>
    </style:style>
    <style:style style:name="P103" style:family="paragraph" style:parent-style-name="Standard">
      <style:text-properties fo:font-size="12pt" fo:font-style="italic" officeooo:rsid="004e89f2" officeooo:paragraph-rsid="007cf26d" style:font-size-asian="12pt" style:font-style-asian="italic" style:font-size-complex="12pt" style:font-style-complex="italic"/>
    </style:style>
    <style:style style:name="P104" style:family="paragraph" style:parent-style-name="Standard">
      <style:text-properties fo:font-size="12pt" fo:font-style="italic" officeooo:rsid="0068ff1d" officeooo:paragraph-rsid="0068ff1d" style:font-size-asian="12pt" style:font-style-asian="italic" style:font-size-complex="12pt" style:font-style-complex="italic"/>
    </style:style>
    <style:style style:name="P105" style:family="paragraph" style:parent-style-name="Standard">
      <style:text-properties fo:font-size="12pt" fo:font-style="italic" officeooo:rsid="00710579" officeooo:paragraph-rsid="00710579" style:font-size-asian="12pt" style:font-style-asian="italic" style:font-size-complex="12pt" style:font-style-complex="italic"/>
    </style:style>
    <style:style style:name="P106" style:family="paragraph" style:parent-style-name="Standard">
      <style:text-properties fo:font-size="12pt" fo:font-style="italic" officeooo:rsid="0048ef79" officeooo:paragraph-rsid="00744502" style:font-size-asian="12pt" style:font-style-asian="italic" style:font-size-complex="12pt" style:font-style-complex="italic"/>
    </style:style>
    <style:style style:name="P107" style:family="paragraph" style:parent-style-name="Standard">
      <style:text-properties fo:font-size="12pt" fo:font-style="italic" officeooo:rsid="0048ef79" officeooo:paragraph-rsid="00818422" style:font-size-asian="12pt" style:font-style-asian="italic" style:font-size-complex="12pt" style:font-style-complex="italic"/>
    </style:style>
    <style:style style:name="P108" style:family="paragraph" style:parent-style-name="Standard">
      <style:text-properties fo:font-size="12pt" fo:font-style="italic" officeooo:rsid="007cf26d" officeooo:paragraph-rsid="007cf26d" style:font-size-asian="12pt" style:font-style-asian="italic" style:font-size-complex="12pt" style:font-style-complex="italic"/>
    </style:style>
    <style:style style:name="P109" style:family="paragraph" style:parent-style-name="Standard">
      <style:paragraph-properties fo:text-align="justify" style:justify-single-word="false"/>
      <style:text-properties fo:font-size="12pt" fo:font-style="italic" fo:font-weight="normal" officeooo:rsid="00682eb1" officeooo:paragraph-rsid="007022cc" style:font-size-asian="12pt" style:font-style-asian="italic" style:font-weight-asian="normal" style:font-size-complex="12pt" style:font-style-complex="italic" style:font-weight-complex="normal"/>
    </style:style>
    <style:style style:name="P110" style:family="paragraph" style:parent-style-name="Standard">
      <style:paragraph-properties fo:text-align="justify" style:justify-single-word="false"/>
      <style:text-properties fo:font-size="12pt" fo:font-weight="normal" officeooo:rsid="0068ff1d" officeooo:paragraph-rsid="0068ff1d" style:font-size-asian="12pt" style:font-weight-asian="normal" style:font-size-complex="12pt" style:font-weight-complex="normal"/>
    </style:style>
    <style:style style:name="P111" style:family="paragraph" style:parent-style-name="Standard">
      <style:text-properties fo:font-size="12pt" officeooo:rsid="004bf062" officeooo:paragraph-rsid="008052ef" style:font-size-asian="12pt" style:font-size-complex="12pt"/>
    </style:style>
    <style:style style:name="P112" style:family="paragraph" style:parent-style-name="Standard">
      <style:text-properties fo:font-size="12pt" officeooo:rsid="004d9366" officeooo:paragraph-rsid="004d9366" style:font-size-asian="12pt" style:font-size-complex="12pt"/>
    </style:style>
    <style:style style:name="P113" style:family="paragraph" style:parent-style-name="Standard">
      <style:text-properties fo:font-size="12pt" officeooo:rsid="004d9366" officeooo:paragraph-rsid="004e89f2" style:font-size-asian="12pt" style:font-size-complex="12pt"/>
    </style:style>
    <style:style style:name="P114" style:family="paragraph" style:parent-style-name="Standard">
      <style:text-properties fo:font-size="12pt" officeooo:rsid="0048ef79" officeooo:paragraph-rsid="0048ef79" style:font-size-asian="12pt" style:font-size-complex="12pt"/>
    </style:style>
    <style:style style:name="P115" style:family="paragraph" style:parent-style-name="Standard">
      <style:text-properties fo:font-size="12pt" officeooo:rsid="004e89f2" officeooo:paragraph-rsid="00655876" style:font-size-asian="12pt" style:font-size-complex="12pt"/>
    </style:style>
    <style:style style:name="P116" style:family="paragraph" style:parent-style-name="Standard">
      <style:text-properties fo:font-size="12pt" officeooo:rsid="00575ae2" officeooo:paragraph-rsid="008052ef" style:font-size-asian="12pt" style:font-size-complex="12pt"/>
    </style:style>
    <style:style style:name="P117" style:family="paragraph" style:parent-style-name="Standard">
      <style:text-properties fo:font-size="12pt" fo:font-style="normal" style:text-underline-style="none" fo:font-weight="normal" officeooo:rsid="00682eb1" officeooo:paragraph-rsid="007022cc" style:font-size-asian="12pt" style:font-style-asian="normal" style:font-weight-asian="normal" style:font-size-complex="12pt" style:font-style-complex="normal" style:font-weight-complex="normal"/>
    </style:style>
    <style:style style:name="P118" style:family="paragraph" style:parent-style-name="Standard">
      <style:text-properties fo:font-size="12pt" fo:font-style="normal" style:text-underline-style="none" fo:font-weight="normal" officeooo:rsid="00682eb1" officeooo:paragraph-rsid="006ec0d6" style:font-size-asian="12pt" style:font-style-asian="normal" style:font-weight-asian="normal" style:font-size-complex="12pt" style:font-style-complex="normal" style:font-weight-complex="normal"/>
    </style:style>
    <style:style style:name="P119" style:family="paragraph" style:parent-style-name="Table_20_Contents">
      <style:paragraph-properties fo:text-align="justify" style:justify-single-word="false"/>
      <style:text-properties fo:font-size="12pt" fo:font-weight="bold" officeooo:rsid="00682eb1" officeooo:paragraph-rsid="007022cc" style:font-size-asian="12pt" style:font-weight-asian="bold" style:font-size-complex="12pt" style:font-weight-complex="bold"/>
    </style:style>
    <style:style style:name="P120" style:family="paragraph" style:parent-style-name="Standard">
      <style:paragraph-properties fo:break-before="page"/>
      <style:text-properties officeooo:paragraph-rsid="00447b86"/>
    </style:style>
    <style:style style:name="P121" style:family="paragraph" style:parent-style-name="Standard">
      <style:text-properties officeooo:paragraph-rsid="00447b86"/>
    </style:style>
    <style:style style:name="P122" style:family="paragraph" style:parent-style-name="Table_20_Contents">
      <style:text-properties officeooo:paragraph-rsid="00447b86"/>
    </style:style>
    <style:style style:name="P123" style:family="paragraph" style:parent-style-name="Standard">
      <style:text-properties officeooo:paragraph-rsid="004368fe"/>
    </style:style>
    <style:style style:name="P124" style:family="paragraph" style:parent-style-name="Standard">
      <style:paragraph-properties fo:break-before="page"/>
      <style:text-properties officeooo:paragraph-rsid="00655876"/>
    </style:style>
    <style:style style:name="P125" style:family="paragraph" style:parent-style-name="Standard">
      <style:text-properties officeooo:paragraph-rsid="00655876"/>
    </style:style>
    <style:style style:name="P126" style:family="paragraph" style:parent-style-name="Table_20_Contents">
      <style:text-properties officeooo:paragraph-rsid="00655876"/>
    </style:style>
    <style:style style:name="P127" style:family="paragraph" style:parent-style-name="Standard">
      <style:paragraph-properties fo:break-before="page"/>
      <style:text-properties officeooo:paragraph-rsid="00682eb1"/>
    </style:style>
    <style:style style:name="P128" style:family="paragraph" style:parent-style-name="Table_20_Contents">
      <style:text-properties officeooo:paragraph-rsid="00682eb1"/>
    </style:style>
    <style:style style:name="P129" style:family="paragraph" style:parent-style-name="Standard">
      <style:text-properties officeooo:paragraph-rsid="0068ff1d"/>
    </style:style>
    <style:style style:name="P130" style:family="paragraph" style:parent-style-name="Table_20_Contents">
      <style:text-properties officeooo:paragraph-rsid="0068ff1d"/>
    </style:style>
    <style:style style:name="P131" style:family="paragraph" style:parent-style-name="Table_20_Contents">
      <style:paragraph-properties fo:text-align="justify" style:justify-single-word="false"/>
      <style:text-properties officeooo:rsid="0045bcfd" officeooo:paragraph-rsid="007022cc"/>
    </style:style>
    <style:style style:name="P132" style:family="paragraph" style:parent-style-name="Table_20_Contents">
      <style:paragraph-properties fo:text-align="justify" style:justify-single-word="false"/>
      <style:text-properties officeooo:rsid="0045bcfd" officeooo:paragraph-rsid="00710579"/>
    </style:style>
    <style:style style:name="P133" style:family="paragraph" style:parent-style-name="Table_20_Contents">
      <style:paragraph-properties fo:text-align="justify" style:justify-single-word="false"/>
      <style:text-properties officeooo:rsid="0045bcfd" officeooo:paragraph-rsid="00735eca"/>
    </style:style>
    <style:style style:name="P134" style:family="paragraph" style:parent-style-name="Table_20_Contents">
      <style:paragraph-properties fo:text-align="justify" style:justify-single-word="false"/>
      <style:text-properties officeooo:rsid="0045bcfd" officeooo:paragraph-rsid="00744502"/>
    </style:style>
    <style:style style:name="P135" style:family="paragraph" style:parent-style-name="Table_20_Contents">
      <style:paragraph-properties fo:text-align="justify" style:justify-single-word="false"/>
      <style:text-properties officeooo:rsid="0045bcfd" officeooo:paragraph-rsid="0076703d"/>
    </style:style>
    <style:style style:name="P136" style:family="paragraph" style:parent-style-name="Standard">
      <style:text-properties officeooo:paragraph-rsid="00710579"/>
    </style:style>
    <style:style style:name="P137" style:family="paragraph" style:parent-style-name="Standard">
      <style:paragraph-properties fo:break-before="page"/>
      <style:text-properties officeooo:paragraph-rsid="00710579"/>
    </style:style>
    <style:style style:name="P138" style:family="paragraph" style:parent-style-name="Table_20_Contents">
      <style:text-properties officeooo:paragraph-rsid="00710579"/>
    </style:style>
    <style:style style:name="P139" style:family="paragraph" style:parent-style-name="Table_20_Contents">
      <style:paragraph-properties fo:text-align="justify" style:justify-single-word="false"/>
      <style:text-properties officeooo:paragraph-rsid="00710579"/>
    </style:style>
    <style:style style:name="P140" style:family="paragraph" style:parent-style-name="Table_20_Contents">
      <style:paragraph-properties fo:text-align="justify" style:justify-single-word="false"/>
      <style:text-properties officeooo:paragraph-rsid="0076703d"/>
    </style:style>
    <style:style style:name="P141" style:family="paragraph" style:parent-style-name="Table_20_Contents">
      <style:paragraph-properties fo:text-align="justify" style:justify-single-word="false"/>
      <style:text-properties officeooo:rsid="004bd1a9" officeooo:paragraph-rsid="007022cc"/>
    </style:style>
    <style:style style:name="P142" style:family="paragraph" style:parent-style-name="Table_20_Contents">
      <style:paragraph-properties fo:text-align="justify" style:justify-single-word="false"/>
      <style:text-properties officeooo:rsid="004bd1a9" officeooo:paragraph-rsid="00710579"/>
    </style:style>
    <style:style style:name="P143" style:family="paragraph" style:parent-style-name="Table_20_Contents">
      <style:paragraph-properties fo:text-align="justify" style:justify-single-word="false"/>
      <style:text-properties officeooo:rsid="004bd1a9" officeooo:paragraph-rsid="0076703d"/>
    </style:style>
    <style:style style:name="P144" style:family="paragraph" style:parent-style-name="Standard">
      <style:text-properties officeooo:paragraph-rsid="00735eca"/>
    </style:style>
    <style:style style:name="P145" style:family="paragraph" style:parent-style-name="Standard">
      <style:text-properties officeooo:paragraph-rsid="00744502"/>
    </style:style>
    <style:style style:name="P146" style:family="paragraph" style:parent-style-name="Standard">
      <style:text-properties officeooo:paragraph-rsid="0076703d"/>
    </style:style>
    <style:style style:name="P147" style:family="paragraph" style:parent-style-name="Table_20_Contents">
      <style:text-properties fo:font-weight="bold" officeooo:rsid="0083c4e2" officeooo:paragraph-rsid="0083c4e2" style:font-weight-asian="bold" style:font-weight-complex="bold"/>
    </style:style>
    <style:style style:name="P148" style:family="paragraph" style:parent-style-name="Standard" style:list-style-name="L1">
      <style:paragraph-properties fo:text-align="justify" style:justify-single-word="false"/>
      <style:text-properties fo:font-style="normal" style:text-underline-style="none" officeooo:rsid="00655876" officeooo:paragraph-rsid="0065a919" style:font-style-asian="normal" style:font-style-complex="normal"/>
    </style:style>
    <style:style style:name="P149" style:family="paragraph" style:parent-style-name="Standard" style:list-style-name="L1">
      <style:paragraph-properties fo:text-align="justify" style:justify-single-word="false"/>
      <style:text-properties fo:font-style="normal" style:text-underline-style="none" officeooo:rsid="00655876" officeooo:paragraph-rsid="00655876" style:font-style-asian="normal" style:font-style-complex="normal"/>
    </style:style>
    <style:style style:name="P150" style:family="paragraph" style:parent-style-name="Standard" style:list-style-name="L2">
      <style:text-properties fo:font-style="normal" style:text-underline-style="none" officeooo:rsid="0068ff1d" officeooo:paragraph-rsid="0068ff1d" style:font-style-asian="normal" style:font-style-complex="normal"/>
    </style:style>
    <style:style style:name="P151" style:family="paragraph" style:parent-style-name="Standard">
      <style:text-properties fo:font-style="normal" style:text-underline-style="none" officeooo:rsid="002961bf" officeooo:paragraph-rsid="00447b86" style:font-style-asian="normal" style:font-style-complex="normal"/>
    </style:style>
    <style:style style:name="P152" style:family="paragraph" style:parent-style-name="Standard">
      <style:text-properties fo:font-style="normal" style:text-underline-style="none" officeooo:rsid="00754991" officeooo:paragraph-rsid="00754991" style:font-style-asian="normal" style:font-style-complex="normal"/>
    </style:style>
    <style:style style:name="P153" style:family="paragraph" style:parent-style-name="Standard">
      <style:text-properties fo:font-style="normal" style:text-underline-style="none" officeooo:rsid="0083c4e2" officeooo:paragraph-rsid="0083c4e2" style:font-style-asian="normal" style:font-style-complex="normal"/>
    </style:style>
    <style:style style:name="P154" style:family="paragraph" style:parent-style-name="Standard">
      <style:text-properties fo:font-size="12pt" officeooo:rsid="00492a05" officeooo:paragraph-rsid="00492a05" style:font-size-asian="12pt" style:font-size-complex="12pt"/>
    </style:style>
    <style:style style:name="P155" style:family="paragraph" style:parent-style-name="Standard">
      <style:text-properties fo:font-size="12pt" officeooo:rsid="004bf062" officeooo:paragraph-rsid="0081c515" style:font-size-asian="12pt" style:font-size-complex="12pt"/>
    </style:style>
    <style:style style:name="P156" style:family="paragraph" style:parent-style-name="Standard">
      <style:text-properties fo:font-size="12pt" officeooo:rsid="008391cf" officeooo:paragraph-rsid="008391cf" style:font-size-asian="12pt" style:font-size-complex="12pt"/>
    </style:style>
    <style:style style:name="P157" style:family="paragraph" style:parent-style-name="Standard">
      <style:text-properties fo:font-size="12pt" officeooo:rsid="008609a8" officeooo:paragraph-rsid="008609a8" style:font-size-asian="12pt" style:font-size-complex="12pt"/>
    </style:style>
    <style:style style:name="P158" style:family="paragraph" style:parent-style-name="Standard">
      <style:text-properties fo:font-size="12pt" fo:font-style="italic" officeooo:rsid="005b24ba" officeooo:paragraph-rsid="0081c515" style:font-size-asian="12pt" style:font-style-asian="italic" style:font-size-complex="12pt" style:font-style-complex="italic"/>
    </style:style>
    <style:style style:name="P159" style:family="paragraph" style:parent-style-name="Standard">
      <style:text-properties fo:font-size="12pt" fo:font-style="italic" officeooo:rsid="005bf413" officeooo:paragraph-rsid="008235e1" style:font-size-asian="12pt" style:font-style-asian="italic" style:font-size-complex="12pt" style:font-style-complex="italic"/>
    </style:style>
    <style:style style:name="P160" style:family="paragraph" style:parent-style-name="Standard">
      <style:text-properties fo:font-size="12pt" fo:font-style="italic" officeooo:rsid="008391cf" officeooo:paragraph-rsid="008391cf" style:font-size-asian="12pt" style:font-style-asian="italic" style:font-size-complex="12pt" style:font-style-complex="italic"/>
    </style:style>
    <style:style style:name="P161" style:family="paragraph" style:parent-style-name="Standard">
      <style:paragraph-properties fo:text-align="justify" style:justify-single-word="false"/>
      <style:text-properties fo:font-size="12pt" fo:font-weight="normal" officeooo:rsid="005bf413" officeooo:paragraph-rsid="008235e1" style:font-size-asian="12pt" style:font-weight-asian="normal" style:font-size-complex="12pt" style:font-weight-complex="normal"/>
    </style:style>
    <style:style style:name="P162" style:family="paragraph" style:parent-style-name="Standard">
      <style:paragraph-properties fo:text-align="justify" style:justify-single-word="false"/>
      <style:text-properties fo:font-size="12pt" fo:font-weight="normal" officeooo:rsid="002293e1" officeooo:paragraph-rsid="008235e1" style:font-size-asian="12pt" style:font-weight-asian="normal" style:font-size-complex="12pt" style:font-weight-complex="normal"/>
    </style:style>
    <style:style style:name="P163" style:family="paragraph" style:parent-style-name="Standard">
      <style:paragraph-properties fo:text-align="justify" style:justify-single-word="false"/>
      <style:text-properties fo:font-size="12pt" fo:font-weight="normal" officeooo:rsid="00710579" officeooo:paragraph-rsid="0084b884" style:font-size-asian="12pt" style:font-weight-asian="normal" style:font-size-complex="12pt" style:font-weight-complex="normal"/>
    </style:style>
    <style:style style:name="P164" style:family="paragraph" style:parent-style-name="Standard">
      <style:text-properties officeooo:paragraph-rsid="006d1398"/>
    </style:style>
    <style:style style:name="P165" style:family="paragraph" style:parent-style-name="Standard">
      <style:paragraph-properties fo:break-before="page"/>
      <style:text-properties officeooo:paragraph-rsid="006d1398"/>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33ae0e" style:font-weight-asian="normal" style:font-weight-complex="normal"/>
    </style:style>
    <style:style style:name="T4" style:family="text">
      <style:text-properties fo:font-weight="normal" officeooo:rsid="006ec0d6" style:font-weight-asian="normal" style:font-weight-complex="normal"/>
    </style:style>
    <style:style style:name="T5" style:family="text">
      <style:text-properties fo:font-weight="normal" officeooo:rsid="00710579" style:font-weight-asian="normal" style:font-weight-complex="normal"/>
    </style:style>
    <style:style style:name="T6" style:family="text">
      <style:text-properties fo:font-weight="normal" officeooo:rsid="00744502" style:font-weight-asian="normal" style:font-weight-complex="normal"/>
    </style:style>
    <style:style style:name="T7" style:family="text">
      <style:text-properties fo:font-style="italic" style:font-style-asian="italic" style:font-style-complex="italic"/>
    </style:style>
    <style:style style:name="T8" style:family="text">
      <style:text-properties officeooo:rsid="003ca4cc"/>
    </style:style>
    <style:style style:name="T9" style:family="text">
      <style:text-properties fo:font-size="10.5pt" officeooo:rsid="0025ba9f" style:font-size-asian="10.5pt" style:font-size-complex="10.5pt"/>
    </style:style>
    <style:style style:name="T10" style:family="text">
      <style:text-properties fo:font-size="10.5pt" officeooo:rsid="003ca4cc" style:font-size-asian="10.5pt" style:font-size-complex="10.5pt"/>
    </style:style>
    <style:style style:name="T11" style:family="text">
      <style:text-properties fo:font-size="10.5pt" officeooo:rsid="00428266" style:font-size-asian="10.5pt" style:font-size-complex="10.5pt"/>
    </style:style>
    <style:style style:name="T12" style:family="text">
      <style:text-properties fo:font-size="10.5pt" fo:font-weight="bold" officeooo:rsid="0025ba9f" style:font-size-asian="10.5pt" style:font-weight-asian="bold" style:font-size-complex="10.5pt" style:font-weight-complex="bold"/>
    </style:style>
    <style:style style:name="T13" style:family="text">
      <style:text-properties fo:font-size="10.5pt" fo:font-style="italic" officeooo:rsid="003ca4cc" style:font-size-asian="10.5pt" style:font-style-asian="italic" style:font-size-complex="10.5pt" style:font-style-complex="italic"/>
    </style:style>
    <style:style style:name="T14" style:family="text">
      <style:text-properties officeooo:rsid="0025ba9f"/>
    </style:style>
    <style:style style:name="T15" style:family="text">
      <style:text-properties officeooo:rsid="003e6fec"/>
    </style:style>
    <style:style style:name="T16" style:family="text">
      <style:text-properties officeooo:rsid="004a5432"/>
    </style:style>
    <style:style style:name="T17" style:family="text">
      <style:text-properties officeooo:rsid="004e89f2"/>
    </style:style>
    <style:style style:name="T18" style:family="text">
      <style:text-properties officeooo:rsid="0065a919"/>
    </style:style>
    <style:style style:name="T19" style:family="text">
      <style:text-properties fo:font-size="12pt" fo:font-weight="normal" officeooo:rsid="002293e1" style:font-size-asian="12pt" style:font-weight-asian="normal" style:font-size-complex="12pt" style:font-weight-complex="normal"/>
    </style:style>
    <style:style style:name="T20" style:family="text">
      <style:text-properties fo:font-size="12pt" fo:font-weight="normal" officeooo:rsid="00682eb1" style:font-size-asian="12pt" style:font-weight-asian="normal" style:font-size-complex="12pt" style:font-weight-complex="normal"/>
    </style:style>
    <style:style style:name="T21" style:family="text">
      <style:text-properties fo:font-size="12pt" fo:font-weight="normal" officeooo:rsid="0083c4e2" style:font-size-asian="12pt" style:font-weight-asian="normal" style:font-size-complex="12pt" style:font-weight-complex="normal"/>
    </style:style>
    <style:style style:name="T2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3" style:family="text">
      <style:text-properties fo:font-size="12pt" fo:font-style="italic" fo:font-weight="normal" officeooo:rsid="00682eb1" style:font-size-asian="12pt" style:font-style-asian="italic" style:font-weight-asian="normal" style:font-size-complex="12pt" style:font-style-complex="italic" style:font-weight-complex="normal"/>
    </style:style>
    <style:style style:name="T24" style:family="text">
      <style:text-properties officeooo:rsid="004bd1a9"/>
    </style:style>
    <style:style style:name="T25" style:family="text">
      <style:text-properties officeooo:rsid="00781987"/>
    </style:style>
    <style:style style:name="T26" style:family="text">
      <style:text-properties officeooo:rsid="007b80d0"/>
    </style:style>
    <style:style style:name="T27" style:family="text">
      <style:text-properties officeooo:rsid="007e9761"/>
    </style:style>
    <style:style style:name="T28" style:family="text">
      <style:text-properties officeooo:rsid="00501c21"/>
    </style:style>
    <style:style style:name="T29" style:family="text">
      <style:text-properties officeooo:rsid="00575ae2"/>
    </style:style>
    <style:style style:name="T30" style:family="text">
      <style:text-properties officeooo:rsid="0059abd6"/>
    </style:style>
    <style:style style:name="T31" style:family="text">
      <style:text-properties officeooo:rsid="00520802"/>
    </style:style>
    <style:style style:name="T32" style:family="text">
      <style:text-properties officeooo:rsid="005bf413"/>
    </style:style>
    <style:style style:name="T33" style:family="text">
      <style:text-properties officeooo:rsid="008391cf"/>
    </style:style>
    <style:style style:name="T34" style:family="text">
      <style:text-properties officeooo:rsid="0084b884"/>
    </style:style>
    <style:style style:name="T35" style:family="text">
      <style:text-properties officeooo:rsid="008609a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
      <table:table table:name="Tabelle2" table:style-name="Tabelle2">
        <table:table-column table:style-name="Tabelle2.A"/>
        <table:table-column table:style-name="Tabelle2.B"/>
        <table:table-column table:style-name="Tabelle2.C"/>
        <table:table-row>
          <table:table-cell table:style-name="Tabelle2.A1" office:value-type="string">
            <text:p text:style-name="P72">Name: <text:line-break/></text:p>
            <text:p text:style-name="P87"><text:span text:style-name="T3">T</text:span><text:span text:style-name="T2">yp: </text:span></text:p>
            <text:p text:style-name="P67"/>
            <text:p text:style-name="P25"/>
            <table:table table:name="Tabelle3" table:style-name="Tabelle3">
              <table:table-column table:style-name="Tabelle3.A"/>
              <table:table-column table:style-name="Tabelle3.B" table:number-columns-repeated="2"/>
              <table:table-row>
                <table:table-cell table:style-name="Tabelle3.A1" office:value-type="string">
                  <text:p text:style-name="P18">Lebensenergie</text:p>
                </table:table-cell>
                <table:table-cell table:style-name="Tabelle3.A1" office:value-type="string">
                  <text:p text:style-name="P30">Astralpunkte</text:p>
                  <text:p text:style-name="P122"/>
                  <text:p text:style-name="P122"/>
                  <text:p text:style-name="P122"/>
                </table:table-cell>
                <table:table-cell table:style-name="Tabelle3.C1" office:value-type="string">
                  <text:p text:style-name="P25">Gold</text:p>
                </table:table-cell>
              </table:table-row>
            </table:table>
            <text:p text:style-name="P18"/>
            <text:p text:style-name="P18">Deine <text:span text:style-name="T15">Siebensachen</text:span>:</text:p>
          </table:table-cell>
          <table:table-cell table:style-name="Tabelle2.A1" office:value-type="string">
            <text:p text:style-name="P1"/>
          </table:table-cell>
          <table:table-cell table:style-name="Tabelle2.A1" office:value-type="string">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office:value-type="string">
                  <text:p text:style-name="P92">POSITIV</text:p>
                </table:table-cell>
                <table:table-cell table:style-name="Tabelle4.A1" office:value-type="string">
                  <text:p text:style-name="P122"/>
                </table:table-cell>
                <table:table-cell table:style-name="Tabelle4.A1" office:value-type="string">
                  <text:p text:style-name="P122"/>
                </table:table-cell>
                <table:table-cell table:style-name="Tabelle4.A1" office:value-type="string">
                  <text:p text:style-name="P92">NEGATIV</text:p>
                </table:table-cell>
                <table:table-cell table:style-name="Tabelle4.E1" office:value-type="string">
                  <text:p text:style-name="P122"/>
                </table:table-cell>
              </table:table-row>
              <table:table-row>
                <table:table-cell table:style-name="Tabelle4.A2" office:value-type="string">
                  <text:p text:style-name="P92">Mut </text:p>
                </table:table-cell>
                <table:table-cell table:style-name="Tabelle4.A2" office:value-type="string">
                  <text:p text:style-name="P122"/>
                </table:table-cell>
                <table:table-cell table:style-name="Tabelle4.A2" office:value-type="string">
                  <text:p text:style-name="P122"/>
                </table:table-cell>
                <table:table-cell table:style-name="Tabelle4.A2" office:value-type="string">
                  <text:p text:style-name="P92">Aberglaube</text:p>
                </table:table-cell>
                <table:table-cell table:style-name="Tabelle4.E2" office:value-type="string">
                  <text:p text:style-name="P122"/>
                </table:table-cell>
              </table:table-row>
              <table:table-row>
                <table:table-cell table:style-name="Tabelle4.A2" office:value-type="string">
                  <text:p text:style-name="P92">Klugheit</text:p>
                </table:table-cell>
                <table:table-cell table:style-name="Tabelle4.A2" office:value-type="string">
                  <text:p text:style-name="P122"/>
                </table:table-cell>
                <table:table-cell table:style-name="Tabelle4.A2" office:value-type="string">
                  <text:p text:style-name="P122"/>
                </table:table-cell>
                <table:table-cell table:style-name="Tabelle4.A2" office:value-type="string">
                  <text:p text:style-name="P92">H<text:span text:style-name="T16">öhenangst</text:span></text:p>
                </table:table-cell>
                <table:table-cell table:style-name="Tabelle4.E2" office:value-type="string">
                  <text:p text:style-name="P122"/>
                </table:table-cell>
              </table:table-row>
              <table:table-row>
                <table:table-cell table:style-name="Tabelle4.A2" office:value-type="string">
                  <text:p text:style-name="P92">Intuition</text:p>
                </table:table-cell>
                <table:table-cell table:style-name="Tabelle4.A2" office:value-type="string">
                  <text:p text:style-name="P122"/>
                </table:table-cell>
                <table:table-cell table:style-name="Tabelle4.A2" office:value-type="string">
                  <text:p text:style-name="P122"/>
                </table:table-cell>
                <table:table-cell table:style-name="Tabelle4.A2" office:value-type="string">
                  <text:p text:style-name="P92">R<text:span text:style-name="T16">aumangst</text:span></text:p>
                </table:table-cell>
                <table:table-cell table:style-name="Tabelle4.E2" office:value-type="string">
                  <text:p text:style-name="P122"/>
                </table:table-cell>
              </table:table-row>
              <table:table-row>
                <table:table-cell table:style-name="Tabelle4.A2" office:value-type="string">
                  <text:p text:style-name="P92">Charisma</text:p>
                </table:table-cell>
                <table:table-cell table:style-name="Tabelle4.A2" office:value-type="string">
                  <text:p text:style-name="P122"/>
                </table:table-cell>
                <table:table-cell table:style-name="Tabelle4.A2" office:value-type="string">
                  <text:p text:style-name="P122"/>
                </table:table-cell>
                <table:table-cell table:style-name="Tabelle4.A2" office:value-type="string">
                  <text:p text:style-name="P92">T<text:span text:style-name="T16">otenangst</text:span></text:p>
                </table:table-cell>
                <table:table-cell table:style-name="Tabelle4.E2" office:value-type="string">
                  <text:p text:style-name="P122"/>
                </table:table-cell>
              </table:table-row>
              <table:table-row>
                <table:table-cell table:style-name="Tabelle4.A2" office:value-type="string">
                  <text:p text:style-name="P92">Fingerfertigkeit</text:p>
                </table:table-cell>
                <table:table-cell table:style-name="Tabelle4.A2" office:value-type="string">
                  <text:p text:style-name="P122"/>
                </table:table-cell>
                <table:table-cell table:style-name="Tabelle4.A2" office:value-type="string">
                  <text:p text:style-name="P122"/>
                </table:table-cell>
                <table:table-cell table:style-name="Tabelle4.A2" office:value-type="string">
                  <text:p text:style-name="P92">Neugier</text:p>
                </table:table-cell>
                <table:table-cell table:style-name="Tabelle4.E2" office:value-type="string">
                  <text:p text:style-name="P122"/>
                </table:table-cell>
              </table:table-row>
              <table:table-row>
                <table:table-cell table:style-name="Tabelle4.A2" office:value-type="string">
                  <text:p text:style-name="P92">Gewandtheit</text:p>
                </table:table-cell>
                <table:table-cell table:style-name="Tabelle4.A2" office:value-type="string">
                  <text:p text:style-name="P122"/>
                </table:table-cell>
                <table:table-cell table:style-name="Tabelle4.A2" office:value-type="string">
                  <text:p text:style-name="P122"/>
                </table:table-cell>
                <table:table-cell table:style-name="Tabelle4.A2" office:value-type="string">
                  <text:p text:style-name="P92">Goldgier</text:p>
                </table:table-cell>
                <table:table-cell table:style-name="Tabelle4.E2" office:value-type="string">
                  <text:p text:style-name="P122"/>
                </table:table-cell>
              </table:table-row>
              <table:table-row>
                <table:table-cell table:style-name="Tabelle4.A2" office:value-type="string">
                  <text:p text:style-name="P92">Körperkraft</text:p>
                </table:table-cell>
                <table:table-cell table:style-name="Tabelle4.A2" office:value-type="string">
                  <text:p text:style-name="P122"/>
                </table:table-cell>
                <table:table-cell table:style-name="Tabelle4.A2" office:value-type="string">
                  <text:p text:style-name="P122"/>
                </table:table-cell>
                <table:table-cell table:style-name="Tabelle4.A2" office:value-type="string">
                  <text:p text:style-name="P92">Jähzorn</text:p>
                </table:table-cell>
                <table:table-cell table:style-name="Tabelle4.E2" office:value-type="string">
                  <text:p text:style-name="P122"/>
                </table:table-cell>
              </table:table-row>
            </table:table>
            <text:p text:style-name="P122"/>
            <text:p text:style-name="P62"/>
            <text:p text:style-name="P122"><text:span text:style-name="T12">Char-Gen</text:span><text:span text:style-name="T9">: Würfle </text:span><text:span text:style-name="T11">8</text:span><text:span text:style-name="T9"> x mit W6; streiche das schlechteste Ergebnis. Addiere 7 auf alle restlichen Ergebnisse. Verteile auf die </text:span><text:span text:style-name="T13">positiven</text:span><text:span text:style-name="T10"> </text:span><text:span text:style-name="T9">Eigenschaften.</text:span></text:p>
            <text:p text:style-name="P57">Würfle erneut 8x W6; streiche das beste Ergebnis. Addiere 1 auf alle restlichen Ergebnisse<text:span text:style-name="T14">. Verteile auf die </text:span><text:span text:style-name="T7">negativen</text:span> <text:span text:style-name="T14">Eigenschaften.</text:span></text:p>
            <text:p text:style-name="P42"/>
            <text:p text:style-name="P52"><text:span text:style-name="T1">Alter</text:span>: W<text:span text:style-name="T8">20</text:span>+W<text:span text:style-name="T8">20</text:span>+<text:span text:style-name="T8">13</text:span></text:p>
            <text:p text:style-name="P42"/>
            <text:p text:style-name="P47"/>
            <text:p text:style-name="P42"/>
            <text:p text:style-name="P42"><text:span text:style-name="T1">Probe</text:span>: Mit W20; Erfolgreich, wenn W20 &lt;= Eigenschaftswert.</text:p>
            <text:p text:style-name="P122"/>
          </table:table-cell>
        </table:table-row>
        <table:table-row>
          <table:table-cell table:style-name="Tabelle2.A1" office:value-type="string">
            <text:p text:style-name="P6">Hintergrund</text:p>
          </table:table-cell>
          <table:table-cell table:style-name="Tabelle2.A1" office:value-type="string">
            <text:p text:style-name="P12"/>
          </table:table-cell>
          <table:table-cell table:style-name="Tabelle2.A1" office:value-type="string">
            <text:p text:style-name="P12">Queste</text:p>
          </table:table-cell>
        </table:table-row>
        <table:table-row>
          <table:table-cell table:style-name="Tabelle2.A1" office:value-type="string">
            <text:p text:style-name="P162"><text:span text:style-name="T32">Kuhhirte</text:span></text:p>
            <text:p text:style-name="P161">Du suchst Arbeit, aber alle sagen, du bist noch zu jung, um dich um Kühe zu kümmern. Zeige allen, dass du ein guter Kuhhirte sein wirst!</text:p>
          </table:table-cell>
          <table:table-cell table:style-name="Tabelle2.A1" office:value-type="string">
            <text:p text:style-name="P97"/>
          </table:table-cell>
          <table:table-cell table:style-name="Tabelle2.A1" office:value-type="string">
            <text:p text:style-name="P159">Finde jemanden, der dich anstellt.</text:p>
          </table:table-cell>
        </table:table-row>
      </table:table>
      <text:p text:style-name="P121"/>
      <text:p text:style-name="P120"/>
      <table:table table:name="Tabelle6" table:style-name="Tabelle6">
        <table:table-column table:style-name="Tabelle6.A"/>
        <table:table-column table:style-name="Tabelle6.B"/>
        <table:table-column table:style-name="Tabelle6.C"/>
        <table:table-row>
          <table:table-cell table:style-name="Tabelle6.A1" office:value-type="string">
            <text:p text:style-name="P72">Name: <text:line-break/></text:p>
            <text:p text:style-name="P87"><text:span text:style-name="T3">T</text:span><text:span text:style-name="T2">yp: </text:span></text:p>
            <text:p text:style-name="P67"/>
            <text:p text:style-name="P25"/>
            <table:table table:name="Tabelle7" table:style-name="Tabelle7">
              <table:table-column table:style-name="Tabelle7.A"/>
              <table:table-column table:style-name="Tabelle7.B" table:number-columns-repeated="2"/>
              <table:table-row>
                <table:table-cell table:style-name="Tabelle7.A1" office:value-type="string">
                  <text:p text:style-name="P18">Lebensenergie</text:p>
                </table:table-cell>
                <table:table-cell table:style-name="Tabelle7.A1" office:value-type="string">
                  <text:p text:style-name="P30">Astralpunkte</text:p>
                  <text:p text:style-name="P122"/>
                  <text:p text:style-name="P122"/>
                  <text:p text:style-name="P122"/>
                </table:table-cell>
                <table:table-cell table:style-name="Tabelle7.C1" office:value-type="string">
                  <text:p text:style-name="P25">Gold</text:p>
                </table:table-cell>
              </table:table-row>
            </table:table>
            <text:p text:style-name="P18"/>
            <text:p text:style-name="P18">Deine <text:span text:style-name="T15">Siebensachen</text:span>:</text:p>
            <text:p text:style-name="P18"/>
            <text:p text:style-name="P18"/>
            <text:p text:style-name="P18"/>
            <text:p text:style-name="P18"/>
            <text:p text:style-name="P18"/>
            <text:p text:style-name="P18"/>
            <text:p text:style-name="P18"/>
            <text:p text:style-name="P18"/>
            <text:p text:style-name="P18"/>
            <text:p text:style-name="P23"/>
            <table:table table:name="Tabelle39" table:style-name="Tabelle39">
              <table:table-column table:style-name="Tabelle39.A"/>
              <table:table-column table:style-name="Tabelle39.B"/>
              <table:table-column table:style-name="Tabelle39.C"/>
              <table:table-row>
                <table:table-cell table:style-name="Tabelle39.A1" office:value-type="string">
                  <text:p text:style-name="P80">Zauber</text:p>
                </table:table-cell>
                <table:table-cell table:style-name="Tabelle39.A1" office:value-type="string">
                  <text:p text:style-name="P133">Probe</text:p>
                </table:table-cell>
                <table:table-cell table:style-name="Tabelle39.C1" office:value-type="string">
                  <text:p text:style-name="P133"/>
                </table:table-cell>
              </table:table-row>
              <table:table-row>
                <table:table-cell table:style-name="Tabelle39.A2" office:value-type="string">
                  <text:p text:style-name="P80">Balsamabunde, heile Wunde</text:p>
                </table:table-cell>
                <table:table-cell table:style-name="Tabelle39.A2" office:value-type="string">
                  <text:p text:style-name="P133">KL IN CH</text:p>
                </table:table-cell>
                <table:table-cell table:style-name="Tabelle39.C2" office:value-type="string">
                  <text:p text:style-name="P133">4</text:p>
                </table:table-cell>
              </table:table-row>
              <table:table-row>
                <table:table-cell table:style-name="Tabelle39.A2" office:value-type="string">
                  <text:p text:style-name="P80">Haselbusch und Ginster</text:p>
                </table:table-cell>
                <table:table-cell table:style-name="Tabelle39.A2" office:value-type="string">
                  <text:p text:style-name="P133">CH FF KK</text:p>
                </table:table-cell>
                <table:table-cell table:style-name="Tabelle39.C2" office:value-type="string">
                  <text:p text:style-name="P133">5</text:p>
                </table:table-cell>
              </table:table-row>
            </table:table>
            <text:p text:style-name="P144"/>
          </table:table-cell>
          <table:table-cell table:style-name="Tabelle6.A1" office:value-type="string">
            <text:p text:style-name="P1"/>
          </table:table-cell>
          <table:table-cell table:style-name="Tabelle6.A1" office:value-type="string">
            <table:table table:name="Tabelle8" table:style-name="Tabelle8">
              <table:table-column table:style-name="Tabelle8.A"/>
              <table:table-column table:style-name="Tabelle8.B"/>
              <table:table-column table:style-name="Tabelle8.C"/>
              <table:table-column table:style-name="Tabelle8.D"/>
              <table:table-column table:style-name="Tabelle8.E"/>
              <table:table-row>
                <table:table-cell table:style-name="Tabelle8.A1" office:value-type="string">
                  <text:p text:style-name="P92">POSITIV</text:p>
                </table:table-cell>
                <table:table-cell table:style-name="Tabelle8.A1" office:value-type="string">
                  <text:p text:style-name="P122"/>
                </table:table-cell>
                <table:table-cell table:style-name="Tabelle8.A1" office:value-type="string">
                  <text:p text:style-name="P122"/>
                </table:table-cell>
                <table:table-cell table:style-name="Tabelle8.A1" office:value-type="string">
                  <text:p text:style-name="P92">NEGATIV</text:p>
                </table:table-cell>
                <table:table-cell table:style-name="Tabelle8.E1" office:value-type="string">
                  <text:p text:style-name="P122"/>
                </table:table-cell>
              </table:table-row>
              <table:table-row>
                <table:table-cell table:style-name="Tabelle8.A2" office:value-type="string">
                  <text:p text:style-name="P92">Mut </text:p>
                </table:table-cell>
                <table:table-cell table:style-name="Tabelle8.A2" office:value-type="string">
                  <text:p text:style-name="P122"/>
                </table:table-cell>
                <table:table-cell table:style-name="Tabelle8.A2" office:value-type="string">
                  <text:p text:style-name="P122"/>
                </table:table-cell>
                <table:table-cell table:style-name="Tabelle8.A2" office:value-type="string">
                  <text:p text:style-name="P92">Aberglaube</text:p>
                </table:table-cell>
                <table:table-cell table:style-name="Tabelle8.E2" office:value-type="string">
                  <text:p text:style-name="P122"/>
                </table:table-cell>
              </table:table-row>
              <table:table-row>
                <table:table-cell table:style-name="Tabelle8.A2" office:value-type="string">
                  <text:p text:style-name="P92">Klugheit</text:p>
                </table:table-cell>
                <table:table-cell table:style-name="Tabelle8.A2" office:value-type="string">
                  <text:p text:style-name="P122"/>
                </table:table-cell>
                <table:table-cell table:style-name="Tabelle8.A2" office:value-type="string">
                  <text:p text:style-name="P122"/>
                </table:table-cell>
                <table:table-cell table:style-name="Tabelle8.A2" office:value-type="string">
                  <text:p text:style-name="P92">H<text:span text:style-name="T16">öhenangst</text:span></text:p>
                </table:table-cell>
                <table:table-cell table:style-name="Tabelle8.E2" office:value-type="string">
                  <text:p text:style-name="P122"/>
                </table:table-cell>
              </table:table-row>
              <table:table-row>
                <table:table-cell table:style-name="Tabelle8.A2" office:value-type="string">
                  <text:p text:style-name="P92">Intuition</text:p>
                </table:table-cell>
                <table:table-cell table:style-name="Tabelle8.A2" office:value-type="string">
                  <text:p text:style-name="P122"/>
                </table:table-cell>
                <table:table-cell table:style-name="Tabelle8.A2" office:value-type="string">
                  <text:p text:style-name="P122"/>
                </table:table-cell>
                <table:table-cell table:style-name="Tabelle8.A2" office:value-type="string">
                  <text:p text:style-name="P92">R<text:span text:style-name="T16">aumangst</text:span></text:p>
                </table:table-cell>
                <table:table-cell table:style-name="Tabelle8.E2" office:value-type="string">
                  <text:p text:style-name="P122"/>
                </table:table-cell>
              </table:table-row>
              <table:table-row>
                <table:table-cell table:style-name="Tabelle8.A2" office:value-type="string">
                  <text:p text:style-name="P92">Charisma</text:p>
                </table:table-cell>
                <table:table-cell table:style-name="Tabelle8.A2" office:value-type="string">
                  <text:p text:style-name="P122"/>
                </table:table-cell>
                <table:table-cell table:style-name="Tabelle8.A2" office:value-type="string">
                  <text:p text:style-name="P122"/>
                </table:table-cell>
                <table:table-cell table:style-name="Tabelle8.A2" office:value-type="string">
                  <text:p text:style-name="P92">T<text:span text:style-name="T16">otenangst</text:span></text:p>
                </table:table-cell>
                <table:table-cell table:style-name="Tabelle8.E2" office:value-type="string">
                  <text:p text:style-name="P122"/>
                </table:table-cell>
              </table:table-row>
              <table:table-row>
                <table:table-cell table:style-name="Tabelle8.A2" office:value-type="string">
                  <text:p text:style-name="P92">Fingerfertigkeit</text:p>
                </table:table-cell>
                <table:table-cell table:style-name="Tabelle8.A2" office:value-type="string">
                  <text:p text:style-name="P122"/>
                </table:table-cell>
                <table:table-cell table:style-name="Tabelle8.A2" office:value-type="string">
                  <text:p text:style-name="P122"/>
                </table:table-cell>
                <table:table-cell table:style-name="Tabelle8.A2" office:value-type="string">
                  <text:p text:style-name="P92">Neugier</text:p>
                </table:table-cell>
                <table:table-cell table:style-name="Tabelle8.E2" office:value-type="string">
                  <text:p text:style-name="P122"/>
                </table:table-cell>
              </table:table-row>
              <table:table-row>
                <table:table-cell table:style-name="Tabelle8.A2" office:value-type="string">
                  <text:p text:style-name="P92">Gewandtheit</text:p>
                </table:table-cell>
                <table:table-cell table:style-name="Tabelle8.A2" office:value-type="string">
                  <text:p text:style-name="P122"/>
                </table:table-cell>
                <table:table-cell table:style-name="Tabelle8.A2" office:value-type="string">
                  <text:p text:style-name="P122"/>
                </table:table-cell>
                <table:table-cell table:style-name="Tabelle8.A2" office:value-type="string">
                  <text:p text:style-name="P92">Goldgier</text:p>
                </table:table-cell>
                <table:table-cell table:style-name="Tabelle8.E2" office:value-type="string">
                  <text:p text:style-name="P122"/>
                </table:table-cell>
              </table:table-row>
              <table:table-row>
                <table:table-cell table:style-name="Tabelle8.A2" office:value-type="string">
                  <text:p text:style-name="P92">Körperkraft</text:p>
                </table:table-cell>
                <table:table-cell table:style-name="Tabelle8.A2" office:value-type="string">
                  <text:p text:style-name="P122"/>
                </table:table-cell>
                <table:table-cell table:style-name="Tabelle8.A2" office:value-type="string">
                  <text:p text:style-name="P122"/>
                </table:table-cell>
                <table:table-cell table:style-name="Tabelle8.A2" office:value-type="string">
                  <text:p text:style-name="P92">Jähzorn</text:p>
                </table:table-cell>
                <table:table-cell table:style-name="Tabelle8.E2" office:value-type="string">
                  <text:p text:style-name="P122"/>
                </table:table-cell>
              </table:table-row>
            </table:table>
            <text:p text:style-name="P122"/>
            <text:p text:style-name="P62"/>
            <text:p text:style-name="P122"><text:span text:style-name="T12">Char-Gen</text:span><text:span text:style-name="T9">: Würfle </text:span><text:span text:style-name="T11">8</text:span><text:span text:style-name="T9"> x mit W6; streiche das schlechteste Ergebnis. Addiere 7 auf alle restlichen Ergebnisse. Verteile auf die </text:span><text:span text:style-name="T13">positiven</text:span><text:span text:style-name="T10"> </text:span><text:span text:style-name="T9">Eigenschaften.</text:span></text:p>
            <text:p text:style-name="P57">Würfle erneut 8x W6; streiche das beste Ergebnis. Addiere 1 auf alle restlichen Ergebnisse<text:span text:style-name="T14">. Verteile auf die </text:span><text:span text:style-name="T7">negativen</text:span> <text:span text:style-name="T14">Eigenschaften.</text:span></text:p>
            <text:p text:style-name="P42"/>
            <text:p text:style-name="P52"><text:span text:style-name="T1">Alter</text:span>: W<text:span text:style-name="T8">20</text:span>+W<text:span text:style-name="T8">20</text:span>+<text:span text:style-name="T8">13</text:span></text:p>
            <text:p text:style-name="P42"/>
            <text:p text:style-name="P47"/>
            <text:p text:style-name="P42"/>
            <text:p text:style-name="P42"><text:span text:style-name="T1">Probe</text:span>: Mit W20; Erfolgreich, wenn W20 &lt;= Eigenschaftswert.</text:p>
            <text:p text:style-name="P122"/>
          </table:table-cell>
        </table:table-row>
        <table:table-row>
          <table:table-cell table:style-name="Tabelle6.A1" office:value-type="string">
            <text:p text:style-name="P6">Hintergrund</text:p>
          </table:table-cell>
          <table:table-cell table:style-name="Tabelle6.A1" office:value-type="string">
            <text:p text:style-name="P12"/>
          </table:table-cell>
          <table:table-cell table:style-name="Tabelle6.A1" office:value-type="string">
            <text:p text:style-name="P12">Queste</text:p>
          </table:table-cell>
        </table:table-row>
        <table:table-row>
          <table:table-cell table:style-name="Tabelle6.A1" office:value-type="string">
            <text:p text:style-name="P155">Alchimist </text:p>
            <text:p text:style-name="P155"><text:span text:style-name="T30">Wenn es irgendwo kracht und rumst: Du musst dabei sein und mitmachen … und ein „bisschen“ pyromanisch bist du. Ach ja, dein Spezialgebiet: Sprengstoffe; aus den unscheinbarsten Stoffen machst du was, was explodiert. </text:span><text:s/></text:p>
          </table:table-cell>
          <table:table-cell table:style-name="Tabelle6.A1" office:value-type="string">
            <text:p text:style-name="P97"/>
          </table:table-cell>
          <table:table-cell table:style-name="Tabelle6.A1" office:value-type="string">
            <text:p text:style-name="P158">Habe Spass und lass es krachen! </text:p>
          </table:table-cell>
        </table:table-row>
      </table:table>
      <text:p text:style-name="P121"/>
      <text:p text:style-name="P120"/>
      <table:table table:name="Tabelle10" table:style-name="Tabelle10">
        <table:table-column table:style-name="Tabelle10.A"/>
        <table:table-column table:style-name="Tabelle10.B"/>
        <table:table-column table:style-name="Tabelle10.C"/>
        <table:table-row>
          <table:table-cell table:style-name="Tabelle10.A1" office:value-type="string">
            <text:p text:style-name="P72">Name: <text:line-break/></text:p>
            <text:p text:style-name="P87"><text:span text:style-name="T3">T</text:span><text:span text:style-name="T2">yp: </text:span></text:p>
            <text:p text:style-name="P67"/>
            <text:p text:style-name="P25"/>
            <table:table table:name="Tabelle11" table:style-name="Tabelle11">
              <table:table-column table:style-name="Tabelle11.A"/>
              <table:table-column table:style-name="Tabelle11.B" table:number-columns-repeated="2"/>
              <table:table-row>
                <table:table-cell table:style-name="Tabelle11.A1" office:value-type="string">
                  <text:p text:style-name="P18">Lebensenergie</text:p>
                </table:table-cell>
                <table:table-cell table:style-name="Tabelle11.A1" office:value-type="string">
                  <text:p text:style-name="P30">Astralpunkte</text:p>
                  <text:p text:style-name="P122"/>
                  <text:p text:style-name="P122"/>
                  <text:p text:style-name="P122"/>
                </table:table-cell>
                <table:table-cell table:style-name="Tabelle11.C1" office:value-type="string">
                  <text:p text:style-name="P25">Gold</text:p>
                </table:table-cell>
              </table:table-row>
            </table:table>
            <text:p text:style-name="P18"/>
            <text:p text:style-name="P18">Deine <text:span text:style-name="T15">Siebensachen</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24"/>
            <table:table table:name="Tabelle40" table:style-name="Tabelle40">
              <table:table-column table:style-name="Tabelle40.A"/>
              <table:table-column table:style-name="Tabelle40.B"/>
              <table:table-column table:style-name="Tabelle40.C"/>
              <table:table-row>
                <table:table-cell table:style-name="Tabelle40.A1" office:value-type="string">
                  <text:p text:style-name="P81">Zauber</text:p>
                </table:table-cell>
                <table:table-cell table:style-name="Tabelle40.A1" office:value-type="string">
                  <text:p text:style-name="P134">Probe</text:p>
                </table:table-cell>
                <table:table-cell table:style-name="Tabelle40.C1" office:value-type="string">
                  <text:p text:style-name="P134"/>
                </table:table-cell>
              </table:table-row>
              <table:table-row>
                <table:table-cell table:style-name="Tabelle40.A2" office:value-type="string">
                  <text:p text:style-name="P81">Axxelleratus</text:p>
                </table:table-cell>
                <table:table-cell table:style-name="Tabelle40.A2" office:value-type="string">
                  <text:p text:style-name="P134">KL GE KK</text:p>
                </table:table-cell>
                <table:table-cell table:style-name="Tabelle40.C2" office:value-type="string">
                  <text:p text:style-name="P134">2</text:p>
                </table:table-cell>
              </table:table-row>
              <table:table-row>
                <table:table-cell table:style-name="Tabelle40.A2" office:value-type="string">
                  <text:p text:style-name="P81">Blitz dich find, werde blind</text:p>
                </table:table-cell>
                <table:table-cell table:style-name="Tabelle40.A2" office:value-type="string">
                  <text:p text:style-name="P134">KL IN GE</text:p>
                </table:table-cell>
                <table:table-cell table:style-name="Tabelle40.C2" office:value-type="string">
                  <text:p text:style-name="P134">5</text:p>
                </table:table-cell>
              </table:table-row>
            </table:table>
            <text:p text:style-name="P145"/>
          </table:table-cell>
          <table:table-cell table:style-name="Tabelle10.A1" office:value-type="string">
            <text:p text:style-name="P1"/>
          </table:table-cell>
          <table:table-cell table:style-name="Tabelle10.A1" office:value-type="string">
            <table:table table:name="Tabelle12" table:style-name="Tabelle12">
              <table:table-column table:style-name="Tabelle12.A"/>
              <table:table-column table:style-name="Tabelle12.B"/>
              <table:table-column table:style-name="Tabelle12.C"/>
              <table:table-column table:style-name="Tabelle12.D"/>
              <table:table-column table:style-name="Tabelle12.E"/>
              <table:table-row>
                <table:table-cell table:style-name="Tabelle12.A1" office:value-type="string">
                  <text:p text:style-name="P92">POSITIV</text:p>
                </table:table-cell>
                <table:table-cell table:style-name="Tabelle12.A1" office:value-type="string">
                  <text:p text:style-name="P122"/>
                </table:table-cell>
                <table:table-cell table:style-name="Tabelle12.A1" office:value-type="string">
                  <text:p text:style-name="P122"/>
                </table:table-cell>
                <table:table-cell table:style-name="Tabelle12.A1" office:value-type="string">
                  <text:p text:style-name="P92">NEGATIV</text:p>
                </table:table-cell>
                <table:table-cell table:style-name="Tabelle12.E1" office:value-type="string">
                  <text:p text:style-name="P122"/>
                </table:table-cell>
              </table:table-row>
              <table:table-row>
                <table:table-cell table:style-name="Tabelle12.A2" office:value-type="string">
                  <text:p text:style-name="P92">Mut </text:p>
                </table:table-cell>
                <table:table-cell table:style-name="Tabelle12.A2" office:value-type="string">
                  <text:p text:style-name="P122"/>
                </table:table-cell>
                <table:table-cell table:style-name="Tabelle12.A2" office:value-type="string">
                  <text:p text:style-name="P122"/>
                </table:table-cell>
                <table:table-cell table:style-name="Tabelle12.A2" office:value-type="string">
                  <text:p text:style-name="P92">Aberglaube</text:p>
                </table:table-cell>
                <table:table-cell table:style-name="Tabelle12.E2" office:value-type="string">
                  <text:p text:style-name="P122"/>
                </table:table-cell>
              </table:table-row>
              <table:table-row>
                <table:table-cell table:style-name="Tabelle12.A2" office:value-type="string">
                  <text:p text:style-name="P92">Klugheit</text:p>
                </table:table-cell>
                <table:table-cell table:style-name="Tabelle12.A2" office:value-type="string">
                  <text:p text:style-name="P122"/>
                </table:table-cell>
                <table:table-cell table:style-name="Tabelle12.A2" office:value-type="string">
                  <text:p text:style-name="P122"/>
                </table:table-cell>
                <table:table-cell table:style-name="Tabelle12.A2" office:value-type="string">
                  <text:p text:style-name="P92">H<text:span text:style-name="T16">öhenangst</text:span></text:p>
                </table:table-cell>
                <table:table-cell table:style-name="Tabelle12.E2" office:value-type="string">
                  <text:p text:style-name="P122"/>
                </table:table-cell>
              </table:table-row>
              <table:table-row>
                <table:table-cell table:style-name="Tabelle12.A2" office:value-type="string">
                  <text:p text:style-name="P92">Intuition</text:p>
                </table:table-cell>
                <table:table-cell table:style-name="Tabelle12.A2" office:value-type="string">
                  <text:p text:style-name="P122"/>
                </table:table-cell>
                <table:table-cell table:style-name="Tabelle12.A2" office:value-type="string">
                  <text:p text:style-name="P122"/>
                </table:table-cell>
                <table:table-cell table:style-name="Tabelle12.A2" office:value-type="string">
                  <text:p text:style-name="P92">R<text:span text:style-name="T16">aumangst</text:span></text:p>
                </table:table-cell>
                <table:table-cell table:style-name="Tabelle12.E2" office:value-type="string">
                  <text:p text:style-name="P122"/>
                </table:table-cell>
              </table:table-row>
              <table:table-row>
                <table:table-cell table:style-name="Tabelle12.A2" office:value-type="string">
                  <text:p text:style-name="P92">Charisma</text:p>
                </table:table-cell>
                <table:table-cell table:style-name="Tabelle12.A2" office:value-type="string">
                  <text:p text:style-name="P122"/>
                </table:table-cell>
                <table:table-cell table:style-name="Tabelle12.A2" office:value-type="string">
                  <text:p text:style-name="P122"/>
                </table:table-cell>
                <table:table-cell table:style-name="Tabelle12.A2" office:value-type="string">
                  <text:p text:style-name="P92">T<text:span text:style-name="T16">otenangst</text:span></text:p>
                </table:table-cell>
                <table:table-cell table:style-name="Tabelle12.E2" office:value-type="string">
                  <text:p text:style-name="P122"/>
                </table:table-cell>
              </table:table-row>
              <table:table-row>
                <table:table-cell table:style-name="Tabelle12.A2" office:value-type="string">
                  <text:p text:style-name="P92">Fingerfertigkeit</text:p>
                </table:table-cell>
                <table:table-cell table:style-name="Tabelle12.A2" office:value-type="string">
                  <text:p text:style-name="P122"/>
                </table:table-cell>
                <table:table-cell table:style-name="Tabelle12.A2" office:value-type="string">
                  <text:p text:style-name="P122"/>
                </table:table-cell>
                <table:table-cell table:style-name="Tabelle12.A2" office:value-type="string">
                  <text:p text:style-name="P92">Neugier</text:p>
                </table:table-cell>
                <table:table-cell table:style-name="Tabelle12.E2" office:value-type="string">
                  <text:p text:style-name="P122"/>
                </table:table-cell>
              </table:table-row>
              <table:table-row>
                <table:table-cell table:style-name="Tabelle12.A2" office:value-type="string">
                  <text:p text:style-name="P92">Gewandtheit</text:p>
                </table:table-cell>
                <table:table-cell table:style-name="Tabelle12.A2" office:value-type="string">
                  <text:p text:style-name="P122"/>
                </table:table-cell>
                <table:table-cell table:style-name="Tabelle12.A2" office:value-type="string">
                  <text:p text:style-name="P122"/>
                </table:table-cell>
                <table:table-cell table:style-name="Tabelle12.A2" office:value-type="string">
                  <text:p text:style-name="P92">Goldgier</text:p>
                </table:table-cell>
                <table:table-cell table:style-name="Tabelle12.E2" office:value-type="string">
                  <text:p text:style-name="P122"/>
                </table:table-cell>
              </table:table-row>
              <table:table-row>
                <table:table-cell table:style-name="Tabelle12.A2" office:value-type="string">
                  <text:p text:style-name="P92">Körperkraft</text:p>
                </table:table-cell>
                <table:table-cell table:style-name="Tabelle12.A2" office:value-type="string">
                  <text:p text:style-name="P122"/>
                </table:table-cell>
                <table:table-cell table:style-name="Tabelle12.A2" office:value-type="string">
                  <text:p text:style-name="P122"/>
                </table:table-cell>
                <table:table-cell table:style-name="Tabelle12.A2" office:value-type="string">
                  <text:p text:style-name="P92">Jähzorn</text:p>
                </table:table-cell>
                <table:table-cell table:style-name="Tabelle12.E2" office:value-type="string">
                  <text:p text:style-name="P122"/>
                </table:table-cell>
              </table:table-row>
            </table:table>
            <text:p text:style-name="P122"/>
            <text:p text:style-name="P62"/>
            <text:p text:style-name="P122"><text:span text:style-name="T12">Char-Gen</text:span><text:span text:style-name="T9">: Würfle </text:span><text:span text:style-name="T11">8</text:span><text:span text:style-name="T9"> x mit W6; streiche das schlechteste Ergebnis. Addiere 7 auf alle restlichen Ergebnisse. Verteile auf die </text:span><text:span text:style-name="T13">positiven</text:span><text:span text:style-name="T10"> </text:span><text:span text:style-name="T9">Eigenschaften.</text:span></text:p>
            <text:p text:style-name="P57">Würfle erneut 8x W6; streiche das beste Ergebnis. Addiere 1 auf alle restlichen Ergebnisse<text:span text:style-name="T14">. Verteile auf die </text:span><text:span text:style-name="T7">negativen</text:span> <text:span text:style-name="T14">Eigenschaften.</text:span></text:p>
            <text:p text:style-name="P42"/>
            <text:p text:style-name="P52"><text:span text:style-name="T1">Alter</text:span>: W<text:span text:style-name="T8">20</text:span>+W<text:span text:style-name="T8">20</text:span>+<text:span text:style-name="T8">13</text:span></text:p>
            <text:p text:style-name="P42"/>
            <text:p text:style-name="P47"/>
            <text:p text:style-name="P42"/>
            <text:p text:style-name="P42"><text:span text:style-name="T1">Probe</text:span>: Mit W20; Erfolgreich, wenn W20 &lt;= Eigenschaftswert.</text:p>
            <text:p text:style-name="P122"/>
          </table:table-cell>
        </table:table-row>
        <table:table-row>
          <table:table-cell table:style-name="Tabelle10.A1" office:value-type="string">
            <text:p text:style-name="P6">Hintergrund</text:p>
          </table:table-cell>
          <table:table-cell table:style-name="Tabelle10.A1" office:value-type="string">
            <text:p text:style-name="P12"/>
          </table:table-cell>
          <table:table-cell table:style-name="Tabelle10.A1" office:value-type="string">
            <text:p text:style-name="P12">Queste</text:p>
          </table:table-cell>
        </table:table-row>
        <table:table-row>
          <table:table-cell table:style-name="Tabelle10.A1" office:value-type="string">
            <text:p text:style-name="P111">Biologe, <text:span text:style-name="T28">Magiedilettant</text:span></text:p>
            <text:p text:style-name="P116">Du kommst aus dem grünen, lieblichen Feld und kennst dort jeden Halm mit Namen. Und du hast von Pflanzen gehört, auf die man Stiefmütter setzen kann.</text:p>
          </table:table-cell>
          <table:table-cell table:style-name="Tabelle10.A1" office:value-type="string">
            <text:p text:style-name="P97"/>
          </table:table-cell>
          <table:table-cell table:style-name="Tabelle10.A1" office:value-type="string">
            <text:p text:style-name="P100">Finde <text:span text:style-name="T29">diese komischen, fleischigen, grünen Pflanzen, auf die man Stiefmütter setzen kann.</text:span></text:p>
          </table:table-cell>
        </table:table-row>
      </table:table>
      <text:p text:style-name="P121"><text:soft-page-break/></text:p>
      <table:table table:name="Tabelle13" table:style-name="Tabelle13">
        <table:table-column table:style-name="Tabelle13.A"/>
        <table:table-column table:style-name="Tabelle13.B"/>
        <table:table-column table:style-name="Tabelle13.C"/>
        <table:table-row>
          <table:table-cell table:style-name="Tabelle13.A1" office:value-type="string">
            <text:p text:style-name="P72">Name: <text:line-break/></text:p>
            <text:p text:style-name="P87"><text:span text:style-name="T3">T</text:span><text:span text:style-name="T2">yp: </text:span></text:p>
            <text:p text:style-name="P67"/>
            <text:p text:style-name="P25"/>
            <table:table table:name="Tabelle14" table:style-name="Tabelle14">
              <table:table-column table:style-name="Tabelle14.A"/>
              <table:table-column table:style-name="Tabelle14.B" table:number-columns-repeated="2"/>
              <table:table-row>
                <table:table-cell table:style-name="Tabelle14.A1" office:value-type="string">
                  <text:p text:style-name="P18">Lebensenergie</text:p>
                </table:table-cell>
                <table:table-cell table:style-name="Tabelle14.A1" office:value-type="string">
                  <text:p text:style-name="P30">Astralpunkte</text:p>
                  <text:p text:style-name="P122"/>
                  <text:p text:style-name="P122"/>
                  <text:p text:style-name="P122"/>
                </table:table-cell>
                <table:table-cell table:style-name="Tabelle14.C1" office:value-type="string">
                  <text:p text:style-name="P25">Gold</text:p>
                </table:table-cell>
              </table:table-row>
            </table:table>
            <text:p text:style-name="P18"/>
            <text:p text:style-name="P18">Deine <text:span text:style-name="T15">Siebensachen</text:span>:</text:p>
          </table:table-cell>
          <table:table-cell table:style-name="Tabelle13.A1" office:value-type="string">
            <text:p text:style-name="P1"/>
          </table:table-cell>
          <table:table-cell table:style-name="Tabelle13.A1" office:value-type="string">
            <table:table table:name="Tabelle15" table:style-name="Tabelle15">
              <table:table-column table:style-name="Tabelle15.A"/>
              <table:table-column table:style-name="Tabelle15.B"/>
              <table:table-column table:style-name="Tabelle15.C"/>
              <table:table-column table:style-name="Tabelle15.D"/>
              <table:table-column table:style-name="Tabelle15.E"/>
              <table:table-row>
                <table:table-cell table:style-name="Tabelle15.A1" office:value-type="string">
                  <text:p text:style-name="P92">POSITIV</text:p>
                </table:table-cell>
                <table:table-cell table:style-name="Tabelle15.A1" office:value-type="string">
                  <text:p text:style-name="P122"/>
                </table:table-cell>
                <table:table-cell table:style-name="Tabelle15.A1" office:value-type="string">
                  <text:p text:style-name="P122"/>
                </table:table-cell>
                <table:table-cell table:style-name="Tabelle15.A1" office:value-type="string">
                  <text:p text:style-name="P92">NEGATIV</text:p>
                </table:table-cell>
                <table:table-cell table:style-name="Tabelle15.E1" office:value-type="string">
                  <text:p text:style-name="P122"/>
                </table:table-cell>
              </table:table-row>
              <table:table-row>
                <table:table-cell table:style-name="Tabelle15.A2" office:value-type="string">
                  <text:p text:style-name="P92">Mut </text:p>
                </table:table-cell>
                <table:table-cell table:style-name="Tabelle15.A2" office:value-type="string">
                  <text:p text:style-name="P122"/>
                </table:table-cell>
                <table:table-cell table:style-name="Tabelle15.A2" office:value-type="string">
                  <text:p text:style-name="P122"/>
                </table:table-cell>
                <table:table-cell table:style-name="Tabelle15.A2" office:value-type="string">
                  <text:p text:style-name="P92">Aberglaube</text:p>
                </table:table-cell>
                <table:table-cell table:style-name="Tabelle15.E2" office:value-type="string">
                  <text:p text:style-name="P122"/>
                </table:table-cell>
              </table:table-row>
              <table:table-row>
                <table:table-cell table:style-name="Tabelle15.A2" office:value-type="string">
                  <text:p text:style-name="P92">Klugheit</text:p>
                </table:table-cell>
                <table:table-cell table:style-name="Tabelle15.A2" office:value-type="string">
                  <text:p text:style-name="P122"/>
                </table:table-cell>
                <table:table-cell table:style-name="Tabelle15.A2" office:value-type="string">
                  <text:p text:style-name="P122"/>
                </table:table-cell>
                <table:table-cell table:style-name="Tabelle15.A2" office:value-type="string">
                  <text:p text:style-name="P92">H<text:span text:style-name="T16">öhenangst</text:span></text:p>
                </table:table-cell>
                <table:table-cell table:style-name="Tabelle15.E2" office:value-type="string">
                  <text:p text:style-name="P122"/>
                </table:table-cell>
              </table:table-row>
              <table:table-row>
                <table:table-cell table:style-name="Tabelle15.A2" office:value-type="string">
                  <text:p text:style-name="P92">Intuition</text:p>
                </table:table-cell>
                <table:table-cell table:style-name="Tabelle15.A2" office:value-type="string">
                  <text:p text:style-name="P122"/>
                </table:table-cell>
                <table:table-cell table:style-name="Tabelle15.A2" office:value-type="string">
                  <text:p text:style-name="P122"/>
                </table:table-cell>
                <table:table-cell table:style-name="Tabelle15.A2" office:value-type="string">
                  <text:p text:style-name="P92">R<text:span text:style-name="T16">aumangst</text:span></text:p>
                </table:table-cell>
                <table:table-cell table:style-name="Tabelle15.E2" office:value-type="string">
                  <text:p text:style-name="P122"/>
                </table:table-cell>
              </table:table-row>
              <table:table-row>
                <table:table-cell table:style-name="Tabelle15.A2" office:value-type="string">
                  <text:p text:style-name="P92">Charisma</text:p>
                </table:table-cell>
                <table:table-cell table:style-name="Tabelle15.A2" office:value-type="string">
                  <text:p text:style-name="P122"/>
                </table:table-cell>
                <table:table-cell table:style-name="Tabelle15.A2" office:value-type="string">
                  <text:p text:style-name="P122"/>
                </table:table-cell>
                <table:table-cell table:style-name="Tabelle15.A2" office:value-type="string">
                  <text:p text:style-name="P92">T<text:span text:style-name="T16">otenangst</text:span></text:p>
                </table:table-cell>
                <table:table-cell table:style-name="Tabelle15.E2" office:value-type="string">
                  <text:p text:style-name="P122"/>
                </table:table-cell>
              </table:table-row>
              <table:table-row>
                <table:table-cell table:style-name="Tabelle15.A2" office:value-type="string">
                  <text:p text:style-name="P92">Fingerfertigkeit</text:p>
                </table:table-cell>
                <table:table-cell table:style-name="Tabelle15.A2" office:value-type="string">
                  <text:p text:style-name="P122"/>
                </table:table-cell>
                <table:table-cell table:style-name="Tabelle15.A2" office:value-type="string">
                  <text:p text:style-name="P122"/>
                </table:table-cell>
                <table:table-cell table:style-name="Tabelle15.A2" office:value-type="string">
                  <text:p text:style-name="P92">Neugier</text:p>
                </table:table-cell>
                <table:table-cell table:style-name="Tabelle15.E2" office:value-type="string">
                  <text:p text:style-name="P122"/>
                </table:table-cell>
              </table:table-row>
              <table:table-row>
                <table:table-cell table:style-name="Tabelle15.A2" office:value-type="string">
                  <text:p text:style-name="P92">Gewandtheit</text:p>
                </table:table-cell>
                <table:table-cell table:style-name="Tabelle15.A2" office:value-type="string">
                  <text:p text:style-name="P122"/>
                </table:table-cell>
                <table:table-cell table:style-name="Tabelle15.A2" office:value-type="string">
                  <text:p text:style-name="P122"/>
                </table:table-cell>
                <table:table-cell table:style-name="Tabelle15.A2" office:value-type="string">
                  <text:p text:style-name="P92">Goldgier</text:p>
                </table:table-cell>
                <table:table-cell table:style-name="Tabelle15.E2" office:value-type="string">
                  <text:p text:style-name="P122"/>
                </table:table-cell>
              </table:table-row>
              <table:table-row>
                <table:table-cell table:style-name="Tabelle15.A2" office:value-type="string">
                  <text:p text:style-name="P92">Körperkraft</text:p>
                </table:table-cell>
                <table:table-cell table:style-name="Tabelle15.A2" office:value-type="string">
                  <text:p text:style-name="P122"/>
                </table:table-cell>
                <table:table-cell table:style-name="Tabelle15.A2" office:value-type="string">
                  <text:p text:style-name="P122"/>
                </table:table-cell>
                <table:table-cell table:style-name="Tabelle15.A2" office:value-type="string">
                  <text:p text:style-name="P92">Jähzorn</text:p>
                </table:table-cell>
                <table:table-cell table:style-name="Tabelle15.E2" office:value-type="string">
                  <text:p text:style-name="P122"/>
                </table:table-cell>
              </table:table-row>
            </table:table>
            <text:p text:style-name="P122"/>
            <text:p text:style-name="P62"/>
            <text:p text:style-name="P122"><text:span text:style-name="T12">Char-Gen</text:span><text:span text:style-name="T9">: Würfle </text:span><text:span text:style-name="T11">8</text:span><text:span text:style-name="T9"> x mit W6; streiche das schlechteste Ergebnis. Addiere 7 auf alle restlichen Ergebnisse. Verteile auf die </text:span><text:span text:style-name="T13">positiven</text:span><text:span text:style-name="T10"> </text:span><text:span text:style-name="T9">Eigenschaften.</text:span></text:p>
            <text:p text:style-name="P57">Würfle erneut 8x W6; streiche das beste Ergebnis. Addiere 1 auf alle restlichen Ergebnisse<text:span text:style-name="T14">. Verteile auf die </text:span><text:span text:style-name="T7">negativen</text:span> <text:span text:style-name="T14">Eigenschaften.</text:span></text:p>
            <text:p text:style-name="P42"/>
            <text:p text:style-name="P52"><text:span text:style-name="T1">Alter</text:span>: <text:span text:style-name="T27">52 Jahre</text:span></text:p>
            <text:p text:style-name="P47"/>
            <text:p text:style-name="P42"/>
            <text:p text:style-name="P42"><text:span text:style-name="T1">Probe</text:span>: Mit W20; Erfolgreich, wenn W20 &lt;= Eigenschaftswert.</text:p>
            <text:p text:style-name="P122"/>
          </table:table-cell>
        </table:table-row>
        <table:table-row>
          <table:table-cell table:style-name="Tabelle13.A1" office:value-type="string">
            <text:p text:style-name="P6">Hintergrund</text:p>
          </table:table-cell>
          <table:table-cell table:style-name="Tabelle13.A1" office:value-type="string">
            <text:p text:style-name="P12"/>
          </table:table-cell>
          <table:table-cell table:style-name="Tabelle13.A1" office:value-type="string">
            <text:p text:style-name="P12">Queste</text:p>
          </table:table-cell>
        </table:table-row>
        <table:table-row>
          <table:table-cell table:style-name="Tabelle13.A1" office:value-type="string">
            <text:p text:style-name="P112">Bannstrahler</text:p>
            <text:p text:style-name="P113"><text:span text:style-name="T17">O </text:span>Praios, <text:line-break/>Oberster der Zwölfe! Gepreist Deine Grösse und Gerechtigkeit! Dein Licht leitet mich durch Dunkel. Ich zerschlage Dämonen und köpfe jeden Hexe. <text:span text:style-name="T26">Schon viele habe ich gefangen und unschädlich gemacht, mit Deiner – O Praios – Gunst!</text:span></text:p>
            <text:p text:style-name="P113"><text:span text:style-name="T17">Z</text:span>u Ehren Deiner,<text:line-break/>O Praios!</text:p>
          </table:table-cell>
          <table:table-cell table:style-name="Tabelle13.A1" office:value-type="string">
            <text:p text:style-name="P101"/>
          </table:table-cell>
          <table:table-cell table:style-name="Tabelle13.A1" office:value-type="string">
            <text:p text:style-name="P103">Ehre Praios: Mache so viele magisch Begabte Wesen unschädlich, wie möglich. Das heisst, bringe sie zum kleinen Praiostempel in Silkwiesen oder übergebe die der Inquisition in Gareth. </text:p>
            <text:p text:style-name="P108">Deine Werbegeschichte und grösster Triumph: Eine jüngste Hexe hast du schon vor Jahrzehnten hinter Gitter gebracht, bevor sie ihre Macht entfalten konnte!</text:p>
            <text:p text:style-name="P108">Werbe ausserdem mit Deinen Heldentaten andere an, damit sie Dir folgen mögen, Praios zum Preis!</text:p>
          </table:table-cell>
        </table:table-row>
      </table:table>
      <table:table table:name="Tabelle16" table:style-name="Tabelle16">
        <table:table-column table:style-name="Tabelle16.A"/>
        <table:table-column table:style-name="Tabelle16.B"/>
        <table:table-column table:style-name="Tabelle16.C"/>
        <table:table-row>
          <table:table-cell table:style-name="Tabelle16.A1" office:value-type="string">
            <text:p text:style-name="P73">Name: <text:line-break/></text:p>
            <text:p text:style-name="P88"><text:span text:style-name="T3">T</text:span><text:span text:style-name="T2">yp: </text:span><text:span text:style-name="T6">Elf</text:span></text:p>
            <text:p text:style-name="P68"/>
            <text:p text:style-name="P26"/>
            <table:table table:name="Tabelle17" table:style-name="Tabelle17">
              <table:table-column table:style-name="Tabelle17.A"/>
              <table:table-column table:style-name="Tabelle17.B" table:number-columns-repeated="2"/>
              <table:table-row>
                <table:table-cell table:style-name="Tabelle17.A1" office:value-type="string">
                  <text:p text:style-name="P19">Lebensenergie</text:p>
                </table:table-cell>
                <table:table-cell table:style-name="Tabelle17.A1" office:value-type="string">
                  <text:p text:style-name="P31">Astralpunkte</text:p>
                  <text:p text:style-name="P126"/>
                  <text:p text:style-name="P126"/>
                  <text:p text:style-name="P126"/>
                </table:table-cell>
                <table:table-cell table:style-name="Tabelle17.C1" office:value-type="string">
                  <text:p text:style-name="P26">Gold</text:p>
                </table:table-cell>
              </table:table-row>
            </table:table>
            <text:p text:style-name="P19"/>
            <text:p text:style-name="P40">Deine Siebensachen:</text:p>
            <text:p text:style-name="P40"/>
            <text:p text:style-name="P40"/>
            <text:p text:style-name="P40"/>
            <text:p text:style-name="P40"/>
            <text:p text:style-name="P40"/>
            <text:p text:style-name="P40"/>
            <text:p text:style-name="P24"/>
            <table:table table:name="Tabelle31" table:style-name="Tabelle31">
              <table:table-column table:style-name="Tabelle31.A"/>
              <table:table-column table:style-name="Tabelle31.B"/>
              <table:table-column table:style-name="Tabelle31.C"/>
              <table:table-row>
                <table:table-cell table:style-name="Tabelle31.A1" office:value-type="string">
                  <text:p text:style-name="P81">Zauber</text:p>
                </table:table-cell>
                <table:table-cell table:style-name="Tabelle31.A1" office:value-type="string">
                  <text:p text:style-name="P134">Probe</text:p>
                </table:table-cell>
                <table:table-cell table:style-name="Tabelle31.C1" office:value-type="string">
                  <text:p text:style-name="P134"/>
                </table:table-cell>
              </table:table-row>
              <table:table-row>
                <table:table-cell table:style-name="Tabelle31.A2" office:value-type="string">
                  <text:p text:style-name="P77">Flimm Flamm Funkel, Licht ins Dunkel</text:p>
                </table:table-cell>
                <table:table-cell table:style-name="Tabelle31.A2" office:value-type="string">
                  <text:p text:style-name="P134">KL KL FF</text:p>
                </table:table-cell>
                <table:table-cell table:style-name="Tabelle31.C2" office:value-type="string">
                  <text:p text:style-name="P134">5</text:p>
                </table:table-cell>
              </table:table-row>
              <table:table-row>
                <table:table-cell table:style-name="Tabelle31.A2" office:value-type="string">
                  <text:p text:style-name="P81">Balsamabunde, heile Wunde</text:p>
                </table:table-cell>
                <table:table-cell table:style-name="Tabelle31.A2" office:value-type="string">
                  <text:p text:style-name="P134">KL IN CH</text:p>
                </table:table-cell>
                <table:table-cell table:style-name="Tabelle31.C2" office:value-type="string">
                  <text:p text:style-name="P134">4</text:p>
                </table:table-cell>
              </table:table-row>
              <table:table-row>
                <table:table-cell table:style-name="Tabelle31.A2" office:value-type="string">
                  <text:p text:style-name="P81">Axxelleratus</text:p>
                </table:table-cell>
                <table:table-cell table:style-name="Tabelle31.A2" office:value-type="string">
                  <text:p text:style-name="P134">KL GE KK</text:p>
                </table:table-cell>
                <table:table-cell table:style-name="Tabelle31.C2" office:value-type="string">
                  <text:p text:style-name="P134">2</text:p>
                </table:table-cell>
              </table:table-row>
              <table:table-row>
                <table:table-cell table:style-name="Tabelle31.A2" office:value-type="string">
                  <text:p text:style-name="P81">Blitz dich find, werde blind</text:p>
                </table:table-cell>
                <table:table-cell table:style-name="Tabelle31.A2" office:value-type="string">
                  <text:p text:style-name="P134">KL IN GE</text:p>
                </table:table-cell>
                <table:table-cell table:style-name="Tabelle31.C2" office:value-type="string">
                  <text:p text:style-name="P134">5</text:p>
                </table:table-cell>
              </table:table-row>
              <table:table-row>
                <table:table-cell table:style-name="Tabelle31.A2" office:value-type="string">
                  <text:p text:style-name="P81">Haselbusch und Ginster</text:p>
                </table:table-cell>
                <table:table-cell table:style-name="Tabelle31.A2" office:value-type="string">
                  <text:p text:style-name="P134">CH FF KK</text:p>
                </table:table-cell>
                <table:table-cell table:style-name="Tabelle31.C2" office:value-type="string">
                  <text:p text:style-name="P134">5</text:p>
                </table:table-cell>
              </table:table-row>
            </table:table>
            <text:p text:style-name="P106"/>
          </table:table-cell>
          <table:table-cell table:style-name="Tabelle16.A1" office:value-type="string">
            <text:p text:style-name="P2"/>
          </table:table-cell>
          <table:table-cell table:style-name="Tabelle16.A1" office:value-type="string">
            <table:table table:name="Tabelle18" table:style-name="Tabelle18">
              <table:table-column table:style-name="Tabelle18.A"/>
              <table:table-column table:style-name="Tabelle18.B"/>
              <table:table-column table:style-name="Tabelle18.C"/>
              <table:table-column table:style-name="Tabelle18.D"/>
              <table:table-column table:style-name="Tabelle18.E"/>
              <table:table-row>
                <table:table-cell table:style-name="Tabelle18.A1" office:value-type="string">
                  <text:p text:style-name="P93">POSITIV</text:p>
                </table:table-cell>
                <table:table-cell table:style-name="Tabelle18.A1" office:value-type="string">
                  <text:p text:style-name="P126"/>
                </table:table-cell>
                <table:table-cell table:style-name="Tabelle18.A1" office:value-type="string">
                  <text:p text:style-name="P126"/>
                </table:table-cell>
                <table:table-cell table:style-name="Tabelle18.A1" office:value-type="string">
                  <text:p text:style-name="P93">NEGATIV</text:p>
                </table:table-cell>
                <table:table-cell table:style-name="Tabelle18.E1" office:value-type="string">
                  <text:p text:style-name="P126"/>
                </table:table-cell>
              </table:table-row>
              <table:table-row>
                <table:table-cell table:style-name="Tabelle18.A2" office:value-type="string">
                  <text:p text:style-name="P93">Mut </text:p>
                </table:table-cell>
                <table:table-cell table:style-name="Tabelle18.A2" office:value-type="string">
                  <text:p text:style-name="P126"/>
                </table:table-cell>
                <table:table-cell table:style-name="Tabelle18.A2" office:value-type="string">
                  <text:p text:style-name="P126"/>
                </table:table-cell>
                <table:table-cell table:style-name="Tabelle18.A2" office:value-type="string">
                  <text:p text:style-name="P93">Aberglaube</text:p>
                </table:table-cell>
                <table:table-cell table:style-name="Tabelle18.E2" office:value-type="string">
                  <text:p text:style-name="P126"/>
                </table:table-cell>
              </table:table-row>
              <table:table-row>
                <table:table-cell table:style-name="Tabelle18.A2" office:value-type="string">
                  <text:p text:style-name="P93">Klugheit</text:p>
                </table:table-cell>
                <table:table-cell table:style-name="Tabelle18.A2" office:value-type="string">
                  <text:p text:style-name="P126"/>
                </table:table-cell>
                <table:table-cell table:style-name="Tabelle18.A2" office:value-type="string">
                  <text:p text:style-name="P126"/>
                </table:table-cell>
                <table:table-cell table:style-name="Tabelle18.A2" office:value-type="string">
                  <text:p text:style-name="P93">H<text:span text:style-name="T16">öhenangst</text:span></text:p>
                </table:table-cell>
                <table:table-cell table:style-name="Tabelle18.E2" office:value-type="string">
                  <text:p text:style-name="P126"/>
                </table:table-cell>
              </table:table-row>
              <table:table-row>
                <table:table-cell table:style-name="Tabelle18.A2" office:value-type="string">
                  <text:p text:style-name="P93">Intuition</text:p>
                </table:table-cell>
                <table:table-cell table:style-name="Tabelle18.A2" office:value-type="string">
                  <text:p text:style-name="P126"/>
                </table:table-cell>
                <table:table-cell table:style-name="Tabelle18.A2" office:value-type="string">
                  <text:p text:style-name="P126"/>
                </table:table-cell>
                <table:table-cell table:style-name="Tabelle18.A2" office:value-type="string">
                  <text:p text:style-name="P93">R<text:span text:style-name="T16">aumangst</text:span></text:p>
                </table:table-cell>
                <table:table-cell table:style-name="Tabelle18.E2" office:value-type="string">
                  <text:p text:style-name="P126"/>
                </table:table-cell>
              </table:table-row>
              <table:table-row>
                <table:table-cell table:style-name="Tabelle18.A2" office:value-type="string">
                  <text:p text:style-name="P93">Charisma</text:p>
                </table:table-cell>
                <table:table-cell table:style-name="Tabelle18.A2" office:value-type="string">
                  <text:p text:style-name="P126"/>
                </table:table-cell>
                <table:table-cell table:style-name="Tabelle18.A2" office:value-type="string">
                  <text:p text:style-name="P126"/>
                </table:table-cell>
                <table:table-cell table:style-name="Tabelle18.A2" office:value-type="string">
                  <text:p text:style-name="P93">T<text:span text:style-name="T16">otenangst</text:span></text:p>
                </table:table-cell>
                <table:table-cell table:style-name="Tabelle18.E2" office:value-type="string">
                  <text:p text:style-name="P126"/>
                </table:table-cell>
              </table:table-row>
              <table:table-row>
                <table:table-cell table:style-name="Tabelle18.A2" office:value-type="string">
                  <text:p text:style-name="P93">Fingerfertigkeit</text:p>
                </table:table-cell>
                <table:table-cell table:style-name="Tabelle18.A2" office:value-type="string">
                  <text:p text:style-name="P126"/>
                </table:table-cell>
                <table:table-cell table:style-name="Tabelle18.A2" office:value-type="string">
                  <text:p text:style-name="P126"/>
                </table:table-cell>
                <table:table-cell table:style-name="Tabelle18.A2" office:value-type="string">
                  <text:p text:style-name="P93">Neugier</text:p>
                </table:table-cell>
                <table:table-cell table:style-name="Tabelle18.E2" office:value-type="string">
                  <text:p text:style-name="P126"/>
                </table:table-cell>
              </table:table-row>
              <table:table-row>
                <table:table-cell table:style-name="Tabelle18.A2" office:value-type="string">
                  <text:p text:style-name="P93">Gewandtheit</text:p>
                </table:table-cell>
                <table:table-cell table:style-name="Tabelle18.A2" office:value-type="string">
                  <text:p text:style-name="P126"/>
                </table:table-cell>
                <table:table-cell table:style-name="Tabelle18.A2" office:value-type="string">
                  <text:p text:style-name="P126"/>
                </table:table-cell>
                <table:table-cell table:style-name="Tabelle18.A2" office:value-type="string">
                  <text:p text:style-name="P93">Goldgier</text:p>
                </table:table-cell>
                <table:table-cell table:style-name="Tabelle18.E2" office:value-type="string">
                  <text:p text:style-name="P126"/>
                </table:table-cell>
              </table:table-row>
              <table:table-row>
                <table:table-cell table:style-name="Tabelle18.A2" office:value-type="string">
                  <text:p text:style-name="P93">Körperkraft</text:p>
                </table:table-cell>
                <table:table-cell table:style-name="Tabelle18.A2" office:value-type="string">
                  <text:p text:style-name="P126"/>
                </table:table-cell>
                <table:table-cell table:style-name="Tabelle18.A2" office:value-type="string">
                  <text:p text:style-name="P126"/>
                </table:table-cell>
                <table:table-cell table:style-name="Tabelle18.A2" office:value-type="string">
                  <text:p text:style-name="P93">Jähzorn</text:p>
                </table:table-cell>
                <table:table-cell table:style-name="Tabelle18.E2" office:value-type="string">
                  <text:p text:style-name="P126"/>
                </table:table-cell>
              </table:table-row>
            </table:table>
            <text:p text:style-name="P126"/>
            <text:p text:style-name="P63"/>
            <text:p text:style-name="P126"><text:span text:style-name="T12">Char-Gen</text:span><text:span text:style-name="T9">: Würfle </text:span><text:span text:style-name="T11">8</text:span><text:span text:style-name="T9"> x mit W6; streiche das schlechteste Ergebnis. Addiere 7 auf alle restlichen Ergebnisse. Verteile auf die </text:span><text:span text:style-name="T13">positiven</text:span><text:span text:style-name="T10"> </text:span><text:span text:style-name="T9">Eigenschaften.</text:span></text:p>
            <text:p text:style-name="P58">Würfle erneut 8x W6; streiche das beste Ergebnis. Addiere 1 auf alle restlichen Ergebnisse<text:span text:style-name="T14">. Verteile auf die </text:span><text:span text:style-name="T7">negativen</text:span> <text:span text:style-name="T14">Eigenschaften.</text:span></text:p>
            <text:p text:style-name="P43"/>
            <text:p text:style-name="P53"><text:span text:style-name="T1">Alter</text:span>: W<text:span text:style-name="T8">20</text:span>+W<text:span text:style-name="T8">20</text:span>+<text:span text:style-name="T8">13</text:span></text:p>
            <text:p text:style-name="P43"/>
            <text:p text:style-name="P48"/>
            <text:p text:style-name="P43"/>
            <text:p text:style-name="P43"><text:span text:style-name="T1">Probe</text:span>: Mit W20; Erfolgreich, wenn W20 &lt;= Eigenschaftswert.</text:p>
            <text:p text:style-name="P126"/>
          </table:table-cell>
        </table:table-row>
        <table:table-row>
          <table:table-cell table:style-name="Tabelle16.A1" office:value-type="string">
            <text:p text:style-name="P11">Hintergrund</text:p>
          </table:table-cell>
          <table:table-cell table:style-name="Tabelle16.A1" office:value-type="string">
            <text:p text:style-name="P2"/>
          </table:table-cell>
          <table:table-cell table:style-name="Tabelle16.A1" office:value-type="string">
            <text:p text:style-name="P16">Queste</text:p>
          </table:table-cell>
        </table:table-row>
        <table:table-row>
          <table:table-cell table:style-name="Tabelle16.A1" office:value-type="string">
            <text:p text:style-name="P154"><text:span text:style-name="T31">Elf, </text:span>Zukünftiger <text:span text:style-name="T30">Kuhhirte</text:span></text:p>
            <text:p text:style-name="P114">Eine eigene <text:span text:style-name="T30">Kuhherde</text:span>, das ist <text:span text:style-name="T30">dein </text:span>Traum. Und dieses Abenteuer ist <text:span text:style-name="T7">deine</text:span> Chance, eine eigene Herde <text:span text:style-name="T30">und ein Pferd zu bekommen. </text:span>Blöd nur, dass es so viele Zeugen gibt.</text:p>
          </table:table-cell>
          <table:table-cell table:style-name="Tabelle16.A1" office:value-type="string">
            <text:p text:style-name="P2"/>
          </table:table-cell>
          <table:table-cell table:style-name="Tabelle16.A1" office:value-type="string">
            <text:p text:style-name="P107">Finde die Herde <text:span text:style-name="T30">und Pferd</text:span>. Schalte die Gruppe aus und fliehe mit den <text:span text:style-name="T30">Kühen</text:span>.</text:p>
          </table:table-cell>
        </table:table-row>
      </table:table>
      <text:p text:style-name="P164"/>
      <text:p text:style-name="P165"/>
      <table:table table:name="Tabelle19" table:style-name="Tabelle19">
        <table:table-column table:style-name="Tabelle19.A"/>
        <table:table-column table:style-name="Tabelle19.B"/>
        <table:table-column table:style-name="Tabelle19.C"/>
        <table:table-row>
          <table:table-cell table:style-name="Tabelle19.A1" office:value-type="string">
            <text:p text:style-name="P73">Name: <text:line-break/></text:p>
            <text:p text:style-name="P88"><text:span text:style-name="T3">T</text:span><text:span text:style-name="T2">yp: </text:span></text:p>
            <text:p text:style-name="P68"/>
            <text:p text:style-name="P26"/>
            <table:table table:name="Tabelle20" table:style-name="Tabelle20">
              <table:table-column table:style-name="Tabelle20.A"/>
              <table:table-column table:style-name="Tabelle20.B" table:number-columns-repeated="2"/>
              <table:table-row>
                <table:table-cell table:style-name="Tabelle20.A1" office:value-type="string">
                  <text:p text:style-name="P19">Lebensenergie</text:p>
                </table:table-cell>
                <table:table-cell table:style-name="Tabelle20.A1" office:value-type="string">
                  <text:p text:style-name="P31">Astralpunkte</text:p>
                  <text:p text:style-name="P126"/>
                  <text:p text:style-name="P126"/>
                  <text:p text:style-name="P126"/>
                </table:table-cell>
                <table:table-cell table:style-name="Tabelle20.C1" office:value-type="string">
                  <text:p text:style-name="P26">Gold</text:p>
                </table:table-cell>
              </table:table-row>
            </table:table>
            <text:p text:style-name="P19"/>
            <text:p text:style-name="P19">Deine <text:span text:style-name="T15">Siebensachen</text:span>:</text:p>
          </table:table-cell>
          <table:table-cell table:style-name="Tabelle19.A1" office:value-type="string">
            <text:p text:style-name="P2"/>
          </table:table-cell>
          <table:table-cell table:style-name="Tabelle19.A1" office:value-type="string">
            <table:table table:name="Tabelle21" table:style-name="Tabelle21">
              <table:table-column table:style-name="Tabelle21.A"/>
              <table:table-column table:style-name="Tabelle21.B"/>
              <table:table-column table:style-name="Tabelle21.C"/>
              <table:table-column table:style-name="Tabelle21.D"/>
              <table:table-column table:style-name="Tabelle21.E"/>
              <table:table-row>
                <table:table-cell table:style-name="Tabelle21.A1" office:value-type="string">
                  <text:p text:style-name="P93">POSITIV</text:p>
                </table:table-cell>
                <table:table-cell table:style-name="Tabelle21.A1" office:value-type="string">
                  <text:p text:style-name="P126"/>
                </table:table-cell>
                <table:table-cell table:style-name="Tabelle21.A1" office:value-type="string">
                  <text:p text:style-name="P126"/>
                </table:table-cell>
                <table:table-cell table:style-name="Tabelle21.A1" office:value-type="string">
                  <text:p text:style-name="P93">NEGATIV</text:p>
                </table:table-cell>
                <table:table-cell table:style-name="Tabelle21.E1" office:value-type="string">
                  <text:p text:style-name="P126"/>
                </table:table-cell>
              </table:table-row>
              <table:table-row>
                <table:table-cell table:style-name="Tabelle21.A2" office:value-type="string">
                  <text:p text:style-name="P93">Mut </text:p>
                </table:table-cell>
                <table:table-cell table:style-name="Tabelle21.A2" office:value-type="string">
                  <text:p text:style-name="P126"/>
                </table:table-cell>
                <table:table-cell table:style-name="Tabelle21.A2" office:value-type="string">
                  <text:p text:style-name="P126"/>
                </table:table-cell>
                <table:table-cell table:style-name="Tabelle21.A2" office:value-type="string">
                  <text:p text:style-name="P93">Aberglaube</text:p>
                </table:table-cell>
                <table:table-cell table:style-name="Tabelle21.E2" office:value-type="string">
                  <text:p text:style-name="P126"/>
                </table:table-cell>
              </table:table-row>
              <table:table-row>
                <table:table-cell table:style-name="Tabelle21.A2" office:value-type="string">
                  <text:p text:style-name="P93">Klugheit</text:p>
                </table:table-cell>
                <table:table-cell table:style-name="Tabelle21.A2" office:value-type="string">
                  <text:p text:style-name="P126"/>
                </table:table-cell>
                <table:table-cell table:style-name="Tabelle21.A2" office:value-type="string">
                  <text:p text:style-name="P126"/>
                </table:table-cell>
                <table:table-cell table:style-name="Tabelle21.A2" office:value-type="string">
                  <text:p text:style-name="P93">H<text:span text:style-name="T16">öhenangst</text:span></text:p>
                </table:table-cell>
                <table:table-cell table:style-name="Tabelle21.E2" office:value-type="string">
                  <text:p text:style-name="P126"/>
                </table:table-cell>
              </table:table-row>
              <table:table-row>
                <table:table-cell table:style-name="Tabelle21.A2" office:value-type="string">
                  <text:p text:style-name="P93">Intuition</text:p>
                </table:table-cell>
                <table:table-cell table:style-name="Tabelle21.A2" office:value-type="string">
                  <text:p text:style-name="P126"/>
                </table:table-cell>
                <table:table-cell table:style-name="Tabelle21.A2" office:value-type="string">
                  <text:p text:style-name="P126"/>
                </table:table-cell>
                <table:table-cell table:style-name="Tabelle21.A2" office:value-type="string">
                  <text:p text:style-name="P93">R<text:span text:style-name="T16">aumangst</text:span></text:p>
                </table:table-cell>
                <table:table-cell table:style-name="Tabelle21.E2" office:value-type="string">
                  <text:p text:style-name="P126"/>
                </table:table-cell>
              </table:table-row>
              <table:table-row>
                <table:table-cell table:style-name="Tabelle21.A2" office:value-type="string">
                  <text:p text:style-name="P93">Charisma</text:p>
                </table:table-cell>
                <table:table-cell table:style-name="Tabelle21.A2" office:value-type="string">
                  <text:p text:style-name="P126"/>
                </table:table-cell>
                <table:table-cell table:style-name="Tabelle21.A2" office:value-type="string">
                  <text:p text:style-name="P126"/>
                </table:table-cell>
                <table:table-cell table:style-name="Tabelle21.A2" office:value-type="string">
                  <text:p text:style-name="P93">T<text:span text:style-name="T16">otenangst</text:span></text:p>
                </table:table-cell>
                <table:table-cell table:style-name="Tabelle21.E2" office:value-type="string">
                  <text:p text:style-name="P126"/>
                </table:table-cell>
              </table:table-row>
              <table:table-row>
                <table:table-cell table:style-name="Tabelle21.A2" office:value-type="string">
                  <text:p text:style-name="P93">Fingerfertigkeit</text:p>
                </table:table-cell>
                <table:table-cell table:style-name="Tabelle21.A2" office:value-type="string">
                  <text:p text:style-name="P126"/>
                </table:table-cell>
                <table:table-cell table:style-name="Tabelle21.A2" office:value-type="string">
                  <text:p text:style-name="P126"/>
                </table:table-cell>
                <table:table-cell table:style-name="Tabelle21.A2" office:value-type="string">
                  <text:p text:style-name="P93">Neugier</text:p>
                </table:table-cell>
                <table:table-cell table:style-name="Tabelle21.E2" office:value-type="string">
                  <text:p text:style-name="P126"/>
                </table:table-cell>
              </table:table-row>
              <table:table-row>
                <table:table-cell table:style-name="Tabelle21.A2" office:value-type="string">
                  <text:p text:style-name="P93">Gewandtheit</text:p>
                </table:table-cell>
                <table:table-cell table:style-name="Tabelle21.A2" office:value-type="string">
                  <text:p text:style-name="P126"/>
                </table:table-cell>
                <table:table-cell table:style-name="Tabelle21.A2" office:value-type="string">
                  <text:p text:style-name="P126"/>
                </table:table-cell>
                <table:table-cell table:style-name="Tabelle21.A2" office:value-type="string">
                  <text:p text:style-name="P93">Goldgier</text:p>
                </table:table-cell>
                <table:table-cell table:style-name="Tabelle21.E2" office:value-type="string">
                  <text:p text:style-name="P126"/>
                </table:table-cell>
              </table:table-row>
              <table:table-row>
                <table:table-cell table:style-name="Tabelle21.A2" office:value-type="string">
                  <text:p text:style-name="P93">Körperkraft</text:p>
                </table:table-cell>
                <table:table-cell table:style-name="Tabelle21.A2" office:value-type="string">
                  <text:p text:style-name="P126"/>
                </table:table-cell>
                <table:table-cell table:style-name="Tabelle21.A2" office:value-type="string">
                  <text:p text:style-name="P126"/>
                </table:table-cell>
                <table:table-cell table:style-name="Tabelle21.A2" office:value-type="string">
                  <text:p text:style-name="P93">Jähzorn</text:p>
                </table:table-cell>
                <table:table-cell table:style-name="Tabelle21.E2" office:value-type="string">
                  <text:p text:style-name="P126"/>
                </table:table-cell>
              </table:table-row>
            </table:table>
            <text:p text:style-name="P126"/>
            <text:p text:style-name="P63"/>
            <text:p text:style-name="P126"><text:span text:style-name="T12">Char-Gen</text:span><text:span text:style-name="T9">: Würfle </text:span><text:span text:style-name="T11">8</text:span><text:span text:style-name="T9"> x mit W6; streiche das schlechteste Ergebnis. Addiere 7 auf alle restlichen Ergebnisse. Verteile auf die </text:span><text:span text:style-name="T13">positiven</text:span><text:span text:style-name="T10"> </text:span><text:span text:style-name="T9">Eigenschaften.</text:span></text:p>
            <text:p text:style-name="P58">Würfle erneut 8x W6; streiche das beste Ergebnis. Addiere 1 auf alle restlichen Ergebnisse<text:span text:style-name="T14">. Verteile auf die </text:span><text:span text:style-name="T7">negativen</text:span> <text:span text:style-name="T14">Eigenschaften.</text:span></text:p>
            <text:p text:style-name="P43"/>
            <text:p text:style-name="P53"><text:span text:style-name="T1">Alter</text:span>: W<text:span text:style-name="T8">20</text:span>+W<text:span text:style-name="T8">20</text:span>+<text:span text:style-name="T8">13</text:span></text:p>
            <text:p text:style-name="P43"/>
            <text:p text:style-name="P48"/>
            <text:p text:style-name="P43"/>
            <text:p text:style-name="P43"><text:span text:style-name="T1">Probe</text:span>: Mit W20; Erfolgreich, wenn W20 &lt;= Eigenschaftswert.</text:p>
            <text:p text:style-name="P126"/>
          </table:table-cell>
        </table:table-row>
        <table:table-row>
          <table:table-cell table:style-name="Tabelle19.A1" office:value-type="string">
            <text:p text:style-name="P7">Hintergrund</text:p>
          </table:table-cell>
          <table:table-cell table:style-name="Tabelle19.A1" office:value-type="string">
            <text:p text:style-name="P13"/>
          </table:table-cell>
          <table:table-cell table:style-name="Tabelle19.A1" office:value-type="string">
            <text:p text:style-name="P13">Queste</text:p>
          </table:table-cell>
        </table:table-row>
        <table:table-row>
          <table:table-cell table:style-name="Tabelle19.A1" office:value-type="string">
            <text:p text:style-name="P115"><text:span text:style-name="T35">Alter </text:span>Söldner </text:p>
            <text:p text:style-name="P157">Viele Lenze hast du erlebt, und viele Winter. Die Knie tun weh, der Rücken auch und dein Schwert musst du inzwischen mit links führen, weil die Schulter so zwickt, Jetzt bist du alt und träumst von einem Haus am See, einer Partner*in und einem schönen Lebensabend. </text:p>
          </table:table-cell>
          <table:table-cell table:style-name="Tabelle19.A1" office:value-type="string">
            <text:p text:style-name="P102"/>
          </table:table-cell>
          <table:table-cell table:style-name="Tabelle19.A1" office:value-type="string">
            <text:p text:style-name="P102">Finde <text:span text:style-name="T35">eine wunderschöne Stelle mit Wasser und windgeschützt und … was auch immer du begehrst</text:span>.</text:p>
          </table:table-cell>
        </table:table-row>
      </table:table>
      <text:p text:style-name="P125"/>
      <text:p text:style-name="P124"/>
      <table:table table:name="Tabelle22" table:style-name="Tabelle22">
        <table:table-column table:style-name="Tabelle22.A"/>
        <table:table-column table:style-name="Tabelle22.B"/>
        <table:table-column table:style-name="Tabelle22.C"/>
        <table:table-row>
          <table:table-cell table:style-name="Tabelle22.A1" office:value-type="string">
            <text:p text:style-name="P73">Name: <text:line-break/></text:p>
            <text:p text:style-name="P88"><text:span text:style-name="T3">T</text:span><text:span text:style-name="T2">yp: </text:span></text:p>
            <text:p text:style-name="P68"/>
            <text:p text:style-name="P26"/>
            <table:table table:name="Tabelle23" table:style-name="Tabelle23">
              <table:table-column table:style-name="Tabelle23.A"/>
              <table:table-column table:style-name="Tabelle23.B" table:number-columns-repeated="2"/>
              <table:table-row>
                <table:table-cell table:style-name="Tabelle23.A1" office:value-type="string">
                  <text:p text:style-name="P19">Lebensenergie</text:p>
                </table:table-cell>
                <table:table-cell table:style-name="Tabelle23.A1" office:value-type="string">
                  <text:p text:style-name="P31">Astralpunkte</text:p>
                  <text:p text:style-name="P126"/>
                  <text:p text:style-name="P126"/>
                  <text:p text:style-name="P126"/>
                </table:table-cell>
                <table:table-cell table:style-name="Tabelle23.C1" office:value-type="string">
                  <text:p text:style-name="P26">Gold</text:p>
                </table:table-cell>
              </table:table-row>
            </table:table>
            <text:p text:style-name="P19"/>
            <text:p text:style-name="P19">Deine <text:span text:style-name="T15">Siebensachen</text:span>:</text:p>
            <text:p text:style-name="P19"/>
            <text:p text:style-name="P19"/>
            <text:p text:style-name="P19"/>
            <text:p text:style-name="P19"/>
            <text:p text:style-name="P19"/>
            <text:p text:style-name="P41">Zauber</text:p>
            <text:list text:style-name="L1">
              <text:list-item>
                <text:p text:style-name="P148">Heilkräfte der Natur, <text:span text:style-name="T18">heilt </text:span>15 LE (<text:span text:style-name="T18">5ASP</text:span>)</text:p>
              </text:list-item>
              <text:list-item>
                <text:p text:style-name="P149">Weg durch Sumus Leib, durch 10 <text:span text:style-name="T18">M</text:span>eilen Humus und Erz reisen und 5 <text:span text:style-name="T18">k</text:span>g Gepäck <text:span text:style-name="T18">(</text:span>10 ASP)</text:p>
              </text:list-item>
              <text:list-item>
                <text:p text:style-name="P149">Launen des Windes, <text:span text:style-name="T18">kann Wind herbeizaubern, Äste brechen (7 ASP)</text:span></text:p>
              </text:list-item>
            </text:list>
          </table:table-cell>
          <table:table-cell table:style-name="Tabelle22.A1" office:value-type="string">
            <text:p text:style-name="P2"/>
          </table:table-cell>
          <table:table-cell table:style-name="Tabelle22.A1" office:value-type="string">
            <table:table table:name="Tabelle24" table:style-name="Tabelle24">
              <table:table-column table:style-name="Tabelle24.A"/>
              <table:table-column table:style-name="Tabelle24.B"/>
              <table:table-column table:style-name="Tabelle24.C"/>
              <table:table-column table:style-name="Tabelle24.D"/>
              <table:table-column table:style-name="Tabelle24.E"/>
              <table:table-row>
                <table:table-cell table:style-name="Tabelle24.A1" office:value-type="string">
                  <text:p text:style-name="P93">POSITIV</text:p>
                </table:table-cell>
                <table:table-cell table:style-name="Tabelle24.A1" office:value-type="string">
                  <text:p text:style-name="P126"/>
                </table:table-cell>
                <table:table-cell table:style-name="Tabelle24.A1" office:value-type="string">
                  <text:p text:style-name="P126"/>
                </table:table-cell>
                <table:table-cell table:style-name="Tabelle24.A1" office:value-type="string">
                  <text:p text:style-name="P93">NEGATIV</text:p>
                </table:table-cell>
                <table:table-cell table:style-name="Tabelle24.E1" office:value-type="string">
                  <text:p text:style-name="P126"/>
                </table:table-cell>
              </table:table-row>
              <table:table-row>
                <table:table-cell table:style-name="Tabelle24.A2" office:value-type="string">
                  <text:p text:style-name="P93">Mut </text:p>
                </table:table-cell>
                <table:table-cell table:style-name="Tabelle24.A2" office:value-type="string">
                  <text:p text:style-name="P126"/>
                </table:table-cell>
                <table:table-cell table:style-name="Tabelle24.A2" office:value-type="string">
                  <text:p text:style-name="P126"/>
                </table:table-cell>
                <table:table-cell table:style-name="Tabelle24.A2" office:value-type="string">
                  <text:p text:style-name="P93">Aberglaube</text:p>
                </table:table-cell>
                <table:table-cell table:style-name="Tabelle24.E2" office:value-type="string">
                  <text:p text:style-name="P126"/>
                </table:table-cell>
              </table:table-row>
              <table:table-row>
                <table:table-cell table:style-name="Tabelle24.A2" office:value-type="string">
                  <text:p text:style-name="P93">Klugheit</text:p>
                </table:table-cell>
                <table:table-cell table:style-name="Tabelle24.A2" office:value-type="string">
                  <text:p text:style-name="P126"/>
                </table:table-cell>
                <table:table-cell table:style-name="Tabelle24.A2" office:value-type="string">
                  <text:p text:style-name="P126"/>
                </table:table-cell>
                <table:table-cell table:style-name="Tabelle24.A2" office:value-type="string">
                  <text:p text:style-name="P93">H<text:span text:style-name="T16">öhenangst</text:span></text:p>
                </table:table-cell>
                <table:table-cell table:style-name="Tabelle24.E2" office:value-type="string">
                  <text:p text:style-name="P126"/>
                </table:table-cell>
              </table:table-row>
              <table:table-row>
                <table:table-cell table:style-name="Tabelle24.A2" office:value-type="string">
                  <text:p text:style-name="P93">Intuition</text:p>
                </table:table-cell>
                <table:table-cell table:style-name="Tabelle24.A2" office:value-type="string">
                  <text:p text:style-name="P126"/>
                </table:table-cell>
                <table:table-cell table:style-name="Tabelle24.A2" office:value-type="string">
                  <text:p text:style-name="P126"/>
                </table:table-cell>
                <table:table-cell table:style-name="Tabelle24.A2" office:value-type="string">
                  <text:p text:style-name="P93">R<text:span text:style-name="T16">aumangst</text:span></text:p>
                </table:table-cell>
                <table:table-cell table:style-name="Tabelle24.E2" office:value-type="string">
                  <text:p text:style-name="P126"/>
                </table:table-cell>
              </table:table-row>
              <table:table-row>
                <table:table-cell table:style-name="Tabelle24.A2" office:value-type="string">
                  <text:p text:style-name="P93">Charisma</text:p>
                </table:table-cell>
                <table:table-cell table:style-name="Tabelle24.A2" office:value-type="string">
                  <text:p text:style-name="P126"/>
                </table:table-cell>
                <table:table-cell table:style-name="Tabelle24.A2" office:value-type="string">
                  <text:p text:style-name="P126"/>
                </table:table-cell>
                <table:table-cell table:style-name="Tabelle24.A2" office:value-type="string">
                  <text:p text:style-name="P93">T<text:span text:style-name="T16">otenangst</text:span></text:p>
                </table:table-cell>
                <table:table-cell table:style-name="Tabelle24.E2" office:value-type="string">
                  <text:p text:style-name="P126"/>
                </table:table-cell>
              </table:table-row>
              <table:table-row>
                <table:table-cell table:style-name="Tabelle24.A2" office:value-type="string">
                  <text:p text:style-name="P93">Fingerfertigkeit</text:p>
                </table:table-cell>
                <table:table-cell table:style-name="Tabelle24.A2" office:value-type="string">
                  <text:p text:style-name="P126"/>
                </table:table-cell>
                <table:table-cell table:style-name="Tabelle24.A2" office:value-type="string">
                  <text:p text:style-name="P126"/>
                </table:table-cell>
                <table:table-cell table:style-name="Tabelle24.A2" office:value-type="string">
                  <text:p text:style-name="P93">Neugier</text:p>
                </table:table-cell>
                <table:table-cell table:style-name="Tabelle24.E2" office:value-type="string">
                  <text:p text:style-name="P126"/>
                </table:table-cell>
              </table:table-row>
              <table:table-row>
                <table:table-cell table:style-name="Tabelle24.A2" office:value-type="string">
                  <text:p text:style-name="P93">Gewandtheit</text:p>
                </table:table-cell>
                <table:table-cell table:style-name="Tabelle24.A2" office:value-type="string">
                  <text:p text:style-name="P126"/>
                </table:table-cell>
                <table:table-cell table:style-name="Tabelle24.A2" office:value-type="string">
                  <text:p text:style-name="P126"/>
                </table:table-cell>
                <table:table-cell table:style-name="Tabelle24.A2" office:value-type="string">
                  <text:p text:style-name="P93">Goldgier</text:p>
                </table:table-cell>
                <table:table-cell table:style-name="Tabelle24.E2" office:value-type="string">
                  <text:p text:style-name="P126"/>
                </table:table-cell>
              </table:table-row>
              <table:table-row>
                <table:table-cell table:style-name="Tabelle24.A2" office:value-type="string">
                  <text:p text:style-name="P93">Körperkraft</text:p>
                </table:table-cell>
                <table:table-cell table:style-name="Tabelle24.A2" office:value-type="string">
                  <text:p text:style-name="P126"/>
                </table:table-cell>
                <table:table-cell table:style-name="Tabelle24.A2" office:value-type="string">
                  <text:p text:style-name="P126"/>
                </table:table-cell>
                <table:table-cell table:style-name="Tabelle24.A2" office:value-type="string">
                  <text:p text:style-name="P93">Jähzorn</text:p>
                </table:table-cell>
                <table:table-cell table:style-name="Tabelle24.E2" office:value-type="string">
                  <text:p text:style-name="P126"/>
                </table:table-cell>
              </table:table-row>
            </table:table>
            <text:p text:style-name="P126"/>
            <text:p text:style-name="P63"/>
            <text:p text:style-name="P126"><text:span text:style-name="T12">Char-Gen</text:span><text:span text:style-name="T9">: Würfle </text:span><text:span text:style-name="T11">8</text:span><text:span text:style-name="T9"> x mit W6; streiche das schlechteste Ergebnis. Addiere 7 auf alle restlichen Ergebnisse. Verteile auf die </text:span><text:span text:style-name="T13">positiven</text:span><text:span text:style-name="T10"> </text:span><text:span text:style-name="T9">Eigenschaften.</text:span></text:p>
            <text:p text:style-name="P58">Würfle erneut 8x W6; streiche das beste Ergebnis. Addiere 1 auf alle restlichen Ergebnisse<text:span text:style-name="T14">. Verteile auf die </text:span><text:span text:style-name="T7">negativen</text:span> <text:span text:style-name="T14">Eigenschaften.</text:span></text:p>
            <text:p text:style-name="P43"/>
            <text:p text:style-name="P53"><text:span text:style-name="T1">Alter</text:span>: W<text:span text:style-name="T8">20</text:span>+W<text:span text:style-name="T8">20</text:span>+<text:span text:style-name="T8">13</text:span></text:p>
            <text:p text:style-name="P43"/>
            <text:p text:style-name="P48"/>
            <text:p text:style-name="P43"/>
            <text:p text:style-name="P43"><text:span text:style-name="T1">Probe</text:span>: Mit W20; Erfolgreich, wenn W20 &lt;= Eigenschaftswert.</text:p>
            <text:p text:style-name="P126"/>
          </table:table-cell>
        </table:table-row>
        <table:table-row>
          <table:table-cell table:style-name="Tabelle22.A1" office:value-type="string">
            <text:p text:style-name="P7">Hintergrund</text:p>
          </table:table-cell>
          <table:table-cell table:style-name="Tabelle22.A1" office:value-type="string">
            <text:p text:style-name="P13"/>
          </table:table-cell>
          <table:table-cell table:style-name="Tabelle22.A1" office:value-type="string">
            <text:p text:style-name="P13">Queste</text:p>
          </table:table-cell>
        </table:table-row>
        <table:table-row>
          <table:table-cell table:style-name="Tabelle22.A1" office:value-type="string">
            <text:p text:style-name="P115"><text:span text:style-name="T33">Goldsucher, Zwerg</text:span></text:p>
            <text:p text:style-name="P156">Eine eigene Mine finden und selbst Steine rauskratzen, schöne Steiner, Gold oder gar Diamanten oder welche Edelsteine auch immer. </text:p>
          </table:table-cell>
          <table:table-cell table:style-name="Tabelle22.A1" office:value-type="string">
            <text:p text:style-name="P102"/>
          </table:table-cell>
          <table:table-cell table:style-name="Tabelle22.A1" office:value-type="string">
            <text:p text:style-name="P160">Gold, Gold, Gold! Finde einen Platz für eine Mine. Vielleicht kannst du auch jemanden überzeugen, zusammen zu schürfen.</text:p>
          </table:table-cell>
        </table:table-row>
      </table:table>
      <text:p text:style-name="P125"/>
      <text:p text:style-name="P127"/>
      <table:table table:name="Tabelle25" table:style-name="Tabelle25">
        <table:table-column table:style-name="Tabelle25.A"/>
        <table:table-column table:style-name="Tabelle25.B"/>
        <table:table-column table:style-name="Tabelle25.C"/>
        <table:table-row>
          <table:table-cell table:style-name="Tabelle25.A1" office:value-type="string">
            <text:p text:style-name="P74">Name: <text:line-break/></text:p>
            <text:p text:style-name="P89"><text:span text:style-name="T3">T</text:span><text:span text:style-name="T2">yp: </text:span><text:span text:style-name="T4">Hexe</text:span></text:p>
            <text:p text:style-name="P69"/>
            <text:p text:style-name="P27"/>
            <table:table table:name="Tabelle26" table:style-name="Tabelle26">
              <table:table-column table:style-name="Tabelle26.A"/>
              <table:table-column table:style-name="Tabelle26.B" table:number-columns-repeated="2"/>
              <table:table-row>
                <table:table-cell table:style-name="Tabelle26.A1" office:value-type="string">
                  <text:p text:style-name="P20">Lebensenergie</text:p>
                </table:table-cell>
                <table:table-cell table:style-name="Tabelle26.A1" office:value-type="string">
                  <text:p text:style-name="P32">Astralpunkte</text:p>
                  <text:p text:style-name="P128"/>
                  <text:p text:style-name="P128"/>
                  <text:p text:style-name="P128"/>
                </table:table-cell>
                <table:table-cell table:style-name="Tabelle26.C1" office:value-type="string">
                  <text:p text:style-name="P27">Gold</text:p>
                </table:table-cell>
              </table:table-row>
            </table:table>
            <text:p text:style-name="P20"/>
            <text:p text:style-name="P86">Deine Siebensachen:</text:p>
            <text:p text:style-name="P86"/>
            <text:p text:style-name="P86"/>
            <text:p text:style-name="P86"/>
            <text:p text:style-name="P118"/>
            <text:p text:style-name="P117"/>
            <table:table table:name="Tabelle32" table:style-name="Tabelle32">
              <table:table-column table:style-name="Tabelle32.A"/>
              <table:table-column table:style-name="Tabelle32.B"/>
              <table:table-column table:style-name="Tabelle32.C"/>
              <table:table-row>
                <table:table-cell table:style-name="Tabelle32.A1" office:value-type="string">
                  <text:p text:style-name="P17">Zauber</text:p>
                </table:table-cell>
                <table:table-cell table:style-name="Tabelle32.A1" office:value-type="string">
                  <text:p text:style-name="P131">Probe</text:p>
                </table:table-cell>
                <table:table-cell table:style-name="Tabelle32.C1" office:value-type="string">
                  <text:p text:style-name="P131"/>
                </table:table-cell>
              </table:table-row>
              <table:table-row>
                <table:table-cell table:style-name="Tabelle32.A2" office:value-type="string">
                  <text:p text:style-name="P83">Hexenspeichel</text:p>
                </table:table-cell>
                <table:table-cell table:style-name="Tabelle32.A2" office:value-type="string">
                  <text:p text:style-name="P141">IN CH FF</text:p>
                </table:table-cell>
                <table:table-cell table:style-name="Tabelle32.C2" office:value-type="string">
                  <text:p text:style-name="P131">5</text:p>
                </table:table-cell>
              </table:table-row>
              <table:table-row>
                <table:table-cell table:style-name="Tabelle32.A2" office:value-type="string">
                  <text:p text:style-name="P83">Grosse Gier</text:p>
                </table:table-cell>
                <table:table-cell table:style-name="Tabelle32.A2" office:value-type="string">
                  <text:p text:style-name="P131">KL IN CH</text:p>
                </table:table-cell>
                <table:table-cell table:style-name="Tabelle32.C2" office:value-type="string">
                  <text:p text:style-name="P141">1</text:p>
                </table:table-cell>
              </table:table-row>
              <table:table-row>
                <table:table-cell table:style-name="Tabelle32.A2" office:value-type="string">
                  <text:p text:style-name="P83">Krähenruf</text:p>
                </table:table-cell>
                <table:table-cell table:style-name="Tabelle32.A2" office:value-type="string">
                  <text:p text:style-name="P141">MU CH CH</text:p>
                </table:table-cell>
                <table:table-cell table:style-name="Tabelle32.C2" office:value-type="string">
                  <text:p text:style-name="P131">2</text:p>
                </table:table-cell>
              </table:table-row>
              <table:table-row>
                <table:table-cell table:style-name="Tabelle32.A2" office:value-type="string">
                  <text:p text:style-name="P83">Hexenholz</text:p>
                </table:table-cell>
                <table:table-cell table:style-name="Tabelle32.A2" office:value-type="string">
                  <text:p text:style-name="P141">KL IN GE</text:p>
                </table:table-cell>
                <table:table-cell table:style-name="Tabelle32.C2" office:value-type="string">
                  <text:p text:style-name="P141">2</text:p>
                </table:table-cell>
              </table:table-row>
              <table:table-row>
                <table:table-cell table:style-name="Tabelle32.A2" office:value-type="string">
                  <text:p text:style-name="P83">Hexenknoten</text:p>
                </table:table-cell>
                <table:table-cell table:style-name="Tabelle32.A2" office:value-type="string">
                  <text:p text:style-name="P141">KL IN GE</text:p>
                </table:table-cell>
                <table:table-cell table:style-name="Tabelle32.C2" office:value-type="string">
                  <text:p text:style-name="P141">0</text:p>
                </table:table-cell>
              </table:table-row>
              <table:table-row>
                <table:table-cell table:style-name="Tabelle32.A2" office:value-type="string">
                  <text:p text:style-name="P83">Harmlose Gestalt</text:p>
                </table:table-cell>
                <table:table-cell table:style-name="Tabelle32.A2" office:value-type="string">
                  <text:p text:style-name="P141">KL CH GE</text:p>
                </table:table-cell>
                <table:table-cell table:style-name="Tabelle32.C2" office:value-type="string">
                  <text:p text:style-name="P141">2</text:p>
                </table:table-cell>
              </table:table-row>
            </table:table>
            <text:p text:style-name="P109"/>
          </table:table-cell>
          <table:table-cell table:style-name="Tabelle25.A1" office:value-type="string">
            <text:p text:style-name="P3"/>
          </table:table-cell>
          <table:table-cell table:style-name="Tabelle25.A1" office:value-type="string">
            <table:table table:name="Tabelle27" table:style-name="Tabelle27">
              <table:table-column table:style-name="Tabelle27.A"/>
              <table:table-column table:style-name="Tabelle27.B"/>
              <table:table-column table:style-name="Tabelle27.C"/>
              <table:table-column table:style-name="Tabelle27.D"/>
              <table:table-column table:style-name="Tabelle27.E"/>
              <table:table-row>
                <table:table-cell table:style-name="Tabelle27.A1" office:value-type="string">
                  <text:p text:style-name="P94">POSITIV</text:p>
                </table:table-cell>
                <table:table-cell table:style-name="Tabelle27.A1" office:value-type="string">
                  <text:p text:style-name="P128"/>
                </table:table-cell>
                <table:table-cell table:style-name="Tabelle27.A1" office:value-type="string">
                  <text:p text:style-name="P128"/>
                </table:table-cell>
                <table:table-cell table:style-name="Tabelle27.A1" office:value-type="string">
                  <text:p text:style-name="P94">NEGATIV</text:p>
                </table:table-cell>
                <table:table-cell table:style-name="Tabelle27.E1" office:value-type="string">
                  <text:p text:style-name="P128"/>
                </table:table-cell>
              </table:table-row>
              <table:table-row>
                <table:table-cell table:style-name="Tabelle27.A2" office:value-type="string">
                  <text:p text:style-name="P94">Mut </text:p>
                </table:table-cell>
                <table:table-cell table:style-name="Tabelle27.A2" office:value-type="string">
                  <text:p text:style-name="P128"/>
                </table:table-cell>
                <table:table-cell table:style-name="Tabelle27.A2" office:value-type="string">
                  <text:p text:style-name="P128"/>
                </table:table-cell>
                <table:table-cell table:style-name="Tabelle27.A2" office:value-type="string">
                  <text:p text:style-name="P94">Aberglaube</text:p>
                </table:table-cell>
                <table:table-cell table:style-name="Tabelle27.E2" office:value-type="string">
                  <text:p text:style-name="P128"/>
                </table:table-cell>
              </table:table-row>
              <table:table-row>
                <table:table-cell table:style-name="Tabelle27.A2" office:value-type="string">
                  <text:p text:style-name="P94">Klugheit</text:p>
                </table:table-cell>
                <table:table-cell table:style-name="Tabelle27.A2" office:value-type="string">
                  <text:p text:style-name="P128"/>
                </table:table-cell>
                <table:table-cell table:style-name="Tabelle27.A2" office:value-type="string">
                  <text:p text:style-name="P128"/>
                </table:table-cell>
                <table:table-cell table:style-name="Tabelle27.A2" office:value-type="string">
                  <text:p text:style-name="P94">H<text:span text:style-name="T16">öhenangst</text:span></text:p>
                </table:table-cell>
                <table:table-cell table:style-name="Tabelle27.E2" office:value-type="string">
                  <text:p text:style-name="P128"/>
                </table:table-cell>
              </table:table-row>
              <table:table-row>
                <table:table-cell table:style-name="Tabelle27.A2" office:value-type="string">
                  <text:p text:style-name="P94">Intuition</text:p>
                </table:table-cell>
                <table:table-cell table:style-name="Tabelle27.A2" office:value-type="string">
                  <text:p text:style-name="P128"/>
                </table:table-cell>
                <table:table-cell table:style-name="Tabelle27.A2" office:value-type="string">
                  <text:p text:style-name="P128"/>
                </table:table-cell>
                <table:table-cell table:style-name="Tabelle27.A2" office:value-type="string">
                  <text:p text:style-name="P94">R<text:span text:style-name="T16">aumangst</text:span></text:p>
                </table:table-cell>
                <table:table-cell table:style-name="Tabelle27.E2" office:value-type="string">
                  <text:p text:style-name="P128"/>
                </table:table-cell>
              </table:table-row>
              <table:table-row>
                <table:table-cell table:style-name="Tabelle27.A2" office:value-type="string">
                  <text:p text:style-name="P94">Charisma</text:p>
                </table:table-cell>
                <table:table-cell table:style-name="Tabelle27.A2" office:value-type="string">
                  <text:p text:style-name="P128"/>
                </table:table-cell>
                <table:table-cell table:style-name="Tabelle27.A2" office:value-type="string">
                  <text:p text:style-name="P128"/>
                </table:table-cell>
                <table:table-cell table:style-name="Tabelle27.A2" office:value-type="string">
                  <text:p text:style-name="P94">T<text:span text:style-name="T16">otenangst</text:span></text:p>
                </table:table-cell>
                <table:table-cell table:style-name="Tabelle27.E2" office:value-type="string">
                  <text:p text:style-name="P128"/>
                </table:table-cell>
              </table:table-row>
              <table:table-row>
                <table:table-cell table:style-name="Tabelle27.A2" office:value-type="string">
                  <text:p text:style-name="P94">Fingerfertigkeit</text:p>
                </table:table-cell>
                <table:table-cell table:style-name="Tabelle27.A2" office:value-type="string">
                  <text:p text:style-name="P128"/>
                </table:table-cell>
                <table:table-cell table:style-name="Tabelle27.A2" office:value-type="string">
                  <text:p text:style-name="P128"/>
                </table:table-cell>
                <table:table-cell table:style-name="Tabelle27.A2" office:value-type="string">
                  <text:p text:style-name="P94">Neugier</text:p>
                </table:table-cell>
                <table:table-cell table:style-name="Tabelle27.E2" office:value-type="string">
                  <text:p text:style-name="P128"/>
                </table:table-cell>
              </table:table-row>
              <table:table-row>
                <table:table-cell table:style-name="Tabelle27.A2" office:value-type="string">
                  <text:p text:style-name="P94">Gewandtheit</text:p>
                </table:table-cell>
                <table:table-cell table:style-name="Tabelle27.A2" office:value-type="string">
                  <text:p text:style-name="P128"/>
                </table:table-cell>
                <table:table-cell table:style-name="Tabelle27.A2" office:value-type="string">
                  <text:p text:style-name="P128"/>
                </table:table-cell>
                <table:table-cell table:style-name="Tabelle27.A2" office:value-type="string">
                  <text:p text:style-name="P94">Goldgier</text:p>
                </table:table-cell>
                <table:table-cell table:style-name="Tabelle27.E2" office:value-type="string">
                  <text:p text:style-name="P128"/>
                </table:table-cell>
              </table:table-row>
              <table:table-row>
                <table:table-cell table:style-name="Tabelle27.A2" office:value-type="string">
                  <text:p text:style-name="P94">Körperkraft</text:p>
                </table:table-cell>
                <table:table-cell table:style-name="Tabelle27.A2" office:value-type="string">
                  <text:p text:style-name="P128"/>
                </table:table-cell>
                <table:table-cell table:style-name="Tabelle27.A2" office:value-type="string">
                  <text:p text:style-name="P128"/>
                </table:table-cell>
                <table:table-cell table:style-name="Tabelle27.A2" office:value-type="string">
                  <text:p text:style-name="P94">Jähzorn</text:p>
                </table:table-cell>
                <table:table-cell table:style-name="Tabelle27.E2" office:value-type="string">
                  <text:p text:style-name="P128"/>
                </table:table-cell>
              </table:table-row>
            </table:table>
            <text:p text:style-name="P128"/>
            <text:p text:style-name="P64"/>
            <text:p text:style-name="P128"><text:span text:style-name="T12">Char-Gen</text:span><text:span text:style-name="T9">: Würfle </text:span><text:span text:style-name="T11">8</text:span><text:span text:style-name="T9"> x mit W6; streiche das schlechteste Ergebnis. Addiere 7 auf alle restlichen Ergebnisse. Verteile auf die </text:span><text:span text:style-name="T13">positiven</text:span><text:span text:style-name="T10"> </text:span><text:span text:style-name="T9">Eigenschaften.</text:span></text:p>
            <text:p text:style-name="P59">Würfle erneut 8x W6; streiche das beste Ergebnis. Addiere 1 auf alle restlichen Ergebnisse<text:span text:style-name="T14">. Verteile auf die </text:span><text:span text:style-name="T7">negativen</text:span> <text:span text:style-name="T14">Eigenschaften.</text:span></text:p>
            <text:p text:style-name="P44"/>
            <text:p text:style-name="P54"><text:span text:style-name="T1">Alter</text:span>: W<text:span text:style-name="T8">20</text:span>+W<text:span text:style-name="T8">20</text:span>+<text:span text:style-name="T8">13</text:span></text:p>
            <text:p text:style-name="P44"/>
            <text:p text:style-name="P49"/>
            <text:p text:style-name="P44"/>
            <text:p text:style-name="P44"><text:span text:style-name="T1">Probe</text:span>: Mit W20; Erfolgreich, wenn W20 &lt;= Eigenschaftswert.</text:p>
            <text:p text:style-name="P128"/>
          </table:table-cell>
        </table:table-row>
        <table:table-row>
          <table:table-cell table:style-name="Tabelle25.A1" office:value-type="string">
            <text:p text:style-name="P9">Hintergrund</text:p>
            <text:p text:style-name="P153">Magier</text:p>
            <text:p text:style-name="P39"><text:span text:style-name="T19">Du </text:span><text:span text:style-name="T20">wurdest festgenommen. Ja, Du bist eine </text:span><text:span text:style-name="T21">Magier</text:span><text:span text:style-name="T20">, aber nein, Du hast nichts Böses getan. </text:span><text:span text:style-name="T21">Deine Magie wurde dir ausgebrannt und nun brennt in deinem Herzen Das Feuer der RACHE!</text:span><text:span text:style-name="T20"> zu leiden wie Du.</text:span></text:p>
          </table:table-cell>
          <table:table-cell table:style-name="Tabelle25.A1" office:value-type="string">
            <text:p text:style-name="P3"/>
          </table:table-cell>
          <table:table-cell table:style-name="Tabelle25.A1" office:value-type="string">
            <text:p text:style-name="P119">Queste</text:p>
            <text:p text:style-name="P147"><text:span text:style-name="T23">Z</text:span><text:span text:style-name="T22">ahle es „ihnen“ heim, allen Bannstrahlern, Prajos-Hochgeweihten, ALLEN!!</text:span></text:p>
          </table:table-cell>
        </table:table-row>
      </table:table>
      <text:p text:style-name="Text_20_body"/>
      <table:table table:name="Tabelle28" table:style-name="Tabelle28">
        <table:table-column table:style-name="Tabelle28.A"/>
        <table:table-column table:style-name="Tabelle28.B"/>
        <table:table-column table:style-name="Tabelle28.C"/>
        <table:table-row>
          <table:table-cell table:style-name="Tabelle28.A1" office:value-type="string">
            <text:p text:style-name="P75">Name: <text:line-break/></text:p>
            <text:p text:style-name="P90"><text:span text:style-name="T3">T</text:span><text:span text:style-name="T2">yp: </text:span></text:p>
            <text:p text:style-name="P70"/>
            <text:p text:style-name="P28"/>
            <table:table table:name="Tabelle29" table:style-name="Tabelle29">
              <table:table-column table:style-name="Tabelle29.A"/>
              <table:table-column table:style-name="Tabelle29.B" table:number-columns-repeated="2"/>
              <table:table-row>
                <table:table-cell table:style-name="Tabelle29.A1" office:value-type="string">
                  <text:p text:style-name="P21">Lebensenergie</text:p>
                </table:table-cell>
                <table:table-cell table:style-name="Tabelle29.A1" office:value-type="string">
                  <text:p text:style-name="P33">Astralpunkte</text:p>
                  <text:p text:style-name="P130"/>
                  <text:p text:style-name="P130"/>
                  <text:p text:style-name="P130"/>
                </table:table-cell>
                <table:table-cell table:style-name="Tabelle29.C1" office:value-type="string">
                  <text:p text:style-name="P28">Gold</text:p>
                </table:table-cell>
              </table:table-row>
            </table:table>
            <text:p text:style-name="P21"/>
            <text:p text:style-name="P21">Deine <text:span text:style-name="T15">Siebensachen</text:span>:</text:p>
            <text:list text:style-name="L2">
              <text:list-item>
                <text:p text:style-name="P150">Sehr bunte Kleidung</text:p>
              </text:list-item>
            </text:list>
            <text:p text:style-name="P35"/>
            <text:p text:style-name="P129"/>
            <text:p text:style-name="P129"/>
            <text:p text:style-name="P129"/>
            <text:p text:style-name="P136"/>
            <text:p text:style-name="P146"/>
            <table:table table:name="Tabelle33" table:style-name="Tabelle33">
              <table:table-column table:style-name="Tabelle33.A"/>
              <table:table-column table:style-name="Tabelle33.B"/>
              <table:table-column table:style-name="Tabelle33.C"/>
              <table:table-row>
                <table:table-cell table:style-name="Tabelle33.A1" office:value-type="string">
                  <text:p text:style-name="P82">Zauber</text:p>
                </table:table-cell>
                <table:table-cell table:style-name="Tabelle33.A1" office:value-type="string">
                  <text:p text:style-name="P135">Probe</text:p>
                </table:table-cell>
                <table:table-cell table:style-name="Tabelle33.C1" office:value-type="string">
                  <text:p text:style-name="P135"/>
                </table:table-cell>
              </table:table-row>
              <table:table-row>
                <table:table-cell table:style-name="Tabelle33.A2" office:value-type="string">
                  <text:p text:style-name="P85">Nackedei</text:p>
                </table:table-cell>
                <table:table-cell table:style-name="Tabelle33.A2" office:value-type="string">
                  <text:p text:style-name="P143">KL GE KK</text:p>
                </table:table-cell>
                <table:table-cell table:style-name="Tabelle33.C2" office:value-type="string">
                  <text:p text:style-name="P143">2</text:p>
                </table:table-cell>
              </table:table-row>
              <table:table-row>
                <table:table-cell table:style-name="Tabelle33.A2" office:value-type="string">
                  <text:p text:style-name="P85">Schelmenmaske</text:p>
                </table:table-cell>
                <table:table-cell table:style-name="Tabelle33.A2" office:value-type="string">
                  <text:p text:style-name="P143">IN CH GE</text:p>
                </table:table-cell>
                <table:table-cell table:style-name="Tabelle33.C2" office:value-type="string">
                  <text:p text:style-name="P135">-<text:span text:style-name="T24">3</text:span></text:p>
                </table:table-cell>
              </table:table-row>
              <table:table-row>
                <table:table-cell table:style-name="Tabelle33.A2" office:value-type="string">
                  <text:p text:style-name="P85">Lachkrampf</text:p>
                </table:table-cell>
                <table:table-cell table:style-name="Tabelle33.A2" office:value-type="string">
                  <text:p text:style-name="P143">CH CH FF</text:p>
                </table:table-cell>
                <table:table-cell table:style-name="Tabelle33.C2" office:value-type="string">
                  <text:p text:style-name="P143">3</text:p>
                </table:table-cell>
              </table:table-row>
              <table:table-row>
                <table:table-cell table:style-name="Tabelle33.A2" office:value-type="string">
                  <text:p text:style-name="P85">Koboldsgeschenk</text:p>
                </table:table-cell>
                <table:table-cell table:style-name="Tabelle33.A2" office:value-type="string">
                  <text:p text:style-name="P143">IN CH FF</text:p>
                </table:table-cell>
                <table:table-cell table:style-name="Tabelle33.C2" office:value-type="string">
                  <text:p text:style-name="P143">3</text:p>
                </table:table-cell>
              </table:table-row>
              <table:table-row>
                <table:table-cell table:style-name="Tabelle33.A2" office:value-type="string">
                  <text:p text:style-name="P78">Flimm Flamm Funkel, Licht ins Dunkel</text:p>
                </table:table-cell>
                <table:table-cell table:style-name="Tabelle33.A2" office:value-type="string">
                  <text:p text:style-name="P143">KL IN GE</text:p>
                </table:table-cell>
                <table:table-cell table:style-name="Tabelle33.C2" office:value-type="string">
                  <text:p text:style-name="P143">0</text:p>
                </table:table-cell>
              </table:table-row>
              <table:table-row>
                <table:table-cell table:style-name="Tabelle33.A2" office:value-type="string">
                  <text:p text:style-name="P82">Blitz dich find, werde blind</text:p>
                </table:table-cell>
                <table:table-cell table:style-name="Tabelle33.A2" office:value-type="string">
                  <text:p text:style-name="P143">MU KL CH</text:p>
                </table:table-cell>
                <table:table-cell table:style-name="Tabelle33.C2" office:value-type="string">
                  <text:p text:style-name="P143">0</text:p>
                </table:table-cell>
              </table:table-row>
              <table:table-row>
                <table:table-cell table:style-name="Tabelle33.A2" office:value-type="string">
                  <text:p text:style-name="P82"/>
                </table:table-cell>
                <table:table-cell table:style-name="Tabelle33.A2" office:value-type="string">
                  <text:p text:style-name="P135"/>
                </table:table-cell>
                <table:table-cell table:style-name="Tabelle33.C2" office:value-type="string">
                  <text:p text:style-name="P140"/>
                </table:table-cell>
              </table:table-row>
            </table:table>
            <text:p text:style-name="P38"/>
          </table:table-cell>
          <table:table-cell table:style-name="Tabelle28.A1" office:value-type="string">
            <text:p text:style-name="P4"/>
          </table:table-cell>
          <table:table-cell table:style-name="Tabelle28.A1" office:value-type="string">
            <table:table table:name="Tabelle30" table:style-name="Tabelle30">
              <table:table-column table:style-name="Tabelle30.A"/>
              <table:table-column table:style-name="Tabelle30.B"/>
              <table:table-column table:style-name="Tabelle30.C"/>
              <table:table-column table:style-name="Tabelle30.D"/>
              <table:table-column table:style-name="Tabelle30.E"/>
              <table:table-row>
                <table:table-cell table:style-name="Tabelle30.A1" office:value-type="string">
                  <text:p text:style-name="P95">POSITIV</text:p>
                </table:table-cell>
                <table:table-cell table:style-name="Tabelle30.A1" office:value-type="string">
                  <text:p text:style-name="P130"/>
                </table:table-cell>
                <table:table-cell table:style-name="Tabelle30.A1" office:value-type="string">
                  <text:p text:style-name="P130"/>
                </table:table-cell>
                <table:table-cell table:style-name="Tabelle30.A1" office:value-type="string">
                  <text:p text:style-name="P95">NEGATIV</text:p>
                </table:table-cell>
                <table:table-cell table:style-name="Tabelle30.E1" office:value-type="string">
                  <text:p text:style-name="P130"/>
                </table:table-cell>
              </table:table-row>
              <table:table-row>
                <table:table-cell table:style-name="Tabelle30.A2" office:value-type="string">
                  <text:p text:style-name="P95">Mut </text:p>
                </table:table-cell>
                <table:table-cell table:style-name="Tabelle30.A2" office:value-type="string">
                  <text:p text:style-name="P130"/>
                </table:table-cell>
                <table:table-cell table:style-name="Tabelle30.A2" office:value-type="string">
                  <text:p text:style-name="P130"/>
                </table:table-cell>
                <table:table-cell table:style-name="Tabelle30.A2" office:value-type="string">
                  <text:p text:style-name="P95">Aberglaube</text:p>
                </table:table-cell>
                <table:table-cell table:style-name="Tabelle30.E2" office:value-type="string">
                  <text:p text:style-name="P130"/>
                </table:table-cell>
              </table:table-row>
              <table:table-row>
                <table:table-cell table:style-name="Tabelle30.A2" office:value-type="string">
                  <text:p text:style-name="P95">Klugheit</text:p>
                </table:table-cell>
                <table:table-cell table:style-name="Tabelle30.A2" office:value-type="string">
                  <text:p text:style-name="P130"/>
                </table:table-cell>
                <table:table-cell table:style-name="Tabelle30.A2" office:value-type="string">
                  <text:p text:style-name="P130"/>
                </table:table-cell>
                <table:table-cell table:style-name="Tabelle30.A2" office:value-type="string">
                  <text:p text:style-name="P95">H<text:span text:style-name="T16">öhenangst</text:span></text:p>
                </table:table-cell>
                <table:table-cell table:style-name="Tabelle30.E2" office:value-type="string">
                  <text:p text:style-name="P130"/>
                </table:table-cell>
              </table:table-row>
              <table:table-row>
                <table:table-cell table:style-name="Tabelle30.A2" office:value-type="string">
                  <text:p text:style-name="P95">Intuition</text:p>
                </table:table-cell>
                <table:table-cell table:style-name="Tabelle30.A2" office:value-type="string">
                  <text:p text:style-name="P130"/>
                </table:table-cell>
                <table:table-cell table:style-name="Tabelle30.A2" office:value-type="string">
                  <text:p text:style-name="P130"/>
                </table:table-cell>
                <table:table-cell table:style-name="Tabelle30.A2" office:value-type="string">
                  <text:p text:style-name="P95">R<text:span text:style-name="T16">aumangst</text:span></text:p>
                </table:table-cell>
                <table:table-cell table:style-name="Tabelle30.E2" office:value-type="string">
                  <text:p text:style-name="P130"/>
                </table:table-cell>
              </table:table-row>
              <table:table-row>
                <table:table-cell table:style-name="Tabelle30.A2" office:value-type="string">
                  <text:p text:style-name="P95">Charisma</text:p>
                </table:table-cell>
                <table:table-cell table:style-name="Tabelle30.A2" office:value-type="string">
                  <text:p text:style-name="P130"/>
                </table:table-cell>
                <table:table-cell table:style-name="Tabelle30.A2" office:value-type="string">
                  <text:p text:style-name="P130"/>
                </table:table-cell>
                <table:table-cell table:style-name="Tabelle30.A2" office:value-type="string">
                  <text:p text:style-name="P95">T<text:span text:style-name="T16">otenangst</text:span></text:p>
                </table:table-cell>
                <table:table-cell table:style-name="Tabelle30.E2" office:value-type="string">
                  <text:p text:style-name="P130"/>
                </table:table-cell>
              </table:table-row>
              <table:table-row>
                <table:table-cell table:style-name="Tabelle30.A2" office:value-type="string">
                  <text:p text:style-name="P95">Fingerfertigkeit</text:p>
                </table:table-cell>
                <table:table-cell table:style-name="Tabelle30.A2" office:value-type="string">
                  <text:p text:style-name="P130"/>
                </table:table-cell>
                <table:table-cell table:style-name="Tabelle30.A2" office:value-type="string">
                  <text:p text:style-name="P130"/>
                </table:table-cell>
                <table:table-cell table:style-name="Tabelle30.A2" office:value-type="string">
                  <text:p text:style-name="P95">Neugier</text:p>
                </table:table-cell>
                <table:table-cell table:style-name="Tabelle30.E2" office:value-type="string">
                  <text:p text:style-name="P130"/>
                </table:table-cell>
              </table:table-row>
              <table:table-row>
                <table:table-cell table:style-name="Tabelle30.A2" office:value-type="string">
                  <text:p text:style-name="P95">Gewandtheit</text:p>
                </table:table-cell>
                <table:table-cell table:style-name="Tabelle30.A2" office:value-type="string">
                  <text:p text:style-name="P130"/>
                </table:table-cell>
                <table:table-cell table:style-name="Tabelle30.A2" office:value-type="string">
                  <text:p text:style-name="P130"/>
                </table:table-cell>
                <table:table-cell table:style-name="Tabelle30.A2" office:value-type="string">
                  <text:p text:style-name="P95">Goldgier</text:p>
                </table:table-cell>
                <table:table-cell table:style-name="Tabelle30.E2" office:value-type="string">
                  <text:p text:style-name="P130"/>
                </table:table-cell>
              </table:table-row>
              <table:table-row>
                <table:table-cell table:style-name="Tabelle30.A2" office:value-type="string">
                  <text:p text:style-name="P95">Körperkraft</text:p>
                </table:table-cell>
                <table:table-cell table:style-name="Tabelle30.A2" office:value-type="string">
                  <text:p text:style-name="P130"/>
                </table:table-cell>
                <table:table-cell table:style-name="Tabelle30.A2" office:value-type="string">
                  <text:p text:style-name="P130"/>
                </table:table-cell>
                <table:table-cell table:style-name="Tabelle30.A2" office:value-type="string">
                  <text:p text:style-name="P95">Jähzorn</text:p>
                </table:table-cell>
                <table:table-cell table:style-name="Tabelle30.E2" office:value-type="string">
                  <text:p text:style-name="P130"/>
                </table:table-cell>
              </table:table-row>
            </table:table>
            <text:p text:style-name="P130"/>
            <text:p text:style-name="P65"/>
            <text:p text:style-name="P130"><text:span text:style-name="T12">Char-Gen</text:span><text:span text:style-name="T9">: Würfle </text:span><text:span text:style-name="T11">8</text:span><text:span text:style-name="T9"> x mit W6; streiche das schlechteste Ergebnis. Addiere 7 auf alle restlichen Ergebnisse. Verteile auf die </text:span><text:span text:style-name="T13">positiven</text:span><text:span text:style-name="T10"> </text:span><text:span text:style-name="T9">Eigenschaften.</text:span></text:p>
            <text:p text:style-name="P60">Würfle erneut 8x W6; streiche das beste Ergebnis. Addiere 1 auf alle restlichen Ergebnisse<text:span text:style-name="T14">. Verteile auf die </text:span><text:span text:style-name="T7">negativen</text:span> <text:span text:style-name="T14">Eigenschaften.</text:span></text:p>
            <text:p text:style-name="P45"/>
            <text:p text:style-name="P55"><text:span text:style-name="T1">Alter</text:span>: W<text:span text:style-name="T8">20</text:span>+W<text:span text:style-name="T8">20</text:span>+<text:span text:style-name="T8">13</text:span></text:p>
            <text:p text:style-name="P45"/>
            <text:p text:style-name="P50"/>
            <text:p text:style-name="P45"/>
            <text:p text:style-name="P45"><text:span text:style-name="T1">Probe</text:span>: Mit W20; Erfolgreich, wenn W20 &lt;= Eigenschaftswert.</text:p>
            <text:p text:style-name="P130"/>
          </table:table-cell>
        </table:table-row>
        <table:table-row>
          <table:table-cell table:style-name="Tabelle28.A1" office:value-type="string">
            <text:p text:style-name="P8">Hintergrund</text:p>
          </table:table-cell>
          <table:table-cell table:style-name="Tabelle28.A1" office:value-type="string">
            <text:p text:style-name="P14"/>
          </table:table-cell>
          <table:table-cell table:style-name="Tabelle28.A1" office:value-type="string">
            <text:p text:style-name="P14">Queste</text:p>
          </table:table-cell>
        </table:table-row>
        <table:table-row>
          <table:table-cell table:style-name="Tabelle28.A1" office:value-type="string">
            <text:p text:style-name="P110">Schelm</text:p>
            <text:p text:style-name="P110">Das Leben treibt Dich herum. Hauptsache lustig.</text:p>
          </table:table-cell>
          <table:table-cell table:style-name="Tabelle28.A1" office:value-type="string">
            <text:p text:style-name="P98"/>
          </table:table-cell>
          <table:table-cell table:style-name="Tabelle28.A1" office:value-type="string">
            <text:p text:style-name="P104">Habe viel Spass mit den anderen :-)</text:p>
          </table:table-cell>
        </table:table-row>
      </table:table>
      <text:p text:style-name="P129"/>
      <text:p text:style-name="P137"/>
      <table:table table:name="Tabelle34" table:style-name="Tabelle34">
        <table:table-column table:style-name="Tabelle34.A"/>
        <table:table-column table:style-name="Tabelle34.B"/>
        <table:table-column table:style-name="Tabelle34.C"/>
        <table:table-row>
          <table:table-cell table:style-name="Tabelle34.A1" office:value-type="string">
            <text:p text:style-name="P76">Name: <text:line-break/></text:p>
            <text:p text:style-name="P91"><text:span text:style-name="T3">T</text:span><text:span text:style-name="T2">yp: </text:span><text:span text:style-name="T5">Zauberer</text:span></text:p>
            <text:p text:style-name="P71"/>
            <text:p text:style-name="P29"/>
            <table:table table:name="Tabelle35" table:style-name="Tabelle35">
              <table:table-column table:style-name="Tabelle35.A"/>
              <table:table-column table:style-name="Tabelle35.B" table:number-columns-repeated="2"/>
              <table:table-row>
                <table:table-cell table:style-name="Tabelle35.A1" office:value-type="string">
                  <text:p text:style-name="P22">Lebensenergie</text:p>
                </table:table-cell>
                <table:table-cell table:style-name="Tabelle35.A1" office:value-type="string">
                  <text:p text:style-name="P34">Astralpunkte</text:p>
                  <text:p text:style-name="P138"/>
                  <text:p text:style-name="P138"/>
                  <text:p text:style-name="P138"/>
                </table:table-cell>
                <table:table-cell table:style-name="Tabelle35.C1" office:value-type="string">
                  <text:p text:style-name="P29">Gold</text:p>
                </table:table-cell>
              </table:table-row>
            </table:table>
            <text:p text:style-name="P22"/>
            <text:p text:style-name="P22">Deine <text:span text:style-name="T15">Siebensachen</text:span>:</text:p>
            <text:p text:style-name="P36"/>
            <text:p text:style-name="P36"/>
            <text:p text:style-name="P136"/>
            <text:p text:style-name="P136"/>
            <text:p text:style-name="P136"/>
            <table:table table:name="Tabelle36" table:style-name="Tabelle36">
              <table:table-column table:style-name="Tabelle36.A"/>
              <table:table-column table:style-name="Tabelle36.B"/>
              <table:table-column table:style-name="Tabelle36.C"/>
              <table:table-row>
                <table:table-cell table:style-name="Tabelle36.A1" office:value-type="string">
                  <text:p text:style-name="P79">Zauber</text:p>
                </table:table-cell>
                <table:table-cell table:style-name="Tabelle36.A1" office:value-type="string">
                  <text:p text:style-name="P132">Probe</text:p>
                </table:table-cell>
                <table:table-cell table:style-name="Tabelle36.C1" office:value-type="string">
                  <text:p text:style-name="P132"/>
                </table:table-cell>
              </table:table-row>
              <table:table-row>
                <table:table-cell table:style-name="Tabelle36.A2" office:value-type="string">
                  <text:p text:style-name="P84">Ignifaxius Flammenstrahl</text:p>
                </table:table-cell>
                <table:table-cell table:style-name="Tabelle36.A2" office:value-type="string">
                  <text:p text:style-name="P142">KL GE FF</text:p>
                </table:table-cell>
                <table:table-cell table:style-name="Tabelle36.C2" office:value-type="string">
                  <text:p text:style-name="P132">-<text:span text:style-name="T24">3</text:span></text:p>
                </table:table-cell>
              </table:table-row>
              <table:table-row>
                <table:table-cell table:style-name="Tabelle36.A2" office:value-type="string">
                  <text:p text:style-name="P84">Ignifaxius Donnerkeil</text:p>
                </table:table-cell>
                <table:table-cell table:style-name="Tabelle36.A2" office:value-type="string">
                  <text:p text:style-name="P142">KK GE KK</text:p>
                </table:table-cell>
                <table:table-cell table:style-name="Tabelle36.C2" office:value-type="string">
                  <text:p text:style-name="P142">0</text:p>
                </table:table-cell>
              </table:table-row>
              <table:table-row>
                <table:table-cell table:style-name="Tabelle36.A2" office:value-type="string">
                  <text:p text:style-name="P84">Balsamabunde, heile Wunde</text:p>
                </table:table-cell>
                <table:table-cell table:style-name="Tabelle36.A2" office:value-type="string">
                  <text:p text:style-name="P142">KL IN CH</text:p>
                </table:table-cell>
                <table:table-cell table:style-name="Tabelle36.C2" office:value-type="string">
                  <text:p text:style-name="P142">2</text:p>
                </table:table-cell>
              </table:table-row>
              <table:table-row>
                <table:table-cell table:style-name="Tabelle36.A2" office:value-type="string">
                  <text:p text:style-name="P84">Armatrutz, Schild und Schutz</text:p>
                </table:table-cell>
                <table:table-cell table:style-name="Tabelle36.A2" office:value-type="string">
                  <text:p text:style-name="P142">IN GE KK</text:p>
                </table:table-cell>
                <table:table-cell table:style-name="Tabelle36.C2" office:value-type="string">
                  <text:p text:style-name="P142">3</text:p>
                </table:table-cell>
              </table:table-row>
              <table:table-row>
                <table:table-cell table:style-name="Tabelle36.A2" office:value-type="string">
                  <text:p text:style-name="P84">Odem Arcanaum Senserei</text:p>
                </table:table-cell>
                <table:table-cell table:style-name="Tabelle36.A2" office:value-type="string">
                  <text:p text:style-name="P142">KL IN CH</text:p>
                </table:table-cell>
                <table:table-cell table:style-name="Tabelle36.C2" office:value-type="string">
                  <text:p text:style-name="P142">3</text:p>
                </table:table-cell>
              </table:table-row>
              <table:table-row>
                <table:table-cell table:style-name="Tabelle36.A2" office:value-type="string">
                  <text:p text:style-name="P84">Foramen Foraminor, öffne dich, Tür und Tor</text:p>
                </table:table-cell>
                <table:table-cell table:style-name="Tabelle36.A2" office:value-type="string">
                  <text:p text:style-name="P142">KL KL FF</text:p>
                </table:table-cell>
                <table:table-cell table:style-name="Tabelle36.C2" office:value-type="string">
                  <text:p text:style-name="P142">0</text:p>
                </table:table-cell>
              </table:table-row>
              <table:table-row>
                <table:table-cell table:style-name="Tabelle36.A2" office:value-type="string">
                  <text:p text:style-name="P84">Ignipharo Feuerball</text:p>
                </table:table-cell>
                <table:table-cell table:style-name="Tabelle36.A2" office:value-type="string">
                  <text:p text:style-name="P142">MU GE KK</text:p>
                </table:table-cell>
                <table:table-cell table:style-name="Tabelle36.C2" office:value-type="string">
                  <text:p text:style-name="P139">-<text:span text:style-name="T24">7</text:span></text:p>
                </table:table-cell>
              </table:table-row>
            </table:table>
            <text:p text:style-name="P37"/>
          </table:table-cell>
          <table:table-cell table:style-name="Tabelle34.A1" office:value-type="string">
            <text:p text:style-name="P5"/>
          </table:table-cell>
          <table:table-cell table:style-name="Tabelle34.A1" office:value-type="string">
            <table:table table:name="Tabelle37" table:style-name="Tabelle37">
              <table:table-column table:style-name="Tabelle37.A"/>
              <table:table-column table:style-name="Tabelle37.B"/>
              <table:table-column table:style-name="Tabelle37.C"/>
              <table:table-column table:style-name="Tabelle37.D"/>
              <table:table-column table:style-name="Tabelle37.E"/>
              <table:table-row>
                <table:table-cell table:style-name="Tabelle37.A1" office:value-type="string">
                  <text:p text:style-name="P96">POSITIV</text:p>
                </table:table-cell>
                <table:table-cell table:style-name="Tabelle37.A1" office:value-type="string">
                  <text:p text:style-name="P138"/>
                </table:table-cell>
                <table:table-cell table:style-name="Tabelle37.A1" office:value-type="string">
                  <text:p text:style-name="P138"/>
                </table:table-cell>
                <table:table-cell table:style-name="Tabelle37.A1" office:value-type="string">
                  <text:p text:style-name="P96">NEGATIV</text:p>
                </table:table-cell>
                <table:table-cell table:style-name="Tabelle37.E1" office:value-type="string">
                  <text:p text:style-name="P138"/>
                </table:table-cell>
              </table:table-row>
              <table:table-row>
                <table:table-cell table:style-name="Tabelle37.A2" office:value-type="string">
                  <text:p text:style-name="P96">Mut </text:p>
                </table:table-cell>
                <table:table-cell table:style-name="Tabelle37.A2" office:value-type="string">
                  <text:p text:style-name="P138"/>
                </table:table-cell>
                <table:table-cell table:style-name="Tabelle37.A2" office:value-type="string">
                  <text:p text:style-name="P138"/>
                </table:table-cell>
                <table:table-cell table:style-name="Tabelle37.A2" office:value-type="string">
                  <text:p text:style-name="P96">Aberglaube</text:p>
                </table:table-cell>
                <table:table-cell table:style-name="Tabelle37.E2" office:value-type="string">
                  <text:p text:style-name="P138"/>
                </table:table-cell>
              </table:table-row>
              <table:table-row>
                <table:table-cell table:style-name="Tabelle37.A2" office:value-type="string">
                  <text:p text:style-name="P96">Klugheit</text:p>
                </table:table-cell>
                <table:table-cell table:style-name="Tabelle37.A2" office:value-type="string">
                  <text:p text:style-name="P138"/>
                </table:table-cell>
                <table:table-cell table:style-name="Tabelle37.A2" office:value-type="string">
                  <text:p text:style-name="P138"/>
                </table:table-cell>
                <table:table-cell table:style-name="Tabelle37.A2" office:value-type="string">
                  <text:p text:style-name="P96">H<text:span text:style-name="T16">öhenangst</text:span></text:p>
                </table:table-cell>
                <table:table-cell table:style-name="Tabelle37.E2" office:value-type="string">
                  <text:p text:style-name="P138"/>
                </table:table-cell>
              </table:table-row>
              <table:table-row>
                <table:table-cell table:style-name="Tabelle37.A2" office:value-type="string">
                  <text:p text:style-name="P96">Intuition</text:p>
                </table:table-cell>
                <table:table-cell table:style-name="Tabelle37.A2" office:value-type="string">
                  <text:p text:style-name="P138"/>
                </table:table-cell>
                <table:table-cell table:style-name="Tabelle37.A2" office:value-type="string">
                  <text:p text:style-name="P138"/>
                </table:table-cell>
                <table:table-cell table:style-name="Tabelle37.A2" office:value-type="string">
                  <text:p text:style-name="P96">R<text:span text:style-name="T16">aumangst</text:span></text:p>
                </table:table-cell>
                <table:table-cell table:style-name="Tabelle37.E2" office:value-type="string">
                  <text:p text:style-name="P138"/>
                </table:table-cell>
              </table:table-row>
              <table:table-row>
                <table:table-cell table:style-name="Tabelle37.A2" office:value-type="string">
                  <text:p text:style-name="P96">Charisma</text:p>
                </table:table-cell>
                <table:table-cell table:style-name="Tabelle37.A2" office:value-type="string">
                  <text:p text:style-name="P138"/>
                </table:table-cell>
                <table:table-cell table:style-name="Tabelle37.A2" office:value-type="string">
                  <text:p text:style-name="P138"/>
                </table:table-cell>
                <table:table-cell table:style-name="Tabelle37.A2" office:value-type="string">
                  <text:p text:style-name="P96">T<text:span text:style-name="T16">otenangst</text:span></text:p>
                </table:table-cell>
                <table:table-cell table:style-name="Tabelle37.E2" office:value-type="string">
                  <text:p text:style-name="P138"/>
                </table:table-cell>
              </table:table-row>
              <table:table-row>
                <table:table-cell table:style-name="Tabelle37.A2" office:value-type="string">
                  <text:p text:style-name="P96">Fingerfertigkeit</text:p>
                </table:table-cell>
                <table:table-cell table:style-name="Tabelle37.A2" office:value-type="string">
                  <text:p text:style-name="P138"/>
                </table:table-cell>
                <table:table-cell table:style-name="Tabelle37.A2" office:value-type="string">
                  <text:p text:style-name="P138"/>
                </table:table-cell>
                <table:table-cell table:style-name="Tabelle37.A2" office:value-type="string">
                  <text:p text:style-name="P96">Neugier</text:p>
                </table:table-cell>
                <table:table-cell table:style-name="Tabelle37.E2" office:value-type="string">
                  <text:p text:style-name="P138"/>
                </table:table-cell>
              </table:table-row>
              <table:table-row>
                <table:table-cell table:style-name="Tabelle37.A2" office:value-type="string">
                  <text:p text:style-name="P96">Gewandtheit</text:p>
                </table:table-cell>
                <table:table-cell table:style-name="Tabelle37.A2" office:value-type="string">
                  <text:p text:style-name="P138"/>
                </table:table-cell>
                <table:table-cell table:style-name="Tabelle37.A2" office:value-type="string">
                  <text:p text:style-name="P138"/>
                </table:table-cell>
                <table:table-cell table:style-name="Tabelle37.A2" office:value-type="string">
                  <text:p text:style-name="P96">Goldgier</text:p>
                </table:table-cell>
                <table:table-cell table:style-name="Tabelle37.E2" office:value-type="string">
                  <text:p text:style-name="P138"/>
                </table:table-cell>
              </table:table-row>
              <table:table-row>
                <table:table-cell table:style-name="Tabelle37.A2" office:value-type="string">
                  <text:p text:style-name="P96">Körperkraft</text:p>
                </table:table-cell>
                <table:table-cell table:style-name="Tabelle37.A2" office:value-type="string">
                  <text:p text:style-name="P138"/>
                </table:table-cell>
                <table:table-cell table:style-name="Tabelle37.A2" office:value-type="string">
                  <text:p text:style-name="P138"/>
                </table:table-cell>
                <table:table-cell table:style-name="Tabelle37.A2" office:value-type="string">
                  <text:p text:style-name="P96">Jähzorn</text:p>
                </table:table-cell>
                <table:table-cell table:style-name="Tabelle37.E2" office:value-type="string">
                  <text:p text:style-name="P138"/>
                </table:table-cell>
              </table:table-row>
            </table:table>
            <text:p text:style-name="P138"/>
            <text:p text:style-name="P66"/>
            <text:p text:style-name="P138"><text:span text:style-name="T12">Char-Gen</text:span><text:span text:style-name="T9">: Würfle </text:span><text:span text:style-name="T11">8</text:span><text:span text:style-name="T9"> x mit W6; streiche das schlechteste Ergebnis. Addiere 7 auf alle restlichen Ergebnisse. Verteile auf die </text:span><text:span text:style-name="T13">positiven</text:span><text:span text:style-name="T10"> </text:span><text:span text:style-name="T9">Eigenschaften.</text:span></text:p>
            <text:p text:style-name="P61">Würfle erneut 8x W6; streiche das beste Ergebnis. Addiere 1 auf alle restlichen Ergebnisse<text:span text:style-name="T14">. Verteile auf die </text:span><text:span text:style-name="T7">negativen</text:span> <text:span text:style-name="T14">Eigenschaften.</text:span></text:p>
            <text:p text:style-name="P46"/>
            <text:p text:style-name="P56"><text:span text:style-name="T1">Alter</text:span>: W<text:span text:style-name="T8">20</text:span>+W<text:span text:style-name="T8">20</text:span>+<text:span text:style-name="T8">13</text:span></text:p>
            <text:p text:style-name="P46"/>
            <text:p text:style-name="P51"/>
            <text:p text:style-name="P46"/>
            <text:p text:style-name="P46"><text:span text:style-name="T1">Probe</text:span>: Mit W20; Erfolgreich, wenn W20 &lt;= Eigenschaftswert.</text:p>
            <text:p text:style-name="P138"/>
          </table:table-cell>
        </table:table-row>
        <table:table-row>
          <table:table-cell table:style-name="Tabelle34.A1" office:value-type="string">
            <text:p text:style-name="P10">Hintergrund</text:p>
          </table:table-cell>
          <table:table-cell table:style-name="Tabelle34.A1" office:value-type="string">
            <text:p text:style-name="P15"/>
          </table:table-cell>
          <table:table-cell table:style-name="Tabelle34.A1" office:value-type="string">
            <text:p text:style-name="P15">Queste</text:p>
          </table:table-cell>
        </table:table-row>
        <table:table-row>
          <table:table-cell table:style-name="Tabelle34.A1" office:value-type="string">
            <text:p text:style-name="P163"><text:span text:style-name="T34">Hexe</text:span></text:p>
            <text:p text:style-name="P163">Magische Artefakte liebst Du. Du brauchst so viele wie möglich, eigentlich alle.</text:p>
          </table:table-cell>
          <table:table-cell table:style-name="Tabelle34.A1" office:value-type="string">
            <text:p text:style-name="P99"/>
          </table:table-cell>
          <table:table-cell table:style-name="Tabelle34.A1" office:value-type="string">
            <text:p text:style-name="P105">Reisse Dir alles Magische unter <text:span text:style-name="T25">den Nagel</text:span>, was nicht niet- und nagelfest ist.</text:p>
          </table:table-cell>
        </table:table-row>
      </table:table>
      <text:p text:style-name="P1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UI Gothic" svg:font-family="'MS UI Gothi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MS UI Gothic"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MS UI Gothic"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03T19:17:38.717000000</meta:creation-date>
    <dc:date>2024-10-19T00:10:24.825000000</dc:date>
    <meta:editing-duration>PT4H30M1S</meta:editing-duration>
    <meta:editing-cycles>95</meta:editing-cycles>
    <meta:generator>LibreOffice/7.5.5.2$Windows_X86_64 LibreOffice_project/ca8fe7424262805f223b9a2334bc7181abbcbf5e</meta:generator>
    <meta:document-statistic meta:table-count="36" meta:image-count="0" meta:object-count="0" meta:page-count="10" meta:paragraph-count="414" meta:word-count="1446" meta:character-count="9702" meta:non-whitespace-character-count="8626"/>
  </office:meta>
</office:document-meta>
</file>